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8pt" style:font-size-asian="18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Ego sum Alpha et Omega.</text:p>
      <text:p text:style-name="P1"><text:s/>Heb dalleth na diwedhva</text:p>
      <text:p text:style-name="P1"><text:s/>pur wir my yw,</text:p>
      <text:p text:style-name="P1"><text:s/>omma a-ji dhe'n kloudys,</text:p>
      <text:p text:style-name="P1"><text:s/>war fas an dowr yn sertan,</text:p>
      <text:p text:style-name="P1"><text:s/>tri ferson yn unn dywses</text:p>
      <text:p text:style-name="P1"><text:s/>ow kesreynya bys vykken</text:p>
      <text:p text:style-name="P1"><text:s/>yn meur enor ha vertu.</text:p>
      <text:p text:style-name="P1"><text:s/>My ha'w Mab ha'n Spyrys Sans,</text:p>
      <text:p text:style-name="P1"><text:s/>tri yth on yn unn substans,</text:p>
      <text:p text:style-name="P1"><text:s/>komprehendys yn unn Dyw.</text:p>
      <text:p text:style-name="P1"></text:p>
      <text:p text:style-name="P1"></text:p>
      <text:p text:style-name="P1"><text:s/>My yw henwys Dyw an Tas,</text:p>
      <text:p text:style-name="P1"><text:s/>ollgalloesek dres pub tra.</text:p>
      <text:p text:style-name="P1"><text:s/>Skon y fydh gwrys der ow ras</text:p>
      <text:p text:style-name="P1"><text:s/>nev, plas rial dhe'm trigva,</text:p>
      <text:p text:style-name="P1"><text:s/>ha'w thron-sedha ow bodh yw</text:p>
      <text:p text:style-name="P1"><text:s/>may fo henna.</text:p>
      <text:p text:style-name="P1"><text:s/>Ha'n nor ynwedh a-woeles</text:p>
      <text:p text:style-name="P1"><text:s/>skon orth kompas a vydh gwrys.</text:p>
      <text:p text:style-name="P1"><text:s/>Honna a vydh ow skavell droes</text:p>
      <text:p text:style-name="P1"><text:s/>rag ow plesour pup-prys,</text:p>
      <text:p text:style-name="P1"><text:s/>ha dhe'm enor maga ta.</text:p>
      <text:p text:style-name="P1"><text:s/>Nev omma yw gwrys genev,</text:p>
      <text:p text:style-name="P1"><text:s/>orth ow dywses yn sertan.</text:p>
      <text:p text:style-name="P1"><text:s/>Hag ynni y fydh gorrys</text:p>
      <text:p text:style-name="P1"><text:s/>neb a'm gordh gans joy ha kan.</text:p>
      <text:p text:style-name="P1"><text:s/>Naw ordyr eledh gloryus</text:p>
      <text:p text:style-name="P1"><text:s/>i a vydh, rial ha splann,</text:p>
      <text:p text:style-name="P1"><text:s/>kannasow dhymm dannvenys</text:p>
      <text:p text:style-name="P1"><text:s/>rag ow servya bys vykken.</text:p>
      <text:p text:style-name="P1"><text:s/>My a vynn may fons nevra.</text:p>
      <text:p text:style-name="P1"></text:p>
      <text:p text:style-name="P1"><text:soft-page-break/></text:p>
      <text:p text:style-name="P1"><text:s/>Lemmyn pub Ordyr dh'y se</text:p>
      <text:p text:style-name="P1"><text:s/>my a vynn may fo gorrys,</text:p>
      <text:p text:style-name="P1"><text:s/>ha pub onan dh'y dhegre</text:p>
      <text:p text:style-name="P1"><text:s/>a vydh gorrys dhe'm servis</text:p>
      <text:p text:style-name="P1"><text:s/>pan vynnav vy kommondya.</text:p>
      <text:p text:style-name="P1"><text:s/>Omma nessa dhe'm tron vy</text:p>
      <text:p text:style-name="P1"><text:s/>an kynsa tri a vydh gwrys.</text:p>
      <text:p text:style-name="P1"><text:s/>Cherubyn, an ughella</text:p>
      <text:p text:style-name="P1"><text:s/>ty a vydh. Deus a-rag uskis;</text:p>
      <text:p text:style-name="P1"><text:s/>Serafyn, ynwedh Tronys.</text:p>
      <text:p text:style-name="P1"><text:s/>Ow gordhya oll hwi a wra,</text:p>
      <text:p text:style-name="P1"><text:s/>par dell yw ow bodh nevra,</text:p>
      <text:p text:style-name="P1"><text:s/>omma pub prys.</text:p>
      <text:p text:style-name="P1"><text:s/>Ha ty, Lusifer golow,</text:p>
      <text:p text:style-name="P1"><text:s/>yndella yw dha hanow.</text:p>
      <text:p text:style-name="P1"><text:s/>'Ugh pub el ty a ese'</text:p>
      <text:p text:style-name="P1"></text:p>
      <text:p text:style-name="P1"></text:p>
      <text:p text:style-name="P1"><text:s/>An kynsa Ordyr ty yw.</text:p>
      <text:p text:style-name="P1"><text:s/>Gwayt ow gordhya war bub tu,</text:p>
      <text:p text:style-name="P1"><text:s/>dhiso jy par dell goettha.</text:p>
      <text:p text:style-name="P1"><text:s/>Y'n sekond degre y fydh gwrys</text:p>
      <text:p text:style-name="P1"><text:s/>tri Ordyr moy, yn sertan.</text:p>
      <text:p text:style-name="P1"><text:s/>Deus a-rag dhymm, Prynsipatys.</text:p>
      <text:p text:style-name="P1"><text:s/>Ty a 'sedh omma poran,</text:p>
      <text:p text:style-name="P1"><text:s/>Potestas y'n barth arall,</text:p>
      <text:p text:style-name="P1"><text:s/>Domynashyon y'n tu ma,</text:p>
      <text:p text:style-name="P1"><text:s/>ow praysya hag ow lawdya</text:p>
      <text:p text:style-name="P1"><text:s/>dhe'm hanow nevra heb gil.</text:p>
      <text:p text:style-name="P1"><text:s/>A'n tressa degre a-woeles</text:p>
      <text:p text:style-name="P1"><text:s/>my a wra tri Ordyr moy.</text:p>
      <text:p text:style-name="P1"><text:s/>Argheledh, Ordyr pur vras,</text:p>
      <text:p text:style-name="P1"><text:s/>dewgh a-rag omma dhe vy,</text:p>
      <text:p text:style-name="P1"><text:soft-page-break/><text:s/>ha Vertutys kekeffrys.</text:p>
      <text:p text:style-name="P1"><text:s/></text:p>
      <text:p text:style-name="P1"><text:s/>Ha'n eledh, y'n barth dheghow</text:p>
      <text:p text:style-name="P1"><text:s/>hwi a 'sedh omma heb gow.</text:p>
      <text:p text:style-name="P1"><text:s/>Dhymm y fydhowgh kannasow,</text:p>
      <text:p text:style-name="P1"><text:s/>hag a wrewgh ow arghadow</text:p>
      <text:p text:style-name="P1"><text:s/>gans joy bras ha kan pub prys.</text:p>
      <text:p text:style-name="P1"><text:s/>Lemmyn pan yw dhymmo gwrys</text:p>
      <text:p text:style-name="P1"><text:s/>nev ha nor orth bodh ow brys,</text:p>
      <text:p text:style-name="P1"><text:s/>ha'n naw ordyr kollenwys</text:p>
      <text:p text:style-name="P1"><text:s/>ha'n kynsa jorna spedys,</text:p>
      <text:p text:style-name="P1"><text:s/>my a's soen gans ow ganow,</text:p>
      <text:p text:style-name="P1"></text:p>
      <text:p text:style-name="P1"></text:p>
      <text:p text:style-name="P1"><text:s/>hag a vynn diyskynna</text:p>
      <text:p text:style-name="P1"><text:s/>dhe'n nor yn-dann an kloudys,</text:p>
      <text:p text:style-name="P1"><text:s/>hag ow bodh guthyl ena</text:p>
      <text:p text:style-name="P1"><text:s/>my a vynn, may fo gwelys</text:p>
      <text:p text:style-name="P1"><text:s/>ow bosa Dyw heb parow.</text:p>
      <text:p text:style-name="P1"><text:s/>Lemmyn y'n sekond jorna</text:p>
      <text:p text:style-name="P1"><text:s/>gwrav Braster a-dhesempis.</text:p>
      <text:p text:style-name="P1"><text:s/>Y'n ebrenn eus a-wartha</text:p>
      <text:p text:style-name="P1"><text:s/>my a vynn bos golow gwrys</text:p>
      <text:p text:style-name="P1"><text:s/>hag ynwedh bos diberthva</text:p>
      <text:p text:style-name="P1"><text:s/>sur ynter an jydh ha'n nos.</text:p>
      <text:p text:style-name="P1"><text:s/>Ny fyll dhymm konduk a dra</text:p>
      <text:p text:style-name="P1"><text:s/>war an bys der ow galloes.</text:p>
      <text:p text:style-name="P1"><text:s/>An mor bras yn kott termyn</text:p>
      <text:p text:style-name="P1"><text:s/>a-dro dhe'm tir a vydh dres,</text:p>
      <text:p text:style-name="P1"><text:s/>rag y witha pur ylyn</text:p>
      <text:p text:style-name="P1"><text:s/>orth harlotri prest pub prys.</text:p>
      <text:p text:style-name="P1"></text:p>
      <text:p text:style-name="P1"></text:p>
      <text:p text:style-name="P1"><text:s/>An tressa dydh my a wra</text:p>
      <text:p text:style-name="P1"><text:soft-page-break/><text:s/>dhe'n gwydh sevel yn-ban,</text:p>
      <text:p text:style-name="P1"><text:s/>ha doen delyow teg ha da</text:p>
      <text:p text:style-name="P1"><text:s/>ha flourys hweg, yn sertan.</text:p>
      <text:p text:style-name="P1"><text:s/>Ow bolonjedh yw henna,</text:p>
      <text:p text:style-name="P1"><text:s/>may tokkons ynna pur splann</text:p>
      <text:p text:style-name="P1"><text:s/>frutys dhe'm bodh, rag maga</text:p>
      <text:p text:style-name="P1"><text:s/>seul a dheg bywnans hogen.</text:p>
      <text:p text:style-name="P1"><text:s/>Y'n peswara dydh bydh gwrys</text:p>
      <text:p text:style-name="P1"><text:s/>an howl ha'n loer yn tevri,</text:p>
      <text:p text:style-name="P1"><text:s/>ha'n ster ynwedh kekeffrys,</text:p>
      <text:p text:style-name="P1"><text:s/>rag gul golow vynari.</text:p>
      <text:p text:style-name="P1"><text:s/>An re ma yw fin gonedhys.</text:p>
      <text:p text:style-name="P1"><text:s/>Ow bennath y rov dhedha.</text:p>
      <text:p text:style-name="P1"><text:s/>Y'n pympes dydh, orth ow brys,</text:p>
      <text:p text:style-name="P1"><text:s/>an puskes, heb falladow,</text:p>
      <text:p text:style-name="P1"><text:s/>hag oll an ydhyn keffrys,</text:p>
      <text:p text:style-name="P1"><text:s/>my a's gwra dhe'm plegadow,</text:p>
      <text:p text:style-name="P1"><text:s/>hag oll an bestes y'n bys,</text:p>
      <text:p text:style-name="P1"><text:s/>gans pryves a bub sortow.</text:p>
      <text:p text:style-name="P1"><text:s/>An re ma yw oll teg gwrys.</text:p>
      <text:p text:style-name="P1"><text:s/>My a's soen warbarth, heb gow.</text:p>
      <text:p text:style-name="P1"></text:p>
      <text:p text:style-name="P1"><text:s/>Peace, I say, oll eledh nev!</text:p>
      <text:p text:style-name="P1"><text:s/>Goslowewgh dhe vy lemmyn!</text:p>
      <text:p text:style-name="P1"><text:s/>Krysewgh ow bosa pryns krev,</text:p>
      <text:p text:style-name="P1"><text:s/>hag ynwedh dhy'hwi chyften,</text:p>
      <text:p text:style-name="P1"><text:s/>byghan ha bras.</text:p>
      <text:p text:style-name="P1"></text:p>
      <text:p text:style-name="P1"></text:p>
      <text:p text:style-name="P1"><text:s/>Lusifer yw ow hanow,</text:p>
      <text:p text:style-name="P1"><text:s/>pennsevik yn nev omma.</text:p>
      <text:p text:style-name="P1"><text:s/>Ow howetha yw tanow.</text:p>
      <text:p text:style-name="P1"><text:s/>hwi a woer yn ta henna,</text:p>
      <text:p text:style-name="P1"><text:s/>ow bosav gwell es an Tas.</text:p>
      <text:p text:style-name="P1"><text:soft-page-break/><text:s/>My yw lantern nev, ywis</text:p>
      <text:p text:style-name="P1"><text:s/>avel tan ow kolowi,</text:p>
      <text:p text:style-name="P1"><text:s/>moy splanna es an Drynses.</text:p>
      <text:p text:style-name="P1"><text:s/>Henna degewgh hwi dustuni,</text:p>
      <text:p text:style-name="P1"><text:s/>ow bosav pryns pur loryus.</text:p>
      <text:p text:style-name="P1"><text:s/>Oll gans owr ow terlentri</text:p>
      <text:p text:style-name="P1"><text:s/>yth esov, heb dout y'n kas.</text:p>
      <text:p text:style-name="P1"><text:s/>Splanna es an howl devri,</text:p>
      <text:p text:style-name="P1"><text:s/>hwi a yll warbarth gweles</text:p>
      <text:p text:style-name="P1"><text:s/>ow bosav, sertan pub prys.</text:p>
      <text:p text:style-name="P1"><text:s/>Ny vynnav orth el namoy</text:p>
      <text:p text:style-name="P1"></text:p>
      <text:p text:style-name="P1"></text:p>
      <text:p text:style-name="P1"><text:s/>dos dhe'm stat marnas my.</text:p>
      <text:p text:style-name="P1"><text:s/>Henna yw ow thowl, devri.</text:p>
      <text:p text:style-name="P1"><text:s/>Maga fras ov avel Dyw.</text:p>
      <text:p text:style-name="P1"><text:s/>My a gommond war bub tu</text:p>
      <text:p text:style-name="P1"><text:s/>myns eus yn nev dhe'm gordhya.</text:p>
      <text:p text:style-name="P1"><text:s/>Eledh oll, hwi a glywas,</text:p>
      <text:p text:style-name="P1"><text:s/>pandr'a gewsowgh dhymm lemmyn?</text:p>
      <text:p text:style-name="P1"><text:s/>Dell nag o'ma polat bras?</text:p>
      <text:p text:style-name="P1"><text:s/>Gorthybewgh hwi oll, pub onan.</text:p>
      <text:p text:style-name="P1"><text:s/>Hwi a woer pyth o'ma.</text:p>
      <text:p text:style-name="P1"><text:s/>An Tas gallas alemma.</text:p>
      <text:p text:style-name="P1"><text:s/>My a dewl ny dheu omma</text:p>
      <text:p text:style-name="P1"><text:s/>bys vykken mara kallav.</text:p>
      <text:p text:style-name="P1"></text:p>
      <text:p text:style-name="P1"><text:s/>Lusifer, ty yw henna</text:p>
      <text:p text:style-name="P1"><text:s/>sur a bass myns eus yn nev.</text:p>
      <text:p text:style-name="P1"><text:s/>Kreatys nobyl omma</text:p>
      <text:p text:style-name="P1"><text:s/>yth o'ta a natur krev,</text:p>
      <text:p text:style-name="P1"><text:s/>ha my a'n krys.</text:p>
      <text:p text:style-name="P1"><text:s/>Sur rakhenna dhe'th enora</text:p>
      <text:p text:style-name="P1"><text:s/>my a vynn, 'ugh an Drynses.</text:p>
      <text:p text:style-name="P1"><text:soft-page-break/></text:p>
      <text:p text:style-name="P1"><text:s/>Ty greatur unkinda,</text:p>
      <text:p text:style-name="P1"><text:s/>erbynn dha Vaker ow kows!</text:p>
      <text:p text:style-name="P1"><text:s/>Prederi prag na wre'ta</text:p>
      <text:p text:style-name="P1"><text:s/>y feusta gwrys, ty was lows,</text:p>
      <text:p text:style-name="P1"><text:s/>gans Dyw omma?</text:p>
      <text:p text:style-name="P1"><text:s/>Ganso pan wres komparya</text:p>
      <text:p text:style-name="P1"><text:s/>meur dhe vlamya yth osta</text:p>
      <text:p text:style-name="P1"><text:s/>ha paynys y'fydh ragdho.</text:p>
      <text:p text:style-name="P1"></text:p>
      <text:p text:style-name="P1"></text:p>
      <text:p text:style-name="P1"></text:p>
      <text:p text:style-name="P1"><text:s/>P'yw henna a vydh mar vold</text:p>
      <text:p text:style-name="P1"><text:s/>kows ger erbynn Lusifer?</text:p>
      <text:p text:style-name="P1"><text:s/>Here he has unto you told</text:p>
      <text:p text:style-name="P1"><text:s/>that in heaven is not his peer,</text:p>
      <text:p text:style-name="P1"><text:s/>ha my a'n krys.</text:p>
      <text:p text:style-name="P1"><text:s/>Hwi a'n gwel ow terlentri</text:p>
      <text:p text:style-name="P1"><text:s/>splanna es an howl devri.</text:p>
      <text:p text:style-name="P1"><text:s/>My a'th enor, dhymm dell res.</text:p>
      <text:p text:style-name="P1"></text:p>
      <text:p text:style-name="P1"><text:s/>A taw, na gows a henna</text:p>
      <text:p text:style-name="P1"><text:s/>my a'th pys; krys ow lavar.</text:p>
      <text:p text:style-name="P1"><text:s/>Neb a'n formyas ev omma</text:p>
      <text:p text:style-name="P1"><text:s/>a'n deform arta, preder,</text:p>
      <text:p text:style-name="P1"><text:s/>y vodh pan vo.</text:p>
      <text:p text:style-name="P1"><text:s/>Mar trIgowgh hwi y'n kryjyans na</text:p>
      <text:p text:style-name="P1"><text:s/>moredh hwi a's bydh ragdho,</text:p>
      <text:p text:style-name="P1"><text:s/>trestyewgh dhodho.</text:p>
      <text:p text:style-name="P1"></text:p>
      <text:p text:style-name="P1"><text:s/>Pynagoll yw a lavarro</text:p>
      <text:p text:style-name="P1"><text:s/>nag yw Lusifer wordhi</text:p>
      <text:p text:style-name="P1"><text:s/>omma dh'agan governa</text:p>
      <text:p text:style-name="P1"><text:s/>ha bos penn yn nev devri,</text:p>
      <text:p text:style-name="P1"><text:soft-page-break/><text:s/>a lever gow:</text:p>
      <text:p text:style-name="P1"></text:p>
      <text:p text:style-name="P1"></text:p>
      <text:p text:style-name="P1"><text:s/>eya, ha wordhi pub prys</text:p>
      <text:p text:style-name="P1"><text:s/>dhe vos yn tron esedhys</text:p>
      <text:p text:style-name="P1"><text:s/>avel Dyw, sur heb parow.</text:p>
      <text:p text:style-name="P1"><text:s/>My a'n gordh omma dell res,</text:p>
      <text:p text:style-name="P1"><text:s/>war ow dewlin kekeffrys,</text:p>
      <text:p text:style-name="P1"><text:s/>rag y vos mar garadow.</text:p>
      <text:p text:style-name="P1"></text:p>
      <text:p text:style-name="P1"><text:s/>Dell wrama reynya omma</text:p>
      <text:p text:style-name="P1"><text:s/>yn tron 'wartha gans glori,</text:p>
      <text:p text:style-name="P1"><text:s/>hwi a 'sedh warbarth genev,</text:p>
      <text:p text:style-name="P1"><text:s/>myns a goello orthiv vy,</text:p>
      <text:p text:style-name="P1"><text:s/>poran ryb ow thenewenn.</text:p>
      <text:p text:style-name="P1"></text:p>
      <text:p text:style-name="P1"></text:p>
      <text:p text:style-name="P1"><text:s/>I was mad-e of a thought.</text:p>
      <text:p text:style-name="P1"><text:s/>You may be glad of such <text:s/>wight,</text:p>
      <text:p text:style-name="P1"><text:s/>and in heav'n so gay y-wrought.</text:p>
      <text:p text:style-name="P1"><text:s/>Seemly am in every sight.</text:p>
      <text:p text:style-name="P1"><text:s/>Come up to me, everyone,</text:p>
      <text:p text:style-name="P1"><text:s/>hag y'n eur na gwrav assaya</text:p>
      <text:p text:style-name="P1"><text:s/>dhe vos mester war an tron.</text:p>
      <text:p text:style-name="P1"></text:p>
      <text:p text:style-name="P1"></text:p>
      <text:p text:style-name="P1"></text:p>
      <text:p text:style-name="P1"><text:s/>Ty, Lusifer, unkinda</text:p>
      <text:p text:style-name="P1"><text:s/>meur yth os orth dha Vaker.</text:p>
      <text:p text:style-name="P1"><text:s/>Dout yth yw dhis rakhenna</text:p>
      <text:p text:style-name="P1"><text:s/>kavoes meur y dhisplesour,</text:p>
      <text:p text:style-name="P1"><text:s/>dell os wordhi dhe henna.</text:p>
      <text:p text:style-name="P1"><text:s/>Prag na wre'ta prederi</text:p>
      <text:p text:style-name="P1"><text:s/>y feusta formys, devri,</text:p>
      <text:p text:style-name="P1"><text:soft-page-break/><text:s/>der y wrians ev omma?</text:p>
      <text:p text:style-name="P1"><text:s/>Der henna, preder yn ta.</text:p>
      <text:p text:style-name="P1"><text:s/>Ev a yll der er arta</text:p>
      <text:p text:style-name="P1"><text:s/>dhe'th dhistrui, 'skemunys.</text:p>
      <text:p text:style-name="P1"></text:p>
      <text:p text:style-name="P1"><text:s/>Ty, Mighal, re stout yth os</text:p>
      <text:p text:style-name="P1"><text:s/>pan wres orthiv vy settya.</text:p>
      <text:p text:style-name="P1"><text:s/>My a grys hag a'n soppos</text:p>
      <text:p text:style-name="P1"><text:s/>y fynnses jy komparya</text:p>
      <text:p text:style-name="P1"><text:s/>lemmyn genev.</text:p>
      <text:p text:style-name="P1"><text:s/>Na wres, na wres, na borth dout,</text:p>
      <text:p text:style-name="P1"><text:s/>ty, nag oll dha gowetha.</text:p>
      <text:p text:style-name="P1"><text:s/>Mara kwredh, my a'gas klout.</text:p>
      <text:p text:style-name="P1"><text:s/>Rakhenna gwrewgh ow gordhya</text:p>
      <text:p text:style-name="P1"><text:s/>ha warbarth trestyewgh ynnov.</text:p>
      <text:p text:style-name="P1"><text:s/>Hwi a'm gwel ow terlentri</text:p>
      <text:p text:style-name="P1"><text:s/>splanna es an Tas devri.</text:p>
      <text:p text:style-name="P1"><text:s/>Henna krysewgh ow bosav.</text:p>
      <text:p text:style-name="P1"></text:p>
      <text:p text:style-name="P1"></text:p>
      <text:p text:style-name="P1"></text:p>
      <text:p text:style-name="P1"><text:s/>A Lusifer. Lusifer,</text:p>
      <text:p text:style-name="P1"><text:s/>ty a veu oll lantern nev,</text:p>
      <text:p text:style-name="P1"><text:s/>ha dredhov sertan pub eur</text:p>
      <text:p text:style-name="P1"><text:s/>ty a veu eksaltys brav,</text:p>
      <text:p text:style-name="P1"><text:s/>hag a'th settyas pur ughel.</text:p>
      <text:p text:style-name="P1"></text:p>
      <text:p text:style-name="P1"></text:p>
      <text:p text:style-name="P1"><text:s/>Lemmyn meur os unkinda</text:p>
      <text:p text:style-name="P1"><text:s/>orthiv vy pan wres settya.</text:p>
      <text:p text:style-name="P1"><text:s/>Rag dha woeth, dhe bayn nevra</text:p>
      <text:p text:style-name="P1"><text:s/>ty a wra diyskynna</text:p>
      <text:p text:style-name="P1"><text:s/>mayth elles isel.</text:p>
      <text:p text:style-name="P1"><text:s/>Determys ov dhe unn dra,</text:p>
      <text:p text:style-name="P1"><text:soft-page-break/><text:s/>ha konkludys maga ta;</text:p>
      <text:p text:style-name="P1"><text:s/>dhe wuthyl unn den omma</text:p>
      <text:p text:style-name="P1"><text:s/>a dhor ha slim dhe'm servya,</text:p>
      <text:p text:style-name="P1"><text:s/>ha'th plas jy dhe opya,</text:p>
      <text:p text:style-name="P1"></text:p>
      <text:p text:style-name="P1"></text:p>
      <text:p text:style-name="P1"><text:s/>rag kollenwel an roumys</text:p>
      <text:p text:style-name="P1"><text:s/>a vydh voyd yn nev uskis</text:p>
      <text:p text:style-name="P1"><text:s/>dredhos jy ha'th kowetha.</text:p>
      <text:p text:style-name="P1"></text:p>
      <text:p text:style-name="P1"><text:s/>Ifarn ragos a vydh gwrys.</text:p>
      <text:p text:style-name="P1"><text:s/>Uskis kommondyav henna.</text:p>
      <text:p text:style-name="P1"><text:s/>Ena ty a vydh trigys,</text:p>
      <text:p text:style-name="P1"><text:s/>ha myns assentyas genes</text:p>
      <text:p text:style-name="P1"><text:s/>genes jy a'n naw ordyr.</text:p>
      <text:p text:style-name="P1"><text:s/>Yn paynys bys vynari</text:p>
      <text:p text:style-name="P1"><text:s/>heb ronson vydholl na fin,</text:p>
      <text:p text:style-name="P1"><text:s/>ena pub eur ow mornya</text:p>
      <text:p text:style-name="P1"><text:s/>rag galarow, bys worfenn,</text:p>
      <text:p text:style-name="P1"><text:s/>hwi a vydh, my a lever.</text:p>
      <text:p text:style-name="P1"></text:p>
      <text:p text:style-name="P1"><text:s/>Ay! A vynn'ta jy orth mab-den</text:p>
      <text:p text:style-name="P1"><text:s/>pan vo gwrys a slim hager</text:p>
      <text:p text:style-name="P1"><text:s/>okkupya rag sertan</text:p>
      <text:p text:style-name="P1"><text:s/>ow roum vy, na'n jeves peer</text:p>
      <text:p text:style-name="P1"><text:s/>omma yn nev?</text:p>
      <text:p text:style-name="P1"><text:s/>Henna 'via hager dra!</text:p>
      <text:p text:style-name="P1"><text:s/>Den a vynn'ta gul a bri</text:p>
      <text:p text:style-name="P1"><text:s/>dhe dhos omma dhe'n plas ma</text:p>
      <text:p text:style-name="P1"><text:s/>neb yw lenwys a glori?</text:p>
      <text:p text:style-name="P1"><text:s/>Ragdho wordhi nyns yw ev!</text:p>
      <text:p text:style-name="P1"><text:s/>Na, na, ny vydh yndella.</text:p>
      <text:p text:style-name="P1"><text:s/>My a worthyp dhis henna.</text:p>
      <text:p text:style-name="P1"><text:s/>An plas sur lowr dhiworto</text:p>
      <text:p text:style-name="P1"><text:soft-page-break/><text:s/>my a with hwath, re'm lowta,</text:p>
      <text:p text:style-name="P1"><text:s/>ha dhiworthis jy keffrys.</text:p>
      <text:p text:style-name="P1"><text:s/>Ty a'm gwel vy krev omma</text:p>
      <text:p text:style-name="P1"><text:s/>hwath pur brout ow trebuchya.</text:p>
      <text:p text:style-name="P1"><text:s/>Hanter an eledh genev vy</text:p>
      <text:p text:style-name="P1"><text:s/>assentys yth yns, syrra,</text:p>
      <text:p text:style-name="P1"><text:s/>dhe'm mentena yn spit dhis,</text:p>
      <text:p text:style-name="P1"><text:s/>dell wel'ta jy.</text:p>
      <text:p text:style-name="P1"><text:s/>For well nor woe</text:p>
      <text:p text:style-name="P1"><text:s/>I will not go.</text:p>
      <text:p text:style-name="P1"><text:s/>I say you so.</text:p>
      <text:p text:style-name="P1"><text:s/>This will not be,</text:p>
      <text:p text:style-name="P1"><text:s/>dhymmo vy krys.</text:p>
      <text:p text:style-name="P1"><text:s/>Rag my a omsyns</text:p>
      <text:p text:style-name="P1"><text:s/>sertan 'ugh peub myns</text:p>
      <text:p text:style-name="P1"><text:s/>a veu bythkweth hwath formys.</text:p>
      <text:p text:style-name="P1"></text:p>
      <text:p text:style-name="P1"></text:p>
      <text:p text:style-name="P1"></text:p>
      <text:p text:style-name="P1"></text:p>
      <text:p text:style-name="P1"></text:p>
      <text:p text:style-name="P1"><text:s/>Taw, Lusifer milligys,</text:p>
      <text:p text:style-name="P1"><text:s/>y'n golonn dell os goethus.</text:p>
      <text:p text:style-name="P1"><text:s/>Rag skon ty a dhe baynys</text:p>
      <text:p text:style-name="P1"><text:s/>heb redempshyon, dhymmo krys,</text:p>
      <text:p text:style-name="P1"><text:s/>sur dhymmo krys.</text:p>
      <text:p text:style-name="P1"><text:s/>Oll dha splannder ha'th tekter</text:p>
      <text:p text:style-name="P1"><text:s/>y treyl skon dhis dhe hakter,</text:p>
      <text:p text:style-name="P1"><text:s/>ha meur euthek bileni.</text:p>
      <text:p text:style-name="P1"><text:s/>MIghal, pryns ow chevalri,</text:p>
      <text:p text:style-name="P1"><text:s/>ha'n eledh a'n ordyr naw,</text:p>
      <text:p text:style-name="P1"><text:s/>an rebellyans ma devri -</text:p>
      <text:p text:style-name="P1"><text:s/>dhe'n dor ganso, mester ha maw,</text:p>
      <text:p text:style-name="P1"><text:s/>dhe ifarn, hager drigva.</text:p>
      <text:p text:style-name="P1"><text:soft-page-break/><text:s/>Ena trigens yn paynys,</text:p>
      <text:p text:style-name="P1"><text:s/>ha galarow meur pub prys,</text:p>
      <text:p text:style-name="P1"><text:s/>yn pur sertan rag nevra.</text:p>
      <text:p text:style-name="P1"></text:p>
      <text:p text:style-name="P1"></text:p>
      <text:p text:style-name="P1"></text:p>
      <text:p text:style-name="P1"><text:s/>Deun warbarth, an naw ordyr!</text:p>
      <text:p text:style-name="P1"><text:s/>Helghyn yn-mes Lusifer</text:p>
      <text:p text:style-name="P1"><text:s/>a-dhesempis mes a'n nev.</text:p>
      <text:p text:style-name="P1"></text:p>
      <text:p text:style-name="P1"><text:s/>Ty jett, gwrav dha eksamnya.</text:p>
      <text:p text:style-name="P1"><text:s/>Prag y fynn Dyw ow dampnya,</text:p>
      <text:p text:style-name="P1"><text:s/>ha my mar wolow ha krev?</text:p>
      <text:p text:style-name="P1"></text:p>
      <text:p text:style-name="P1"><text:s/>Rag dha vosta milligys</text:p>
      <text:p text:style-name="P1"><text:s/>hag y'n golonn re woethus.</text:p>
      <text:p text:style-name="P1"><text:s/>Der reson dhis my a brev.</text:p>
      <text:p text:style-name="P1"><text:s/>Ty fol, prag na bredersys</text:p>
      <text:p text:style-name="P1"><text:s/>a dhorn Dyw y feusta gwrys,</text:p>
      <text:p text:style-name="P1"><text:s/>ynwedh ganso eksaltys</text:p>
      <text:p text:style-name="P1"><text:s/>dres myns el yn nev 'sedhys</text:p>
      <text:p text:style-name="P1"><text:s/>omma yn y dron 'sedhys?</text:p>
      <text:p text:style-name="P1"></text:p>
      <text:p text:style-name="P1"></text:p>
      <text:p text:style-name="P1"></text:p>
      <text:p text:style-name="P1"><text:s/>Even y'n tron mynnav 'sedha,</text:p>
      <text:p text:style-name="P1"><text:s/>ha'n keth plas mynnav gwitha</text:p>
      <text:p text:style-name="P1"><text:s/>hwath, yn spita dhis.</text:p>
      <text:p text:style-name="P1"><text:s/>Keffrys my ha'm kowetha</text:p>
      <text:p text:style-name="P1"><text:s/>der gledha a vynn tria</text:p>
      <text:p text:style-name="P1"><text:s/>ow bosav moy wordhi</text:p>
      <text:p text:style-name="P1"><text:s/>ages an Tas, sur, pub prys.</text:p>
      <text:p text:style-name="P1"></text:p>
      <text:p text:style-name="P1"></text:p>
      <text:p text:style-name="P1"><text:soft-page-break/></text:p>
      <text:p text:style-name="P1"><text:s/>Warnedha, myns eus yn nev!</text:p>
      <text:p text:style-name="P1"><text:s/>Gwren yn kerdh y helghi eev</text:p>
      <text:p text:style-name="P1"><text:s/>dhe ifarn, dhe dewolgow.</text:p>
      <text:p text:style-name="P1"></text:p>
      <text:p text:style-name="P1"></text:p>
      <text:p text:style-name="P1"><text:s/>Ha hwi oll y gowetha,</text:p>
      <text:p text:style-name="P1"><text:s/>kewgh yn kerdh ynwedh gansa!</text:p>
      <text:p text:style-name="P1"><text:s/>Kronkyewgh i gans kledhedhyow!</text:p>
      <text:p text:style-name="P1"></text:p>
      <text:p text:style-name="P1"></text:p>
      <text:p text:style-name="P1"></text:p>
      <text:p text:style-name="P1"><text:s/>Out, ellas, gallas fasow!</text:p>
      <text:p text:style-name="P1"><text:s/>Yth esov yn tewolgow.</text:p>
      <text:p text:style-name="P1"><text:s/>Ny allav dos anodho.</text:p>
      <text:p text:style-name="P1"><text:s/>Yn pytt down yth ov tewlys,</text:p>
      <text:p text:style-name="P1"><text:s/>a-berth yn ifarn kelmys</text:p>
      <text:p text:style-name="P1"><text:s/>gans chayn, tan a-dro dhymmo.</text:p>
      <text:p text:style-name="P1"><text:s/>Kyn na'm boma lowena,</text:p>
      <text:p text:style-name="P1"><text:s/>yma lower 'skynnys genev</text:p>
      <text:p text:style-name="P1"><text:s/>a'n eledh sur dhe driga.</text:p>
      <text:p text:style-name="P1"></text:p>
      <text:p text:style-name="P1"></text:p>
      <text:p text:style-name="P1"></text:p>
      <text:p text:style-name="P1"><text:s/>Gallas Lusifer, drog pryv,</text:p>
      <text:p text:style-name="P1"><text:s/>mes a'n nev dhe dewolgow.</text:p>
      <text:p text:style-name="P1"><text:s/>Ha lemmyn yn y le ev</text:p>
      <text:p text:style-name="P1"><text:s/>my a vynn heb falladow</text:p>
      <text:p text:style-name="P1"><text:s/>unn den formya</text:p>
      <text:p text:style-name="P1"><text:s/>yn vali Ebron, devri</text:p>
      <text:p text:style-name="P1"><text:s/>rag kollenwel yredi</text:p>
      <text:p text:style-name="P1"><text:s/>an le may teuth anodho.</text:p>
      <text:p text:style-name="P1"></text:p>
      <text:p text:style-name="P1"></text:p>
      <text:p text:style-name="P1"><text:soft-page-break/><text:s/>Dell on ni onan ha tri</text:p>
      <text:p text:style-name="P1"><text:s/>Tas ha Mab yn Trinity,</text:p>
      <text:p text:style-name="P1"><text:s/>my a'th wra jy, den, a bri</text:p>
      <text:p text:style-name="P1"><text:s/>haval dh'agan fas hware,</text:p>
      <text:p text:style-name="P1"></text:p>
      <text:p text:style-name="P1"></text:p>
      <text:p text:style-name="P1"><text:s/>hag a hwyth yn dha vodi</text:p>
      <text:p text:style-name="P1"><text:s/>spyrys, may halles bywa,</text:p>
      <text:p text:style-name="P1"><text:s/>ha'n bywnans pan y'n kelli</text:p>
      <text:p text:style-name="P1"><text:s/>dhe'n dor ty a dreyl arta.</text:p>
      <text:p text:style-name="P1"><text:s/>Adam, sav yn-bann yn klor,</text:p>
      <text:p text:style-name="P1"><text:s/>ha treyl dhe gig ha dhe woes.</text:p>
      <text:p text:style-name="P1"><text:s/>Preder my dhe'th wul a dhor,</text:p>
      <text:p text:style-name="P1"><text:s/>haval dhymm dhe'n penn ha troes.</text:p>
      <text:p text:style-name="P1"><text:s/>Myns eus yn tir hag yn mor,</text:p>
      <text:p text:style-name="P1"><text:s/>warnedha kemmer galloes.</text:p>
      <text:p text:style-name="P1"><text:s/>Yn sertan, rag dri askorr,</text:p>
      <text:p text:style-name="P1"><text:s/>ty a vyw may fita loes.</text:p>
      <text:p text:style-name="P1"><text:s/>Rag dha gerensa lemmyn</text:p>
      <text:p text:style-name="P1"><text:s/>my a vynn gul paradhis,</text:p>
      <text:p text:style-name="P1"><text:s/>plas delysyous dres eghenn.</text:p>
      <text:p text:style-name="P1"><text:s/>Rag ow flesour otta gwrys!</text:p>
      <text:p text:style-name="P1"></text:p>
      <text:p text:style-name="P1"></text:p>
      <text:p text:style-name="P1"><text:s/>Lower flourys a bub eghenn,</text:p>
      <text:p text:style-name="P1"><text:s/>y'n plas ma otta tevys</text:p>
      <text:p text:style-name="P1"><text:s/>ha frutys war bub gwydhenn.</text:p>
      <text:p text:style-name="P1"><text:s/>Y tyv gwav ha hav keffrys.</text:p>
      <text:p text:style-name="P1"><text:s/>Ha lemmyn, war oll an plas</text:p>
      <text:p text:style-name="P1"><text:s/>my a wront dhis bos gwithyas,</text:p>
      <text:p text:style-name="P1"><text:s/>war bub frut, losow ha has</text:p>
      <text:p text:style-name="P1"><text:s/>dhe'th plesour, dhis my a as.</text:p>
      <text:p text:style-name="P1"></text:p>
      <text:p text:style-name="P1"></text:p>
      <text:p text:style-name="P1"><text:soft-page-break/><text:s/>Saw bydh war dhymmo pub prys.</text:p>
      <text:p text:style-name="P1"><text:s/>A'n keth gwydhenn ma omma</text:p>
      <text:p text:style-name="P1"><text:s/>gwayt na vo gensi mellys;</text:p>
      <text:p text:style-name="P1"><text:s/>my a'th charj a-ugh pub tra.</text:p>
      <text:p text:style-name="P1"><text:s/>An wydhenn ma yw henwys</text:p>
      <text:p text:style-name="P1"><text:s/>Gwydhenn Godhvos Drog ha Da.</text:p>
      <text:p text:style-name="P1"><text:s/>Mar pydh hy frut hi tastyes</text:p>
      <text:p text:style-name="P1"><text:s/>ty a vydh dampnyes ragdho,</text:p>
      <text:p text:style-name="P1"><text:s/>ha sojet ankow dredho</text:p>
      <text:p text:style-name="P1"><text:s/>ty a vydh; preder henna.</text:p>
      <text:p text:style-name="P1"></text:p>
      <text:p text:style-name="P1"></text:p>
      <text:p text:style-name="P1"><text:s/>Tra moredhek yw sertan</text:p>
      <text:p text:style-name="P1"><text:s/>gweles Adam y honan</text:p>
      <text:p text:style-name="P1"><text:s/>heb kowethas.</text:p>
      <text:p text:style-name="P1"></text:p>
      <text:p text:style-name="P1"></text:p>
      <text:p text:style-name="P1"><text:s/>Adam, kosk dhejy lemmyn.</text:p>
      <text:p text:style-name="P1"><text:s/>Ahanas tenna asenn</text:p>
      <text:p text:style-name="P1"><text:s/>my a vynn, a'th tenewenn,</text:p>
      <text:p text:style-name="P1"><text:s/>hag a honna pur sertan</text:p>
      <text:p text:style-name="P1"><text:s/>my a vynn gul dhis pries.</text:p>
      <text:p text:style-name="P1"></text:p>
      <text:p text:style-name="P1"></text:p>
      <text:p text:style-name="P1"><text:s/>Skon a onan dha asow</text:p>
      <text:p text:style-name="P1"><text:s/>my a wra dhiso parow</text:p>
      <text:p text:style-name="P1"><text:s/>pub eur dhis rag dha weres.</text:p>
      <text:p text:style-name="P1"></text:p>
      <text:p text:style-name="P1"></text:p>
      <text:p text:style-name="P1"></text:p>
      <text:p text:style-name="P1"><text:s/>A, A, A, ow Arloedh da!</text:p>
      <text:p text:style-name="P1"><text:s/>Benyn hi a vydh henwys.</text:p>
      <text:p text:style-name="P1"><text:s/>A'm korf vy gwrussys honna:</text:p>
      <text:p text:style-name="P1"><text:s/>Eva a'm asenn yw gwrys.</text:p>
      <text:p text:style-name="P1"><text:soft-page-break/><text:s/>Ragdho yth os bennigys!</text:p>
      <text:p text:style-name="P1"></text:p>
      <text:p text:style-name="P1"></text:p>
      <text:p text:style-name="P1"></text:p>
      <text:p text:style-name="P1"><text:s/>Adam, otta an puskes,</text:p>
      <text:p text:style-name="P1"><text:s/>ydhyn y'n ayr, ha bestes</text:p>
      <text:p text:style-name="P1"><text:s/>kekeffrys yn tir ha mor:</text:p>
      <text:p text:style-name="P1"><text:s/>Ro dhedha aga henwyn;</text:p>
      <text:p text:style-name="P1"><text:s/>i a dheu dhe'th worhemmynn,</text:p>
      <text:p text:style-name="P1"><text:s/>saw na vegh i war neb kor.</text:p>
      <text:p text:style-name="P1"></text:p>
      <text:p text:style-name="P1"><text:s/>Yth hanwav bugh ha tarow.</text:p>
      <text:p text:style-name="P1"><text:s/>Oll an chatel dibarow</text:p>
      <text:p text:style-name="P1"><text:s/>aga henwyn kemmerens,</text:p>
      <text:p text:style-name="P1"><text:s/>margh ha kasek hag asyn,</text:p>
      <text:p text:style-name="P1"><text:s/>ki ha kath ha logosenn,</text:p>
      <text:p text:style-name="P1"><text:s/>dyffrans ydhyn ha serpons.</text:p>
      <text:p text:style-name="P1"></text:p>
      <text:p text:style-name="P1"></text:p>
      <text:p text:style-name="P1"></text:p>
      <text:p text:style-name="P1"><text:s/>Y rov henwyn dhe'n puskes,</text:p>
      <text:p text:style-name="P1"><text:s/>siwyon, penngarnes, syllies;</text:p>
      <text:p text:style-name="P1"><text:s/>my a's reken oll diblans.</text:p>
      <text:p text:style-name="P1"></text:p>
      <text:p text:style-name="P1"></text:p>
      <text:p text:style-name="P1"></text:p>
      <text:p text:style-name="P1"><text:s/>Rag bones oll teg ha da</text:p>
      <text:p text:style-name="P1"><text:s/>yn hwegh dydh myns eus formys,</text:p>
      <text:p text:style-name="P1"><text:s/>aga soena my a wra,</text:p>
      <text:p text:style-name="P1"><text:s/>may fo'n seythves dydh henwys</text:p>
      <text:p text:style-name="P1"><text:s/>an dydh sur a bowesva</text:p>
      <text:p text:style-name="P1"><text:s/>a bub den a vo selwys.</text:p>
      <text:p text:style-name="P1"><text:s/>Yn diskwedhyans a henna</text:p>
      <text:p text:style-name="P1"><text:s/>my a bowes desempis.</text:p>
      <text:p text:style-name="P1"><text:soft-page-break/></text:p>
      <text:p text:style-name="P1"></text:p>
      <text:p text:style-name="P1"></text:p>
      <text:p text:style-name="P1"><text:s/>Gallas genev hager dowl</text:p>
      <text:p text:style-name="P1"><text:s/>dhe bytt ifarn mes a'n nev.</text:p>
      <text:p text:style-name="P1"><text:s/>Ena my a dhug an rewl,</text:p>
      <text:p text:style-name="P1"><text:s/>ha lemmyn yn payn pur grev</text:p>
      <text:p text:style-name="P1"><text:s/>yth esov, a dhur nevra.</text:p>
      <text:p text:style-name="P1"><text:s/>Nyns eus dhymmo remedi.</text:p>
      <text:p text:style-name="P1"><text:s/>An trespass yth o mar vras.</text:p>
      <text:p text:style-name="P1"><text:s/>Ny amont hwilas mersi.</text:p>
      <text:p text:style-name="P1"><text:s/>My a woer na vynn an Tas</text:p>
      <text:p text:style-name="P1"><text:s/>ow foli dhymmo gava.</text:p>
      <text:p text:style-name="P1"></text:p>
      <text:p text:style-name="P1"></text:p>
      <text:p text:style-name="P1"><text:s/>Rakhenna, oll an venjans</text:p>
      <text:p text:style-name="P1"><text:s/>a allav dhe brederi</text:p>
      <text:p text:style-name="P1"><text:s/>my a vynn gonis dehwans</text:p>
      <text:p text:style-name="P1"><text:s/>der neb for' a vras envi.</text:p>
      <text:p text:style-name="P1"><text:s/>Ny wrav vri erbynn p'ywa.</text:p>
      <text:p text:style-name="P1"><text:s/>My a woer yma formys</text:p>
      <text:p text:style-name="P1"><text:s/>gans an Tas unn den a bri.</text:p>
      <text:p text:style-name="P1"><text:s/>Haval dhodho yth yw gwrys,</text:p>
      <text:p text:style-name="P1"><text:s/>oll y gorf yn pur semli.</text:p>
      <text:p text:style-name="P1"><text:s/>Ny allav perthi henna.</text:p>
      <text:p text:style-name="P1"><text:s/>Envius ov er y bynn.</text:p>
      <text:p text:style-name="P1"><text:s/>My a vynn tewlel neb jynn</text:p>
      <text:p text:style-name="P1"><text:s/>dh'y doella, mara kallav.</text:p>
      <text:p text:style-name="P1"></text:p>
      <text:p text:style-name="P1"></text:p>
      <text:p text:style-name="P1"><text:s/>Gans Dyw yth yw apoyntys</text:p>
      <text:p text:style-name="P1"><text:s/>warden war oll paradhis.</text:p>
      <text:p text:style-name="P1"><text:s/>Der henna yth ov grevys,</text:p>
      <text:p text:style-name="P1"><text:s/>y weles ev eksaltys,</text:p>
      <text:p text:style-name="P1"><text:soft-page-break/><text:s/>ha my dres dhe iselder.</text:p>
      <text:p text:style-name="P1"><text:s/>Dhe henna yma gwre'ti,</text:p>
      <text:p text:style-name="P1"><text:s/>benyn yw henwys Eva.</text:p>
      <text:p text:style-name="P1"><text:s/>Gwrys a'y asenn y feu hi,</text:p>
      <text:p text:style-name="P1"><text:s/>marthys teg a-ugh pub tra,</text:p>
      <text:p text:style-name="P1"><text:s/>saw hy skians yw brottel.</text:p>
      <text:p text:style-name="P1"><text:s/>My a vynn, mara kallav,</text:p>
      <text:p text:style-name="P1"><text:s/>hwilas neb for' dh'y themptya,</text:p>
      <text:p text:style-name="P1"><text:s/>par dell oma gwas sotel.</text:p>
      <text:p text:style-name="P1"><text:s/>Now Adam 'ma ow lordya</text:p>
      <text:p text:style-name="P1"><text:s/>avel dug yn paradhis,</text:p>
      <text:p text:style-name="P1"><text:s/>ha my sevelyek omma</text:p>
      <text:p text:style-name="P1"><text:s/>yn ifarn yn tan, pup-prys</text:p>
      <text:p text:style-name="P1"><text:s/>yn poethvann bras ow leski.</text:p>
      <text:p text:style-name="P1"><text:s/>Saw an keth Adam yw gwrys</text:p>
      <text:p text:style-name="P1"><text:s/>my a woer heb dout y'n kas,</text:p>
      <text:p text:style-name="P1"><text:s/>dhe gollenwel an roumys</text:p>
      <text:p text:style-name="P1"><text:s/>eus yn nev der ow goeth bras</text:p>
      <text:p text:style-name="P1"><text:s/>yw voyd dredhov ha'w meni.</text:p>
      <text:p text:style-name="P1"><text:s/>Saw mar kallav, der dhevis,</text:p>
      <text:p text:style-name="P1"><text:s/>gul dhe Adam dhymm koela,</text:p>
      <text:p text:style-name="P1"><text:s/>my an drosa dhe baynys,</text:p>
      <text:p text:style-name="P1"><text:s/>na dheffa dhe'n nev nevra,</text:p>
      <text:p text:style-name="P1"><text:s/>mara mynna dhymm koela.</text:p>
      <text:p text:style-name="P1"><text:s/>Saw Eva mynnav 'ssaya.</text:p>
      <text:p text:style-name="P1"><text:s/>Hi yw esya dhe doella</text:p>
      <text:p text:style-name="P1"><text:s/>es Adam, yn gwir yn ta,</text:p>
      <text:p text:style-name="P1"><text:s/>ha moy sempel.</text:p>
      <text:p text:style-name="P1"><text:s/>Ynwedh ny dal dhymm bos gwelys</text:p>
      <text:p text:style-name="P1"><text:s/>ow honan y'n keth shap me.</text:p>
      <text:p text:style-name="P1"><text:s/>Hager yth ov difashes,</text:p>
      <text:p text:style-name="P1"><text:s/>ny yll tra bones hakkra.</text:p>
      <text:p text:style-name="P1"><text:s/>Hwi oll a'm gwel.</text:p>
      <text:p text:style-name="P1"></text:p>
      <text:p text:style-name="P1"><text:soft-page-break/></text:p>
      <text:p text:style-name="P1"></text:p>
      <text:p text:style-name="P1"><text:s/>Hager lowr os, my a'n 'vow.</text:p>
      <text:p text:style-name="P1"><text:s/>Yn mysk oll an dhewolow</text:p>
      <text:p text:style-name="P1"><text:s/>nyns eus hakkra.</text:p>
      <text:p text:style-name="P1"></text:p>
      <text:p text:style-name="P1"></text:p>
      <text:p text:style-name="P1"><text:s/>Rakhenna hwila neb jynn,</text:p>
      <text:p text:style-name="P1"><text:s/>po an viaj ny dal oy.</text:p>
      <text:p text:style-name="P1"><text:s/>Eva, dhiso a dhegren</text:p>
      <text:p text:style-name="P1"><text:s/>mar euthek pan wello hi</text:p>
      <text:p text:style-name="P1"><text:s/>dha figur y'n keth dell ma.</text:p>
      <text:p text:style-name="P1"><text:s/>Ha mar kwreta bargen sur</text:p>
      <text:p text:style-name="P1"><text:s/>ty a vydh lower enorys</text:p>
      <text:p text:style-name="P1"><text:s/>awos Dyw, kynth ywa fur.</text:p>
      <text:p text:style-name="P1"><text:s/>Yn for' ma mar pydh toellys</text:p>
      <text:p text:style-name="P1"><text:s/>my a vydh kompes ganso.</text:p>
      <text:p text:style-name="P1"></text:p>
      <text:p text:style-name="P1"><text:s/>Na borth dout, my a'n prevent,</text:p>
      <text:p text:style-name="P1"><text:s/>ha'ga dri lowr dhe baynys.</text:p>
      <text:p text:style-name="P1"><text:s/>My a lever dhis fatla.</text:p>
      <text:p text:style-name="P1"></text:p>
      <text:p text:style-name="P1"></text:p>
      <text:p text:style-name="P1"><text:s/>An Tas a wrug der entent,</text:p>
      <text:p text:style-name="P1"><text:s/>yn mysk oll pryves y'n bys,</text:p>
      <text:p text:style-name="P1"><text:s/>formya pryv henwys serpont;</text:p>
      <text:p text:style-name="P1"><text:s/>hag yth yw wondrys fashes,</text:p>
      <text:p text:style-name="P1"><text:s/>dhe virgin deg pur haval.</text:p>
      <text:p text:style-name="P1"><text:s/>Sotel yth yw gans henna,</text:p>
      <text:p text:style-name="P1"><text:s/>a-ugh best na pryv y'n bys.</text:p>
      <text:p text:style-name="P1"><text:s/>Yn henna mynnav entra,</text:p>
      <text:p text:style-name="P1"><text:s/>ha privedh dhe baradhis</text:p>
      <text:p text:style-name="P1"><text:s/>my a vynn mos heb fyllel.</text:p>
      <text:p text:style-name="P1"><text:s/>Kyn na woer hi kows banna</text:p>
      <text:p text:style-name="P1"><text:soft-page-break/><text:s/>my a's rewl hi dell vynnav,</text:p>
      <text:p text:style-name="P1"><text:s/>ha kyns es dos alena</text:p>
      <text:p text:style-name="P1"><text:s/>dhe Adam ha dhe Eva</text:p>
      <text:p text:style-name="P1"><text:s/>my a wra neb anfeusi.</text:p>
      <text:p text:style-name="P1"></text:p>
      <text:p text:style-name="P1"><text:s/>Gwra yndella, my a'th pys,</text:p>
      <text:p text:style-name="P1"><text:s/>par dell osta jowl wili.</text:p>
      <text:p text:style-name="P1"><text:s/>Mar kwredh henna, enorys</text:p>
      <text:p text:style-name="P1"><text:s/>ty a vydh bys vynari,</text:p>
      <text:p text:style-name="P1"><text:s/>ha penn rewler warnan ni</text:p>
      <text:p text:style-name="P1"><text:s/>heb dout y'n kas.</text:p>
      <text:p text:style-name="P1"></text:p>
      <text:p text:style-name="P1"></text:p>
      <text:p text:style-name="P1"></text:p>
      <text:p text:style-name="P1"></text:p>
      <text:p text:style-name="P1"></text:p>
      <text:p text:style-name="P1"><text:s/>By and by thou shalt see that;</text:p>
      <text:p text:style-name="P1"><text:s/>ha pur uskis gwrav an pratt</text:p>
      <text:p text:style-name="P1"><text:s/>dhe'n serpont, yn spit dh'y fas.</text:p>
      <text:p text:style-name="P1"></text:p>
      <text:p text:style-name="P1"></text:p>
      <text:p text:style-name="P1"><text:s/>Ay! Re debel-diwetthi!</text:p>
      <text:p text:style-name="P1"><text:s/>Gorta ha bydh dhymm rewlys!</text:p>
      <text:p text:style-name="P1"><text:s/>Gas vy dhe entra a-ji,</text:p>
      <text:p text:style-name="P1"><text:s/>rag ty ny vydhydh doutys</text:p>
      <text:p text:style-name="P1"><text:s/>drefenn dha vosta mar deg.</text:p>
      <text:p text:style-name="P1"></text:p>
      <text:p text:style-name="P1"></text:p>
      <text:p text:style-name="P1"><text:s/>Ty a vydh yntertaynys</text:p>
      <text:p text:style-name="P1"><text:s/>ha gans Eva sur krysys.</text:p>
      <text:p text:style-name="P1"><text:s/>Dha fisment dhedhi a bleg.</text:p>
      <text:p text:style-name="P1"><text:s/>A-ban oma klos entrys</text:p>
      <text:p text:style-name="P1"><text:s/>ynnos jy a-barth a-ji,</text:p>
      <text:p text:style-name="P1"><text:s/>ow voys oll otta chanjyes,</text:p>
      <text:p text:style-name="P1"><text:soft-page-break/><text:s/>avel maghteth yn tevri.</text:p>
      <text:p text:style-name="P1"><text:s/>My ny vydhav konvedhys</text:p>
      <text:p text:style-name="P1"><text:s/>ow bos ynnov falsuri;</text:p>
      <text:p text:style-name="P1"><text:s/>sotel lowr ov, my a grys</text:p>
      <text:p text:style-name="P1"></text:p>
      <text:p text:style-name="P1"></text:p>
      <text:p text:style-name="P1"><text:s/>hag a vynn mos, heb gul gik,</text:p>
      <text:p text:style-name="P1"><text:s/>y'n wydhenn pur smodh, heb mik,</text:p>
      <text:p text:style-name="P1"><text:s/>avel el hweg afinys.</text:p>
      <text:p text:style-name="P1"></text:p>
      <text:p text:style-name="P1"></text:p>
      <text:p text:style-name="P1"></text:p>
      <text:p text:style-name="P1"><text:s/>My a vynn mos dhe wandra</text:p>
      <text:p text:style-name="P1"><text:s/>omma yn mysk an flourys.</text:p>
      <text:p text:style-name="P1"><text:s/>Oll pub plesour a'n bys ma</text:p>
      <text:p text:style-name="P1"><text:s/>y'n plas ma otta tevys,</text:p>
      <text:p text:style-name="P1"><text:s/>mayth yw konfort dhe weles.</text:p>
      <text:p text:style-name="P1"></text:p>
      <text:p text:style-name="P1"></text:p>
      <text:p text:style-name="P1"></text:p>
      <text:p text:style-name="P1"><text:s/>Eva, prag na dheu'ta nes,</text:p>
      <text:p text:style-name="P1"><text:s/>rag kows orthiv ha talkya?</text:p>
      <text:p text:style-name="P1"><text:s/>Unn dra a wonn a'm godhvos -</text:p>
      <text:p text:style-name="P1"><text:s/>pur lowenek a'm gwressa</text:p>
      <text:p text:style-name="P1"><text:s/>koela orthiv a mynnes.</text:p>
      <text:p text:style-name="P1"></text:p>
      <text:p text:style-name="P1"></text:p>
      <text:p text:style-name="P1"></text:p>
      <text:p text:style-name="P1"></text:p>
      <text:p text:style-name="P1"></text:p>
      <text:p text:style-name="P1"><text:s/>Piw osta jy eus y'n wydhenn</text:p>
      <text:p text:style-name="P1"><text:s/>a-wartha gans tros ha kan?</text:p>
      <text:p text:style-name="P1"><text:s/>Marth yw genev dhe'th klywes.</text:p>
      <text:p text:style-name="P1"><text:s/>Orthis my ny'm beus negys,</text:p>
      <text:p text:style-name="P1"><text:soft-page-break/><text:s/>h'a byle os devedhys.</text:p>
      <text:p text:style-name="P1"><text:s/>Marth yw genev dha weles.</text:p>
      <text:p text:style-name="P1"></text:p>
      <text:p text:style-name="P1"><text:s/>Na gemmer marth vydh, benyn 'vas.</text:p>
      <text:p text:style-name="P1"><text:s/>My a dheuth a-dhiwedhes</text:p>
      <text:p text:style-name="P1"><text:s/>mes a'n nev gans hast pur vras,</text:p>
      <text:p text:style-name="P1"><text:s/>rag kewsel dhis a henna</text:p>
      <text:p text:style-name="P1"><text:s/>omma lemmyn pur brivedh.</text:p>
      <text:p text:style-name="P1"><text:s/>My a'th pys, awos neb tra</text:p>
      <text:p text:style-name="P1"><text:s/>na gemmer marth anodho,</text:p>
      <text:p text:style-name="P1"><text:s/>nag own vydh orth ow gweles.</text:p>
      <text:p text:style-name="P1"></text:p>
      <text:p text:style-name="P1"><text:s/>Nyns eus own dhymm ahanas,</text:p>
      <text:p text:style-name="P1"><text:s/>drefenn bos mar deg dha fas,</text:p>
      <text:p text:style-name="P1"><text:s/>na hwath dout vydholl y'n bys,</text:p>
      <text:p text:style-name="P1"><text:s/>rag der dha er yth 'valsa</text:p>
      <text:p text:style-name="P1"><text:s/>ty dhe dhos a'n nev toeth-ta,</text:p>
      <text:p text:style-name="P1"><text:s/>ha mara teudh alena</text:p>
      <text:p text:style-name="P1"><text:s/>pur wolkomm yth os genev,</text:p>
      <text:p text:style-name="P1"><text:s/>ha dhe well y'th fydh kresys.</text:p>
      <text:p text:style-name="P1"><text:s/>Lavar dhymmo dha negys,</text:p>
      <text:p text:style-name="P1"><text:s/>ha mar kallav dha weres,</text:p>
      <text:p text:style-name="P1"><text:s/>na borth dout, ny vydh neghys.</text:p>
      <text:p text:style-name="P1"></text:p>
      <text:p text:style-name="P1"><text:s/>Ow negys a dreyl dha les</text:p>
      <text:p text:style-name="P1"><text:s/>mara mynn'ta ow krysi</text:p>
      <text:p text:style-name="P1"><text:s/>saw yma dhymm ahanas</text:p>
      <text:p text:style-name="P1"><text:s/>dout pur vras a anfeusi</text:p>
      <text:p text:style-name="P1"><text:s/>mara kwres ow diskev'ra.</text:p>
      <text:p text:style-name="P1"></text:p>
      <text:p text:style-name="P1"></text:p>
      <text:p text:style-name="P1"></text:p>
      <text:p text:style-name="P1"></text:p>
      <text:p text:style-name="P1"></text:p>
      <text:p text:style-name="P1"><text:soft-page-break/><text:s/>Na vynnav dha dhiskev'ra,</text:p>
      <text:p text:style-name="P1"><text:s/>ow hothman, a dra y'n bys.</text:p>
      <text:p text:style-name="P1"><text:s/>Rakhenna, meur dha volder,</text:p>
      <text:p text:style-name="P1"><text:s/>ty a yll gul dha negys,</text:p>
      <text:p text:style-name="P1"><text:s/>hag ow threst yw y vos da.</text:p>
      <text:p text:style-name="P1"></text:p>
      <text:p text:style-name="P1"></text:p>
      <text:p text:style-name="P1"></text:p>
      <text:p text:style-name="P1"><text:s/>Da koedh, yw. Na dhout peryl</text:p>
      <text:p text:style-name="P1"><text:s/>war ow honesty, benyn 'vas.</text:p>
      <text:p text:style-name="P1"><text:s/>Poken y hwrussen fyllel,</text:p>
      <text:p text:style-name="P1"><text:s/>hag y fia pegh pur vras</text:p>
      <text:p text:style-name="P1"><text:s/>ha my gwiw dhe vos punshys.</text:p>
      <text:p text:style-name="P1"></text:p>
      <text:p text:style-name="P1"><text:s/>Hwi a lever gwir, dremas.</text:p>
      <text:p text:style-name="P1"><text:s/>Henna 'via hager dra.</text:p>
      <text:p text:style-name="P1"><text:s/>Yma dhymmo hireth bras</text:p>
      <text:p text:style-name="P1"><text:s/>rag godhvos pandr'a via!</text:p>
      <text:p text:style-name="P1"><text:s/>Yn kott termyn agas negys</text:p>
      <text:p text:style-name="P1"><text:s/>kewsewgh, y praydha.</text:p>
      <text:p text:style-name="P1"></text:p>
      <text:p text:style-name="P1"><text:s/>My a lever dhis, Eva,</text:p>
      <text:p text:style-name="P1"><text:s/>ha koel orthiv 'wos eghenn.</text:p>
      <text:p text:style-name="P1"><text:s/>Maga fur ty a via,</text:p>
      <text:p text:style-name="P1"><text:s/>avel Dyw eus a-wartha,</text:p>
      <text:p text:style-name="P1"><text:s/>hag a wodhvia pub tra.</text:p>
      <text:p text:style-name="P1"></text:p>
      <text:p text:style-name="P1"><text:s/>Mighal! Syrra, dhywgh gromersi!</text:p>
      <text:p text:style-name="P1"><text:s/>A kallen dos dhe'n prykk na</text:p>
      <text:p text:style-name="P1"><text:s/>y halsen bos pur veri.</text:p>
      <text:p text:style-name="P1"><text:s/>Henna 'via rial dra,</text:p>
      <text:p text:style-name="P1"><text:s/>bos koth dhe Dhyw a-wartha</text:p>
      <text:p text:style-name="P1"><text:s/>hag yn pub poynt ekwal ganso,</text:p>
      <text:p text:style-name="P1"><text:s/>ha maga fur akontys.</text:p>
      <text:p text:style-name="P1"><text:soft-page-break/><text:s/>Y'n eur na, re Sen Devri,</text:p>
      <text:p text:style-name="P1"><text:s/>y hallsen routya pur gay,</text:p>
      <text:p text:style-name="P1"><text:s/>ha bos statly dhe'm devis.</text:p>
      <text:p text:style-name="P1"><text:s/>Y praydha, lavar fatla.</text:p>
      <text:p text:style-name="P1"><text:s/>Perthi ny allav pella!</text:p>
      <text:p text:style-name="P1"><text:s/>My a vydh sur dhe lakka</text:p>
      <text:p text:style-name="P1"><text:s/>mes ty dhymm a lavara</text:p>
      <text:p text:style-name="P1"><text:s/>yn by and by.</text:p>
      <text:p text:style-name="P1"></text:p>
      <text:p text:style-name="P1"></text:p>
      <text:p text:style-name="P1"><text:s/>Skians benyn yw brottal,</text:p>
      <text:p text:style-name="P1"><text:s/>ha my nyns ov over-sotel.</text:p>
      <text:p text:style-name="P1"><text:s/>Lavar dhymm kyns es hedhi,</text:p>
      <text:p text:style-name="P1"><text:s/>my a'th pys, an nowedhys!</text:p>
      <text:p text:style-name="P1"></text:p>
      <text:p text:style-name="P1"><text:s/>My a lever dhis, Eva,</text:p>
      <text:p text:style-name="P1"><text:s/>mar kwredh tastya an frut ma</text:p>
      <text:p text:style-name="P1"><text:s/>eus omma war an wydhenn,</text:p>
      <text:p text:style-name="P1"><text:s/>maga fur ty a via</text:p>
      <text:p text:style-name="P1"><text:s/>avel Dyw eus a-wartha</text:p>
      <text:p text:style-name="P1"><text:s/>yn nev ughel a-ughon.</text:p>
      <text:p text:style-name="P1"><text:s/>Gow vydh ny lavarav.</text:p>
      <text:p text:style-name="P1"></text:p>
      <text:p text:style-name="P1"></text:p>
      <text:p text:style-name="P1"></text:p>
      <text:p text:style-name="P1"><text:s/>What! Yw henna dha dhevis!</text:p>
      <text:p text:style-name="P1"><text:s/>Tamm vydh ny vydh kresys</text:p>
      <text:p text:style-name="P1"><text:s/>henna, my a lever dhis.</text:p>
      <text:p text:style-name="P1"><text:s/>Dhe'th kusulyow y'n poynt na,</text:p>
      <text:p text:style-name="P1"><text:s/>my a lever dhis praga.</text:p>
      <text:p text:style-name="P1"><text:s/>Dyw a or'nas kontrari</text:p>
      <text:p text:style-name="P1"><text:s/>na dheffen tastya henna.</text:p>
      <text:p text:style-name="P1"><text:s/>Ha'y gommondment pur dhevri</text:p>
      <text:p text:style-name="P1"><text:s/>a ros straitly, dres pub tra</text:p>
      <text:p text:style-name="P1"><text:soft-page-break/><text:s/>na wrellen mellya worti.</text:p>
      <text:p text:style-name="P1"><text:s/>Prag y hwredh genev flattra?</text:p>
      <text:p text:style-name="P1"></text:p>
      <text:p text:style-name="P1"></text:p>
      <text:p text:style-name="P1"></text:p>
      <text:p text:style-name="P1"><text:s/>Goslow, goslow, Eva, ha deus nes;</text:p>
      <text:p text:style-name="P1"><text:s/>sham yw genev dha glywes</text:p>
      <text:p text:style-name="P1"><text:s/>ow krysi dhe'n geryow na.</text:p>
      <text:p text:style-name="P1"><text:s/>Praga, my a lever dhis,</text:p>
      <text:p text:style-name="P1"><text:s/>y hwrug Dyw ri an charj na?</text:p>
      <text:p text:style-name="P1"><text:s/>Genes a peva tastyes,</text:p>
      <text:p text:style-name="P1"><text:s/>maga fur ty a via</text:p>
      <text:p text:style-name="P1"><text:s/>yn pub poynt sur avello.</text:p>
      <text:p text:style-name="P1"><text:s/>An Tas, ev ny vynnsa sur</text:p>
      <text:p text:style-name="P1"><text:s/>orth den vydholl bos mar fur</text:p>
      <text:p text:style-name="P1"><text:s/>dhe wodhvos a dhrog ha da.</text:p>
      <text:p text:style-name="P1"><text:s/>Rag henna, benyn 'vas Eva,</text:p>
      <text:p text:style-name="P1"><text:s/>genes ny vynnav flattra</text:p>
      <text:p text:style-name="P1"><text:s/>na ny vynnav usya gow.</text:p>
      <text:p text:style-name="P1"></text:p>
      <text:p text:style-name="P1"></text:p>
      <text:p text:style-name="P1"><text:s/>Koel jy dhymm, men dhe geski,</text:p>
      <text:p text:style-name="P1"><text:s/>mar mynnta bos eksaltys,</text:p>
      <text:p text:style-name="P1"><text:s/>poken sertan vynari</text:p>
      <text:p text:style-name="P1"><text:s/>hwi a vydh avel fleghes.</text:p>
      <text:p text:style-name="P1"><text:s/>Bo yn assentys ty a glyw,</text:p>
      <text:p text:style-name="P1"><text:s/>Eva jentyl.</text:p>
      <text:p text:style-name="P1"></text:p>
      <text:p text:style-name="P1"><text:s/>Eya, eya, my a glyw.</text:p>
      <text:p text:style-name="P1"><text:s/>Hag y ros dhyn charj mar strait,</text:p>
      <text:p text:style-name="P1"><text:s/>ma'n bydh payn ha galarow</text:p>
      <text:p text:style-name="P1"><text:s/>mara kwren terri unn jet</text:p>
      <text:p text:style-name="P1"><text:s/>y gommondement dhyn res.</text:p>
      <text:p text:style-name="P1"><text:s/>Par happ yn ifarn nevra</text:p>
      <text:p text:style-name="P1"><text:soft-page-break/><text:s/>ni a'n bydh agan trigva,</text:p>
      <text:p text:style-name="P1"><text:s/>mar ny vydh y vodh sywyes.</text:p>
      <text:p text:style-name="P1"></text:p>
      <text:p text:style-name="P1"><text:s/>Taw, taw, Eva, yth os fol;</text:p>
      <text:p text:style-name="P1"><text:s/>ny vynnydh koela orth da.</text:p>
      <text:p text:style-name="P1"><text:s/>My a ragdho; ty a'n oel</text:p>
      <text:p text:style-name="P1"><text:s/>ow husul mar kwredh nagha.</text:p>
      <text:p text:style-name="P1"><text:s/>Genes nyns ov kontentys.</text:p>
      <text:p text:style-name="P1"><text:s/>Na vea my dhe'th kara,</text:p>
      <text:p text:style-name="P1"><text:s/>ny vynnsen dhe'th kusulya</text:p>
      <text:p text:style-name="P1"><text:s/>dhe vos bargen mar vras gwrys.</text:p>
      <text:p text:style-name="P1"></text:p>
      <text:p text:style-name="P1"></text:p>
      <text:p text:style-name="P1"></text:p>
      <text:p text:style-name="P1"><text:s/>A kothven y vosa gwir,</text:p>
      <text:p text:style-name="P1"><text:s/>my a sywsa dha dhesir</text:p>
      <text:p text:style-name="P1"><text:s/>drefenn ty dhe dhos a'n nev.</text:p>
      <text:p text:style-name="P1"></text:p>
      <text:p text:style-name="P1"><text:s/>Hwi a lever gwir, benyn 'vas.</text:p>
      <text:p text:style-name="P1"><text:s/>Ny res dhywgh ow mystrestya:</text:p>
      <text:p text:style-name="P1"><text:s/>a'n nev ny dheu mes tus vas;</text:p>
      <text:p text:style-name="P1"><text:s/>my yw onan a'n sort na.</text:p>
      <text:p text:style-name="P1"></text:p>
      <text:p text:style-name="P1"></text:p>
      <text:p text:style-name="P1"><text:s/>Rewgh hwi rann dh'agas dremas,</text:p>
      <text:p text:style-name="P1"><text:s/>po an viaj ny dal tra,</text:p>
      <text:p text:style-name="P1"><text:s/>ma's y bart ev a'n jeffa</text:p>
      <text:p text:style-name="P1"></text:p>
      <text:p text:style-name="P1"><text:s/>Ny vynnav bos mar grefni</text:p>
      <text:p text:style-name="P1"><text:s/>dhe witha oll ow honan.</text:p>
      <text:p text:style-name="P1"><text:s/>Adam sur dres pub huni</text:p>
      <text:p text:style-name="P1"><text:s/>my a'n kar, po Dyw difenn</text:p>
      <text:p text:style-name="P1"><text:s/>dhe witha heb y shara.</text:p>
      <text:p text:style-name="P1"></text:p>
      <text:p text:style-name="P1"><text:soft-page-break/></text:p>
      <text:p text:style-name="P1"></text:p>
      <text:p text:style-name="P1"><text:s/>My a ystynn an skorrenn;</text:p>
      <text:p text:style-name="P1"><text:s/>kemmer an frut anedhi.</text:p>
      <text:p text:style-name="P1"></text:p>
      <text:p text:style-name="P1"></text:p>
      <text:p text:style-name="P1"></text:p>
      <text:p text:style-name="P1"><text:s/>My a wra yn pur sertan.</text:p>
      <text:p text:style-name="P1"><text:s/>Ny allav nep-pell perthi,</text:p>
      <text:p text:style-name="P1"><text:s/>pan vo res tastya anedhi.</text:p>
      <text:p text:style-name="P1"></text:p>
      <text:p text:style-name="P1"><text:s/>Nevra ny gemmer dout,</text:p>
      <text:p text:style-name="P1"><text:s/>ty a yll bos pur veri.</text:p>
      <text:p text:style-name="P1"><text:s/>Gans dha lagasow a-les</text:p>
      <text:p text:style-name="P1"><text:s/>ty a wel pub tra omma,</text:p>
      <text:p text:style-name="P1"><text:s/>ha pur fur ty a vydh gwrys,</text:p>
      <text:p text:style-name="P1"><text:s/>avel Dyw; na dhout henna,</text:p>
      <text:p text:style-name="P1"><text:s/>Eva, my a lever dhis.</text:p>
      <text:p text:style-name="P1"><text:s/>Na vea my dhe'th kara,</text:p>
      <text:p text:style-name="P1"><text:s/>ny vynnsen awos neb tra</text:p>
      <text:p text:style-name="P1"><text:s/>yn-bann dha vos eksaltys.</text:p>
      <text:p text:style-name="P1"></text:p>
      <text:p text:style-name="P1"><text:s/>Meur a ras dhy'hwi, syrra,</text:p>
      <text:p text:style-name="P1"><text:s/>ow ri kusul dhymm mar stout.</text:p>
      <text:p text:style-name="P1"><text:s/>Orthowgh my a vynn koela,</text:p>
      <text:p text:style-name="P1"><text:s/>ha, by God, nyns eus dhymm dout</text:p>
      <text:p text:style-name="P1"><text:s/>dhe dastya an keth aval.</text:p>
      <text:p text:style-name="P1"><text:s/>Ha'w dremas a woer dhymm gras</text:p>
      <text:p text:style-name="P1"><text:s/>dhe wul viaj mar nobyl,</text:p>
      <text:p text:style-name="P1"><text:s/>ha, re Dhyw an Drynses Tas,</text:p>
      <text:p text:style-name="P1"><text:s/>ev a'm sett yn-bann ughel,</text:p>
      <text:p text:style-name="P1"><text:s/>hag a'm gormel meur, heb dout.</text:p>
      <text:p text:style-name="P1"></text:p>
      <text:p text:style-name="P1"><text:s/>Ke yn kerdh, Eva benyn 'vas,</text:p>
      <text:p text:style-name="P1"><text:soft-page-break/><text:s/>ty a yll godhvos dhymm gras</text:p>
      <text:p text:style-name="P1"><text:s/>rag an vyaj.</text:p>
      <text:p text:style-name="P1"></text:p>
      <text:p text:style-name="P1"></text:p>
      <text:p text:style-name="P1"><text:s/>Hag Adam, dell yw dremas,</text:p>
      <text:p text:style-name="P1"><text:s/>ahanas a wra pur vras.</text:p>
      <text:p text:style-name="P1"><text:s/>A'n bargen ny vydh edrek.</text:p>
      <text:p text:style-name="P1"></text:p>
      <text:p text:style-name="P1"><text:s/>Farwel, ow hothman a'n nev;</text:p>
      <text:p text:style-name="P1"><text:s/>My a'th kar bys vynari.</text:p>
      <text:p text:style-name="P1"><text:s/>Dhe Adam kerdhes pur grev</text:p>
      <text:p text:style-name="P1"><text:s/>my a vynn, dh'y salusi,</text:p>
      <text:p text:style-name="P1"><text:s/>ha'n aval y bresentya.</text:p>
      <text:p text:style-name="P1"></text:p>
      <text:p text:style-name="P1"><text:s/>Gwra yndella, my a'th pys. <text:s text:c="3"/></text:p>
      <text:p text:style-name="P1"><text:s/>Ty a glyw ken nowodhow</text:p>
      <text:p text:style-name="P1"><text:s/>kyns ow gweles vy arta.</text:p>
      <text:p text:style-name="P1"></text:p>
      <text:p text:style-name="P1"></text:p>
      <text:p text:style-name="P1"></text:p>
      <text:p text:style-name="P1"><text:s/>Adam, Adam, pyth es'ta?</text:p>
      <text:p text:style-name="P1"><text:s/>Goslow dhymmo ha deus nes.</text:p>
      <text:p text:style-name="P1"><text:s/>Yma genev dhe'th plesya -</text:p>
      <text:p text:style-name="P1"><text:s/>Na borth dout a bratt eus gwrys</text:p>
      <text:p text:style-name="P1"><text:s/>may hwodhves dhymm grasow.</text:p>
      <text:p text:style-name="P1"></text:p>
      <text:p text:style-name="P1"><text:s/>Wolkomm, Eva, os, benyn 'vas.</text:p>
      <text:p text:style-name="P1"><text:s/>Mars yw an nowodhow da</text:p>
      <text:p text:style-name="P1"><text:s/>ty a vydh rewardys,</text:p>
      <text:p text:style-name="P1"><text:s/>ha'm kolonn ynwedh ganso</text:p>
      <text:p text:style-name="P1"><text:s/>ty a vydh prest dhe'th plegadow.</text:p>
      <text:p text:style-name="P1"></text:p>
      <text:p text:style-name="P1"></text:p>
      <text:p text:style-name="P1"></text:p>
      <text:p text:style-name="P1"><text:soft-page-break/></text:p>
      <text:p text:style-name="P1"></text:p>
      <text:p text:style-name="P1"><text:s/>Mirewgh, mirewgh orth hemma!</text:p>
      <text:p text:style-name="P1"><text:s/>'Tomma, gay a aval dhis!</text:p>
      <text:p text:style-name="P1"><text:s/>Mar kwredh tastya anodho</text:p>
      <text:p text:style-name="P1"><text:s/>ev a dreyl dhiso dhe les,</text:p>
      <text:p text:style-name="P1"><text:s/>moy es milyow a beunsow.</text:p>
      <text:p text:style-name="P1"></text:p>
      <text:p text:style-name="P1"><text:s/>Deus nes. Gas vy dhe weles</text:p>
      <text:p text:style-name="P1"><text:s/>maras ywa aval da.</text:p>
      <text:p text:style-name="P1"><text:s/>Lavar ple feva kevys.</text:p>
      <text:p text:style-name="P1"></text:p>
      <text:p text:style-name="P1"></text:p>
      <text:p text:style-name="P1"></text:p>
      <text:p text:style-name="P1"><text:s/>Praga, Adam ow fries,</text:p>
      <text:p text:style-name="P1"><text:s/>dar, dout eus dhis y weles?</text:p>
      <text:p text:style-name="P1"><text:s/>Lavar dhymmo, my a'th pys.</text:p>
      <text:p text:style-name="P1"></text:p>
      <text:p text:style-name="P1"><text:s/>Ny bleg dhymm syght anodho</text:p>
      <text:p text:style-name="P1"><text:s/>dout pur vras yma dhymmo</text:p>
      <text:p text:style-name="P1"><text:s/>nag ywa 'vas, my a grys.</text:p>
      <text:p text:style-name="P1"><text:s/>Ty, mar pe hemma terrys</text:p>
      <text:p text:style-name="P1"><text:s/>mes a'n wydhenn difennys</text:p>
      <text:p text:style-name="P1"><text:s/>ragdho my a vydh grevys.</text:p>
      <text:p text:style-name="P1"></text:p>
      <text:p text:style-name="P1"></text:p>
      <text:p text:style-name="P1"></text:p>
      <text:p text:style-name="P1"><text:s/>Nevra na dhout a henna,</text:p>
      <text:p text:style-name="P1"><text:s/>Adam hweg, ow herensa.</text:p>
      <text:p text:style-name="P1"><text:s/>My a lever, dhis mar pleg,</text:p>
      <text:p text:style-name="P1"><text:s/>yn pan vaner y'n beuma.</text:p>
      <text:p text:style-name="P1"><text:s/>Syrra, ha my ow kwandra,</text:p>
      <text:p text:style-name="P1"><text:s/>my a glywas a-wartha</text:p>
      <text:p text:style-name="P1"><text:s/>war an wydhenn unn el hweg</text:p>
      <text:p text:style-name="P1"><text:soft-page-break/><text:s/>sur ow kana.</text:p>
      <text:p text:style-name="P1"><text:s/>My a'm beu wondrys fansi</text:p>
      <text:p text:style-name="P1"><text:s/>orth y weles y'n wydhenn.</text:p>
      <text:p text:style-name="P1"><text:s/>Ha dhe-vy yn kortesi</text:p>
      <text:p text:style-name="P1"><text:s/>y profyas, avel kothman,</text:p>
      <text:p text:style-name="P1"><text:s/>meur a daklow, re'm lowta,</text:p>
      <text:p text:style-name="P1"><text:s/>ha pur wordhi.</text:p>
      <text:p text:style-name="P1"></text:p>
      <text:p text:style-name="P1"><text:s/>A Ev', Ev', ty a fyllis,</text:p>
      <text:p text:style-name="P1"><text:s/>ow koela orth an el na.</text:p>
      <text:p text:style-name="P1"><text:s/>Drog polat o, my a grys,</text:p>
      <text:p text:style-name="P1"><text:s/>neb a glywsys ow kana,</text:p>
      <text:p text:style-name="P1"><text:s/>ha'th kusulyas dhe derri</text:p>
      <text:p text:style-name="P1"><text:s/>an aval na.</text:p>
      <text:p text:style-name="P1"></text:p>
      <text:p text:style-name="P1"><text:s/>Syrra,</text:p>
      <text:p text:style-name="P1"><text:s/>ev a gewsys dhymm mar deg,</text:p>
      <text:p text:style-name="P1"><text:s/>ny wodhyen tamm y nagha,</text:p>
      <text:p text:style-name="P1"><text:s/>ha'y bromys o mar hweg,</text:p>
      <text:p text:style-name="P1"><text:s/>may hwrug ev dhymmo koela.</text:p>
      <text:p text:style-name="P1"><text:s/>Ny dhoutis, war ow ena,</text:p>
      <text:p text:style-name="P1"><text:s/>a falsuri.</text:p>
      <text:p text:style-name="P1"><text:s/>Ha'y bromys yth o larjya!</text:p>
      <text:p text:style-name="P1"><text:s/>mar kwren tastya an frut na</text:p>
      <text:p text:style-name="P1"><text:s/>avel Dyw ny a via</text:p>
      <text:p text:style-name="P1"><text:s/>ha maga fur.</text:p>
      <text:p text:style-name="P1"><text:s/>My a fylli y'n eur na.</text:p>
      <text:p text:style-name="P1"><text:s/>A kallen dos dhe'n prykk na</text:p>
      <text:p text:style-name="P1"><text:s/>y fia bargen pur fur.</text:p>
      <text:p text:style-name="P1"></text:p>
      <text:p text:style-name="P1"><text:s/>A, out, out warnas Eva!</text:p>
      <text:p text:style-name="P1"><text:s/>My a yll kussya henna!</text:p>
      <text:p text:style-name="P1"><text:s/>Tewlys on ni dhe veshyf bras,</text:p>
      <text:p text:style-name="P1"><text:s/>ha wordhi dhe gemmeres.</text:p>
      <text:p text:style-name="P1"><text:soft-page-break/></text:p>
      <text:p text:style-name="P1"></text:p>
      <text:p text:style-name="P1"><text:s/>Henna o hager vargen,</text:p>
      <text:p text:style-name="P1"><text:s/>Eva, my a lever dhis.</text:p>
      <text:p text:style-name="P1"><text:s/>Nebes lowr a vydh an gwayn</text:p>
      <text:p text:style-name="P1"><text:s/>pan vo genes kowl komptys.</text:p>
      <text:p text:style-name="P1"><text:s/>Soweth, ellas!</text:p>
      <text:p text:style-name="P1"></text:p>
      <text:p text:style-name="P1"></text:p>
      <text:p text:style-name="P1"></text:p>
      <text:p text:style-name="P1"></text:p>
      <text:p text:style-name="P1"></text:p>
      <text:p text:style-name="P1"><text:s/>Taw, Adam. Na vydh serrys.</text:p>
      <text:p text:style-name="P1"><text:s/>Ny dheuth drog hwath anodho.</text:p>
      <text:p text:style-name="P1"><text:s/>An keth peryll y toutis,</text:p>
      <text:p text:style-name="P1"><text:s/>hag a leveris dhodho</text:p>
      <text:p text:style-name="P1"><text:s/>oll an peryll yn pub poynt</text:p>
      <text:p text:style-name="P1"><text:s/>saw ev dhymm a warrantyas</text:p>
      <text:p text:style-name="P1"><text:s/>nag o dhymmo dout y'n kas,</text:p>
      <text:p text:style-name="P1"><text:s/>war y beryll, wondrys koynt.</text:p>
      <text:p text:style-name="P1"></text:p>
      <text:p text:style-name="P1"><text:s/>A, molleth dhe'n horsen kamm,</text:p>
      <text:p text:style-name="P1"><text:s/>ha dhe'jy ynwedh ganso!</text:p>
      <text:p text:style-name="P1"><text:s/>Ni a'n jevydh sur droglamm</text:p>
      <text:p text:style-name="P1"><text:s/>rag dha viaj y'n torn ma,</text:p>
      <text:p text:style-name="P1"><text:s/>ha wordhi dhe gavoes blam.</text:p>
      <text:p text:style-name="P1"></text:p>
      <text:p text:style-name="P1"></text:p>
      <text:p text:style-name="P1"></text:p>
      <text:p text:style-name="P1"><text:s/>Ye, ye, my a'n jevydh oll an blam</text:p>
      <text:p text:style-name="P1"><text:s/>dhiworthis jy lemmyn Adam,</text:p>
      <text:p text:style-name="P1"><text:s/>pynagoll fordh yth a an gam.</text:p>
      <text:p text:style-name="P1"><text:s/>Saw a pen ni dywow gwrys</text:p>
      <text:p text:style-name="P1"><text:s/>ny vies malbew serrys,</text:p>
      <text:p text:style-name="P1"><text:soft-page-break/><text:s/>my a woer henna yn ta.</text:p>
      <text:p text:style-name="P1"></text:p>
      <text:p text:style-name="P1"><text:s/>Taw, taw, na vydh dhymmo mar wokki.</text:p>
      <text:p text:style-name="P1"><text:s/>An serpont o re wili</text:p>
      <text:p text:style-name="P1"><text:s/>ragos jy y'n keth torn ma.</text:p>
      <text:p text:style-name="P1"><text:s/>Ev a brofyas lowr gow dhis,</text:p>
      <text:p text:style-name="P1"><text:s/>ha genes ymons krysys.</text:p>
      <text:p text:style-name="P1"><text:s/>Ow geryow a vydh prevys</text:p>
      <text:p text:style-name="P1"><text:s/>may fydh lowr payn ragdho.</text:p>
      <text:p text:style-name="P1"></text:p>
      <text:p text:style-name="P1"><text:s/>Ye, yth osta jy den fur,</text:p>
      <text:p text:style-name="P1"><text:s/>ny vynnes orthiv koela.</text:p>
      <text:p text:style-name="P1"><text:s/>Mar ny vydhav ow desir</text:p>
      <text:p text:style-name="P1"><text:s/>nevra ny'm gwelydh omma,</text:p>
      <text:p text:style-name="P1"><text:s/>medhav, unn spys.</text:p>
      <text:p text:style-name="P1"></text:p>
      <text:p text:style-name="P1"></text:p>
      <text:p text:style-name="P1"><text:s/>An el esa y'n wydhenn</text:p>
      <text:p text:style-name="P1"><text:s/>y kewsis geryow efan,</text:p>
      <text:p text:style-name="P1"><text:s/>ha my a'n krys.</text:p>
      <text:p text:style-name="P1"><text:s/>Syrr, war nebes lavarow,</text:p>
      <text:p text:style-name="P1"><text:s/>tast jy part a'n avalow,</text:p>
      <text:p text:style-name="P1"><text:s/>po ow herensa ty a gyll.</text:p>
      <text:p text:style-name="P1"></text:p>
      <text:p text:style-name="P1"></text:p>
      <text:p text:style-name="P1"></text:p>
      <text:p text:style-name="P1"><text:s/>Mir, kemmer an aval teg</text:p>
      <text:p text:style-name="P1"><text:s/>po sur ynter ty ha'th wreg</text:p>
      <text:p text:style-name="P1"><text:s/>an gerensa kwit a fyll,</text:p>
      <text:p text:style-name="P1"><text:s/>mar ny vynnydh y dhybri.</text:p>
      <text:p text:style-name="P1"></text:p>
      <text:p text:style-name="P1"><text:s/>Henna yth yw truedh dra,</text:p>
      <text:p text:style-name="P1"><text:s/>a-ban res dhymmo koela</text:p>
      <text:p text:style-name="P1"></text:p>
      <text:p text:style-name="P1"><text:soft-page-break/><text:s/>po kelli an gerensa</text:p>
      <text:p text:style-name="P1"><text:s/>eus ord'nys ynter-ranna.</text:p>
      <text:p text:style-name="P1"></text:p>
      <text:p text:style-name="P1"></text:p>
      <text:p text:style-name="P1"><text:s/>Eva jentyl, na vydh serrys.</text:p>
      <text:p text:style-name="P1"><text:s/>My a wra oll dell vynni.</text:p>
      <text:p text:style-name="P1"><text:s/>Dro-va dhymmo desempis,</text:p>
      <text:p text:style-name="P1"><text:s/>ha my a wra y dhybri.</text:p>
      <text:p text:style-name="P1"></text:p>
      <text:p text:style-name="P1"></text:p>
      <text:p text:style-name="P1"></text:p>
      <text:p text:style-name="P1"><text:s/>Eya, gwra dhymm yndella.</text:p>
      <text:p text:style-name="P1"><text:s/>'Dra vyn byw ow herensa</text:p>
      <text:p text:style-name="P1"><text:s/>ty a vydh bys vynari.</text:p>
      <text:p text:style-name="P1"><text:s/>Mir an aval ma omma.</text:p>
      <text:p text:style-name="P1"><text:s/>Kemmer ha deber toeth da,</text:p>
      <text:p text:style-name="P1"><text:s/>dout my genes dhe serri.</text:p>
      <text:p text:style-name="P1"></text:p>
      <text:p text:style-name="P1"></text:p>
      <text:p text:style-name="P1"></text:p>
      <text:p text:style-name="P1"><text:s/>Ogh, ogh, tru, my re beghas,</text:p>
      <text:p text:style-name="P1"><text:s/>ha re dorras an difenn!</text:p>
      <text:p text:style-name="P1"><text:s/>A, debel venyn heb gras,</text:p>
      <text:p text:style-name="P1"><text:s/>ty re'm toellas vy heb ken!</text:p>
      <text:p text:style-name="P1"><text:s/>Agan korfow noeth gallas.</text:p>
      <text:p text:style-name="P1"><text:s/>Mir warnan pub tenewenn!</text:p>
      <text:p text:style-name="P1"><text:s/>Omgwetthyn ni gans del glas</text:p>
      <text:p text:style-name="P1"><text:s/>agan privyta pur glos.</text:p>
      <text:p text:style-name="P1"><text:s/>Y hwonn gwir. Dyw agan Tas</text:p>
      <text:p text:style-name="P1"><text:s/>y sorr dhyn y teg pur vras,</text:p>
      <text:p text:style-name="P1"><text:s/>my a'n soppos.</text:p>
      <text:p text:style-name="P1"></text:p>
      <text:p text:style-name="P1"></text:p>
      <text:p text:style-name="P1"><text:s/>Mir, mir, a'n gwel'ta, Eva?</text:p>
      <text:p text:style-name="P1"><text:soft-page-break/><text:s/>Yma ev ow tos omma.</text:p>
      <text:p text:style-name="P1"><text:s/>Rag meth, deun ni alemma</text:p>
      <text:p text:style-name="P1"><text:s/>dhe gudha yn tyller klos.</text:p>
      <text:p text:style-name="P1"></text:p>
      <text:p text:style-name="P1"></text:p>
      <text:p text:style-name="P1"></text:p>
      <text:p text:style-name="P1"><text:s/>Adam, Adam, pandr'a wredh?</text:p>
      <text:p text:style-name="P1"><text:s/>Prag ny dheudh dhe'm wolkomma?</text:p>
      <text:p text:style-name="P1"></text:p>
      <text:p text:style-name="P1"><text:s/>Drefenn ow bos noeth heb kweth,</text:p>
      <text:p text:style-name="P1"><text:s/>ragos yth yth dhe gudha</text:p>
      <text:p text:style-name="P1"><text:s/>y'n tyller ma.</text:p>
      <text:p text:style-name="P1"></text:p>
      <text:p text:style-name="P1"></text:p>
      <text:p text:style-name="P1"></text:p>
      <text:p text:style-name="P1"><text:s/>Piw a dhiskwedhas dhiso</text:p>
      <text:p text:style-name="P1"><text:s/>dha vos noeth treys, korf ha bregh,</text:p>
      <text:p text:style-name="P1"><text:s/>lemmyn an frut gras na'th fo</text:p>
      <text:p text:style-name="P1"><text:s/>mones dhe dhybri heb pegh?</text:p>
      <text:p text:style-name="P1"><text:s/>Prag y hwruss'ta yndella?</text:p>
      <text:p text:style-name="P1"></text:p>
      <text:p text:style-name="P1"><text:s/>Dhymmo vy hwi a ros gwreg.</text:p>
      <text:p text:style-name="P1"><text:s/>Honna yw oll dhe vlamya.</text:p>
      <text:p text:style-name="P1"><text:s/>Hi a dorras an aval teg</text:p>
      <text:p text:style-name="P1"><text:s/>hag a'n dros dhymm dhe dastya.</text:p>
      <text:p text:style-name="P1"></text:p>
      <text:p text:style-name="P1"><text:s/>A-ban goels'ta orti hi,</text:p>
      <text:p text:style-name="P1"><text:s/>ha guthyl dres ow difenn,</text:p>
      <text:p text:style-name="P1"><text:s/>yn hwys lavur dhe dhybri</text:p>
      <text:p text:style-name="P1"><text:s/>ty a wra bys y'th worfenn.</text:p>
      <text:p text:style-name="P1"><text:s/>Eva, prag y hwruss'ta jy</text:p>
      <text:p text:style-name="P1"><text:s/>toella dha bries heb ken?</text:p>
      <text:p text:style-name="P1"></text:p>
      <text:p text:style-name="P1"></text:p>
      <text:p text:style-name="P1"><text:soft-page-break/></text:p>
      <text:p text:style-name="P1"><text:s/>An serpont der falsuri</text:p>
      <text:p text:style-name="P1"><text:s/>a'm temptyas dhe wuthyl henna,</text:p>
      <text:p text:style-name="P1"><text:s/>hag a bromysyas dhe vy</text:p>
      <text:p text:style-name="P1"><text:s/>y fedhen dhe well nevra.</text:p>
      <text:p text:style-name="P1"><text:s/>Hemma yw gwir.</text:p>
      <text:p text:style-name="P1"></text:p>
      <text:p text:style-name="P1"><text:s/>Rag ty dhe goela orto,</text:p>
      <text:p text:style-name="P1"><text:s/>ha toella dha bries lel,</text:p>
      <text:p text:style-name="P1"><text:s/>nevra gostydh dh'y gorti</text:p>
      <text:p text:style-name="P1"><text:s/>my a orden bos benyn.</text:p>
      <text:p text:style-name="P1"><text:s/>Trest jy dhe'm ger.</text:p>
      <text:p text:style-name="P1"><text:s/>May foghho y lavur hi</text:p>
      <text:p text:style-name="P1"><text:s/>der wul ow gorhemmynn trogh,</text:p>
      <text:p text:style-name="P1"><text:s/>na heb meur lavur devri</text:p>
      <text:p text:style-name="P1"><text:s/>bynytha ny's tevydh flogh.</text:p>
      <text:p text:style-name="P1"></text:p>
      <text:p text:style-name="P1"></text:p>
      <text:p text:style-name="P1"><text:s/>Prag y hwruss'ta, milligys,</text:p>
      <text:p text:style-name="P1"><text:s/>lavar, aga thoella i?</text:p>
      <text:p text:style-name="P1"></text:p>
      <text:p text:style-name="P1"></text:p>
      <text:p text:style-name="P1"></text:p>
      <text:p text:style-name="P1"><text:s/>My a lever dhis an kas:</text:p>
      <text:p text:style-name="P1"><text:s/>rag bos dhedha joy mar vras,</text:p>
      <text:p text:style-name="P1"><text:s/>ha my pub eur ow leski.</text:p>
      <text:p text:style-name="P1"></text:p>
      <text:p text:style-name="P1"><text:s/>Serpont, rag aga themptya,</text:p>
      <text:p text:style-name="P1"><text:s/>meur a bayn eus dhis or'nys.</text:p>
      <text:p text:style-name="P1"><text:s/>Milligys os dres pub tra,</text:p>
      <text:p text:style-name="P1"><text:s/>ha dres pryv ha best y'n bys.</text:p>
      <text:p text:style-name="P1"><text:s/>Own ahanas rag nevra</text:p>
      <text:p text:style-name="P1"><text:s/>den a'n jevydh prest pub prys.</text:p>
      <text:p text:style-name="P1"><text:s/>Ha ty, pryv, a wra kreupya,</text:p>
      <text:p text:style-name="P1"><text:soft-page-break/><text:s/>ha slynkya war dor a-hys.</text:p>
      <text:p text:style-name="P1"><text:s/>Ynter hy has hi ha ty</text:p>
      <text:p text:style-name="P1"><text:s/>my a wra envi nevra,</text:p>
      <text:p text:style-name="P1"><text:s/>ha henna dhe'th penn dhejy</text:p>
      <text:p text:style-name="P1"><text:s/>dhe'n dor sur a wra kropya.</text:p>
      <text:p text:style-name="P1"></text:p>
      <text:p text:style-name="P1"><text:s/>Ottomma hager viaj,</text:p>
      <text:p text:style-name="P1"><text:s/>may hallav kyni "Ellas".</text:p>
      <text:p text:style-name="P1"><text:s/>Yth ombrevis gwann diek,</text:p>
      <text:p text:style-name="P1"><text:s/>mayth ov 'poyntys dhe bayn bras,</text:p>
      <text:p text:style-name="P1"><text:s/>dhe bytt ifarn, ow chyf plas.</text:p>
      <text:p text:style-name="P1"></text:p>
      <text:p text:style-name="P1"></text:p>
      <text:p text:style-name="P1"><text:s/>My a vynn dalleth kreupya,</text:p>
      <text:p text:style-name="P1"><text:s/>ha slynkya war dor a-hys.</text:p>
      <text:p text:style-name="P1"><text:s/>Dhe'm shap ow honan ottomma</text:p>
      <text:p text:style-name="P1"><text:s/>hwi a wel, oma treylys,</text:p>
      <text:p text:style-name="P1"><text:s/>drog polat ha bras.</text:p>
      <text:p text:style-name="P1"><text:s/>Kyn na'm bo-ma lowena,</text:p>
      <text:p text:style-name="P1"><text:s/>an chorl Adam, hag Eva,</text:p>
      <text:p text:style-name="P1"><text:s/>dhe ifarn y tons dhymmo,</text:p>
      <text:p text:style-name="P1"><text:s/>ha'ga yssew, rag nevra,</text:p>
      <text:p text:style-name="P1"><text:s/>'poyntys der anow an Tas.</text:p>
      <text:p text:style-name="P1"></text:p>
      <text:p text:style-name="P1"></text:p>
      <text:p text:style-name="P1"><text:s/>Ha'n serpont triges ena.</text:p>
      <text:p text:style-name="P1"><text:s/>Nevra ny dheu alena,</text:p>
      <text:p text:style-name="P1"><text:s/>rag yth yw milligys bras.</text:p>
      <text:p text:style-name="P1"></text:p>
      <text:p text:style-name="P1"></text:p>
      <text:p text:style-name="P1"></text:p>
      <text:p text:style-name="P1"><text:s/>A Das, Dyw y'th wolowys,</text:p>
      <text:p text:style-name="P1"><text:s/>a-ban ov dhe dhrog tewlys,</text:p>
      <text:p text:style-name="P1"><text:s/>gront dhe'th kreatur, my a'th pys,</text:p>
      <text:p text:style-name="P1"><text:soft-page-break/><text:s/>nep part a Oyl a Versi.</text:p>
      <text:p text:style-name="P1"></text:p>
      <text:p text:style-name="P1"></text:p>
      <text:p text:style-name="P1"></text:p>
      <text:p text:style-name="P1"><text:s/>Adam, kyns es diwedh an bys</text:p>
      <text:p text:style-name="P1"><text:s/>my a wront Oyl Mersi dhis,</text:p>
      <text:p text:style-name="P1"><text:s/>ha dhe Eva dhe'th wre'ti.</text:p>
      <text:p text:style-name="P1"><text:s/>Saw, pur wir, dhymmo vy krys,</text:p>
      <text:p text:style-name="P1"><text:s/>orth dha wreg drefenn koela,</text:p>
      <text:p text:style-name="P1"><text:s/>rag terri an keth frutys</text:p>
      <text:p text:style-name="P1"><text:s/>a wrug difenn dhiworthis,</text:p>
      <text:p text:style-name="P1"><text:s/>spern y teg dhymm ha spedhas,</text:p>
      <text:p text:style-name="P1"><text:s/>ha'n erbys a'n keth dor na</text:p>
      <text:p text:style-name="P1"><text:s/>ty a dheber yn dha hwys</text:p>
      <text:p text:style-name="P1"><text:s/>dhe'th vara, pur wir nevra,</text:p>
      <text:p text:style-name="P1"><text:s/>erna ves arta treylys.</text:p>
      <text:p text:style-name="P1"><text:s/>An keth dor kyns a wruga.</text:p>
      <text:p text:style-name="P1"><text:s/>A dhoust omma y feus gwrys,</text:p>
      <text:p text:style-name="P1"><text:s/>ha dhe dhoust yth edh arta.</text:p>
      <text:p text:style-name="P1"></text:p>
      <text:p text:style-name="P1"></text:p>
      <text:p text:style-name="P1"></text:p>
      <text:p text:style-name="P1"><text:s/>Dha vodh re bo kollenwys,</text:p>
      <text:p text:style-name="P1"><text:s/>Arloedh Nev ha'n Bys keffrys.</text:p>
      <text:p text:style-name="P1"><text:s/>My a yll bos lowenhes,</text:p>
      <text:p text:style-name="P1"><text:s/>kyns es bos diwedh an bys,</text:p>
      <text:p text:style-name="P1"><text:s/>kavoes an Oyl a Versi.</text:p>
      <text:p text:style-name="P1"><text:s/>Kynth yw paynys ow kortos</text:p>
      <text:p text:style-name="P1"><text:s/>yn ifarn yn neb plas,</text:p>
      <text:p text:style-name="P1"><text:s/>ni yw neb a'n dendilas</text:p>
      <text:p text:style-name="P1"><text:s/>drefenn an difenn terri.</text:p>
      <text:p text:style-name="P1"></text:p>
      <text:p text:style-name="P1"><text:s/>Mighal, yskynnewgh, el splann,</text:p>
      <text:p text:style-name="P1"><text:s/>helghyewgh Adam gans kledha dan,</text:p>
      <text:p text:style-name="P1"><text:soft-page-break/><text:s/>ha'y wreg, mes a baradhis.</text:p>
      <text:p text:style-name="P1"><text:s/>Ha dew gweth dhedha gwra doen,</text:p>
      <text:p text:style-name="P1"><text:s/>dh'aga hudha pub seson,</text:p>
      <text:p text:style-name="P1"><text:s/>aga noetha na vo gwelys.</text:p>
      <text:p text:style-name="P1"></text:p>
      <text:p text:style-name="P1"><text:s/>Arloedh, my a wra henna.</text:p>
      <text:p text:style-name="P1"><text:s/>Parys yw genev pub tra</text:p>
      <text:p text:style-name="P1"><text:s/>dhe vos dhedha alemma.</text:p>
      <text:p text:style-name="P1"></text:p>
      <text:p text:style-name="P1"></text:p>
      <text:p text:style-name="P1"><text:s/>Adam, ke yn-mes a'n wlas,</text:p>
      <text:p text:style-name="P1"><text:s/>dhe gres an bys dhe vywa;</text:p>
      <text:p text:style-name="P1"><text:s/>ty dha honan dhe balas,</text:p>
      <text:p text:style-name="P1"><text:s/>dha wreg genes dhe nedha.</text:p>
      <text:p text:style-name="P1"></text:p>
      <text:p text:style-name="P1"></text:p>
      <text:p text:style-name="P1"></text:p>
      <text:p text:style-name="P1"><text:s/>Adam, ottomma dillas,</text:p>
      <text:p text:style-name="P1"><text:s/>hag Eva, dh'agas kwetha.</text:p>
      <text:p text:style-name="P1"><text:s/>Fistenewgh, bedhens gwiskys.</text:p>
      <text:p text:style-name="P1"><text:s/>Fistenewgh troha'n daras,</text:p>
      <text:p text:style-name="P1"><text:s/>rag omma ny wrewgh triga.</text:p>
      <text:p text:style-name="P1"><text:s/>Agas toulys dhe balas,</text:p>
      <text:p text:style-name="P1"><text:s/>ha'gas pygans dhe nedha</text:p>
      <text:p text:style-name="P1"><text:s/>ottens parys.</text:p>
      <text:p text:style-name="P1"></text:p>
      <text:p text:style-name="P1"><text:s/>My yw kannas Dyw, Ankow,</text:p>
      <text:p text:style-name="P1"><text:s/>omma dredho apoyntys.</text:p>
      <text:p text:style-name="P1"><text:s/>Rag terri gor'mynnadow</text:p>
      <text:p text:style-name="P1"><text:s/>dhe Adam gans Dyw or'nys,</text:p>
      <text:p text:style-name="P1"><text:s/>ev a verow, ha'y yssew.</text:p>
      <text:p text:style-name="P1"><text:s/>Yndella yth yw 'poyntys</text:p>
      <text:p text:style-name="P1"><text:s/>dhe vyns a vywo y'n bys</text:p>
      <text:p text:style-name="P1"><text:s/>my dhe ladha gans ow gyw.</text:p>
      <text:p text:style-name="P1"><text:soft-page-break/><text:s/>Adam na Eva peggha</text:p>
      <text:p text:style-name="P1"><text:s/>ha difenn an Tas terri,</text:p>
      <text:p text:style-name="P1"><text:s/>mernans ny wrussens tastya</text:p>
      <text:p text:style-name="P1"><text:s/>mes yn plesour vynari</text:p>
      <text:p text:style-name="P1"><text:s/>i a wrussa prest bywa.</text:p>
      <text:p text:style-name="P1"><text:s/>Omma ev yth o 'poyntys</text:p>
      <text:p text:style-name="P1"><text:s/>chyf warden war baradhis,</text:p>
      <text:p text:style-name="P1"><text:s/>ha der begh ha kovaytys</text:p>
      <text:p text:style-name="P1"><text:s/>oll y joy yth yw kellys,</text:p>
      <text:p text:style-name="P1"><text:s/>may fedha paynys ragdho.</text:p>
      <text:p text:style-name="P1"><text:s/>Gans an jowl y fons toellys</text:p>
      <text:p text:style-name="P1"><text:s/>der an serpont milligys,</text:p>
      <text:p text:style-name="P1"><text:s/>dell welsowgh warbarth omma.</text:p>
      <text:p text:style-name="P1"></text:p>
      <text:p text:style-name="P1"></text:p>
      <text:p text:style-name="P1"></text:p>
      <text:p text:style-name="P1"><text:s/>Henna yth yw truedh bras,</text:p>
      <text:p text:style-name="P1"><text:s/>der <text:s/>an serpont milligys</text:p>
      <text:p text:style-name="P1"><text:s/>ni dhe vones mar wokki</text:p>
      <text:p text:style-name="P1"><text:s/>mayth yw kellys dhyn an plas</text:p>
      <text:p text:style-name="P1"><text:s/>o or'nys dhyn, leun a joy,</text:p>
      <text:p text:style-name="P1"><text:s/>dhe vywa omma nevra.</text:p>
      <text:p text:style-name="P1"></text:p>
      <text:p text:style-name="P1"></text:p>
      <text:p text:style-name="P1"><text:s/>Lemmyn, Eva ow fries,</text:p>
      <text:p text:style-name="P1"><text:s/>henna yth o dha foli jy.</text:p>
      <text:p text:style-name="P1"><text:s/>Rakhenna paynys pur vras</text:p>
      <text:p text:style-name="P1"><text:s/>yma or'nys ragon ni,</text:p>
      <text:p text:style-name="P1"><text:s/>may hyllyn kyni dredha</text:p>
      <text:p text:style-name="P1"></text:p>
      <text:p text:style-name="P1"><text:s/>My ny wodhyen gul dhodho.</text:p>
      <text:p text:style-name="P1"><text:s/>Kemmys geryow teg a'm prev.</text:p>
      <text:p text:style-name="P1"><text:s/>Der henna, war ow ena,</text:p>
      <text:p text:style-name="P1"><text:s/>my a sopposyas el nev</text:p>
      <text:p text:style-name="P1"><text:soft-page-break/><text:s/>yth ova dannvenys dhymm.</text:p>
      <text:p text:style-name="P1"><text:s/>Syrra, kyn foma kregys,</text:p>
      <text:p text:style-name="P1"><text:s/>y flattering o mar loryus</text:p>
      <text:p text:style-name="P1"><text:s/>ny wodhyen guthyl nahen</text:p>
      <text:p text:style-name="P1"><text:s/>re'm lel lowta.</text:p>
      <text:p text:style-name="P1"></text:p>
      <text:p text:style-name="P1"><text:s/>A, soweth, ty dhe grysi</text:p>
      <text:p text:style-name="P1"><text:s/>dhe'n jowl bras ha'y anfeusi!</text:p>
      <text:p text:style-name="P1"><text:s/>Rag yth o ev re wili</text:p>
      <text:p text:style-name="P1"><text:s/>pan edh y'n serpont a-ji</text:p>
      <text:p text:style-name="P1"><text:s/>rag dha doella.</text:p>
      <text:p text:style-name="P1"></text:p>
      <text:p text:style-name="P1"></text:p>
      <text:p text:style-name="P1"><text:s/>A-ban oma kowl diglos</text:p>
      <text:p text:style-name="P1"><text:s/>hag a baradhis helghys,</text:p>
      <text:p text:style-name="P1"><text:s/>my a vynn dalleth palas</text:p>
      <text:p text:style-name="P1"><text:s/>rag kavoes sosten ha boes</text:p>
      <text:p text:style-name="P1"><text:s/>dhymmo vy ha dhe'n fleghes,</text:p>
      <text:p text:style-name="P1"><text:s/>hag aparel a dhillas.</text:p>
      <text:p text:style-name="P1"></text:p>
      <text:p text:style-name="P1"><text:s/>Ynwedh my a vynn nedha,</text:p>
      <text:p text:style-name="P1"><text:s/>rag gul dillas dhe'm kudha</text:p>
      <text:p text:style-name="P1"><text:s/>ha dhe'm fleghes eus genys.</text:p>
      <text:p text:style-name="P1"></text:p>
      <text:p text:style-name="P1"><text:s/>Ellas, gwev pan ova genys,</text:p>
      <text:p text:style-name="P1"><text:s/>ow terri gor'mynnadow Dyw!</text:p>
      <text:p text:style-name="P1"><text:s/>Helghys on a baradhis</text:p>
      <text:p text:style-name="P1"><text:s/>dhe'n norvys, er agan gew.</text:p>
      <text:p text:style-name="P1"><text:s/>Tra vydholl a wrella les</text:p>
      <text:p text:style-name="P1"><text:s/>ny gavav omma neb tu,</text:p>
      <text:p text:style-name="P1"><text:s/>na sosten, moy es bestes.</text:p>
      <text:p text:style-name="P1"><text:s/>Fatell wren omwitha byw?</text:p>
      <text:p text:style-name="P1"></text:p>
      <text:p text:style-name="P1"></text:p>
      <text:p text:style-name="P1"><text:soft-page-break/></text:p>
      <text:p text:style-name="P1"><text:s/>Nyns yw hemma paradhis,</text:p>
      <text:p text:style-name="P1"><text:s/>a, nag yw, Adam, nag yw!</text:p>
      <text:p text:style-name="P1"><text:s/>Ena yth esa flourys</text:p>
      <text:p text:style-name="P1"><text:s/>ha frutys, teg aga liw,</text:p>
      <text:p text:style-name="P1"><text:s/>dh'agan maga,</text:p>
      <text:p text:style-name="P1"><text:s/>orta mires pan wrellen.</text:p>
      <text:p text:style-name="P1"><text:s/>Chanjyes yw an rewl lemmyn;</text:p>
      <text:p text:style-name="P1"><text:s/>ellas orth an pryv koela!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<text:s/>Dew vab yma dhymm genys,</text:p>
      <text:p text:style-name="P1"><text:s/>ha tevys yth yns dhe dus.</text:p>
      <text:p text:style-name="P1"><text:s/>Hwi oll a's gwel.</text:p>
      <text:p text:style-name="P1"><text:s/>Kaym yth yw ow mab kottha,</text:p>
      <text:p text:style-name="P1"><text:s/>Abel yw ow mab yonka,</text:p>
      <text:p text:style-name="P1"><text:s/>fleghes uvel ha jentyl.</text:p>
      <text:p text:style-name="P1"></text:p>
      <text:p text:style-name="P1"></text:p>
      <text:p text:style-name="P1"><text:s/>My a vynn dhy'hwi 'poyntya</text:p>
      <text:p text:style-name="P1"><text:s/>servis dhe'n eyl ha'y gila,</text:p>
      <text:p text:style-name="P1"><text:s/>rag rewlya ys ha chatel.</text:p>
      <text:p text:style-name="P1"><text:s/>Kaym, dha jarj jy a vydh</text:p>
      <text:p text:style-name="P1"><text:s/>war gergh, barlys ha gwaneth,</text:p>
      <text:p text:style-name="P1"><text:s/>dhe wuthyl an dega lel</text:p>
      <text:p text:style-name="P1"></text:p>
      <text:p text:style-name="P1"></text:p>
      <text:p text:style-name="P1"><text:s/>hag Abel, an oblashyon</text:p>
      <text:p text:style-name="P1"><text:s/>war an bestes ha'n oghen,</text:p>
      <text:p text:style-name="P1"><text:s/>ha'n devesyow oll y'n gwel.</text:p>
      <text:p text:style-name="P1"><text:soft-page-break/><text:s/>Ha pan vo res degevi</text:p>
      <text:p text:style-name="P1"><text:s/>gorrewgh i dhe'n Mont Tabor,</text:p>
      <text:p text:style-name="P1"><text:s/>hag ena gwrewgh aga leski,</text:p>
      <text:p text:style-name="P1"><text:s/>dout Dyw genowgh dhe serri</text:p>
      <text:p text:style-name="P1"><text:s/>mar ny wren oblashyon lel.</text:p>
      <text:p text:style-name="P1"></text:p>
      <text:p text:style-name="P1"><text:s/>Adam, ow thas karadow,</text:p>
      <text:p text:style-name="P1"><text:s/>my a wra heb falladow</text:p>
      <text:p text:style-name="P1"><text:s/>dha worhemmynn yn tien.</text:p>
      <text:p text:style-name="P1"><text:s/>Res yw, porres lavurya</text:p>
      <text:p text:style-name="P1"><text:s/>ha gonis y'n bys omma</text:p>
      <text:p text:style-name="P1"><text:s/>dhe gavoes dhyn ni sosten.</text:p>
      <text:p text:style-name="P1"></text:p>
      <text:p text:style-name="P1"></text:p>
      <text:p text:style-name="P1"></text:p>
      <text:p text:style-name="P1"><text:s/>Mos dhe'n menydh my a vynn</text:p>
      <text:p text:style-name="P1"><text:s/>ha gul an dega lemmyn,</text:p>
      <text:p text:style-name="P1"><text:s/>ha leski homma pur glan.</text:p>
      <text:p text:style-name="P1"></text:p>
      <text:p text:style-name="P1"></text:p>
      <text:p text:style-name="P1"><text:s/>Ha'n degves oll a bub tra,</text:p>
      <text:p text:style-name="P1"><text:s/>oblashyon sur anodho,</text:p>
      <text:p text:style-name="P1"><text:s/>my a'n dyllo oll gans tan.</text:p>
      <text:p text:style-name="P1"></text:p>
      <text:p text:style-name="P1"></text:p>
      <text:p text:style-name="P1"></text:p>
      <text:p text:style-name="P1"><text:s/>Y leski ny vynnav vy,</text:p>
      <text:p text:style-name="P1"><text:s/>an ys na'n frutys devri.</text:p>
      <text:p text:style-name="P1"><text:s/>Taw, Abel, dhymmo, penn-koeg!</text:p>
      <text:p text:style-name="P1"><text:s/>My a guntell dreyn ha spern</text:p>
      <text:p text:style-name="P1"><text:s/>ha glos dhe leski heb bern,</text:p>
      <text:p text:style-name="P1"><text:s/>hag a wra bush bras a vog.</text:p>
      <text:p text:style-name="P1"></text:p>
      <text:p text:style-name="P1"><text:s/>Kaym, nyns yw henna gwrys 'vas.</text:p>
      <text:p text:style-name="P1"><text:soft-page-break/><text:s/>Yn gordhyans dhe Dhyw an Tas,</text:p>
      <text:p text:style-name="P1"><text:s/>gwren agan sakrifis lel.</text:p>
      <text:p text:style-name="P1"><text:s/>Dyw a dhervynn bos gordhys</text:p>
      <text:p text:style-name="P1"><text:s/>gans an gwella frut pub prys.</text:p>
      <text:p text:style-name="P1"><text:s/>My a'n gwra, awos merwel.</text:p>
      <text:p text:style-name="P1"><text:s/>Kaym, ow broder,</text:p>
      <text:p text:style-name="P1"><text:s/>mir ha preder.</text:p>
      <text:p text:style-name="P1"><text:s/>Hemma yw mog hweg.</text:p>
      <text:p text:style-name="P1"></text:p>
      <text:p text:style-name="P1"><text:s/>Taw, dhe'th kregi!</text:p>
      <text:p text:style-name="P1"><text:s/>Hemma yw gwell devri</text:p>
      <text:p text:style-name="P1"><text:s/>ty fol krodhek.</text:p>
      <text:p text:style-name="P1"></text:p>
      <text:p text:style-name="P1"><text:s/>Ny yll bos,</text:p>
      <text:p text:style-name="P1"><text:s/>pan wredh gans glos</text:p>
      <text:p text:style-name="P1"><text:s/>dha sakrifis.</text:p>
      <text:p text:style-name="P1"></text:p>
      <text:p text:style-name="P1"><text:s/>Re Dhyw a'm ros,</text:p>
      <text:p text:style-name="P1"><text:s/>mynnsen dha vos</text:p>
      <text:p text:style-name="P1"><text:s/>ughel kregys!</text:p>
      <text:p text:style-name="P1"><text:s/>Rag erya, sur er ow fynn,</text:p>
      <text:p text:style-name="P1"><text:s/>my a'th wysk, harlot jowdyn,</text:p>
      <text:p text:style-name="P1"><text:s/>mayth omhwelli dhe'th kilbenn!</text:p>
      <text:p text:style-name="P1"></text:p>
      <text:p text:style-name="P1"></text:p>
      <text:p text:style-name="P1"><text:s/>Kemmer henna,</text:p>
      <text:p text:style-name="P1"><text:s/>ty blos adla,</text:p>
      <text:p text:style-name="P1"><text:s/>war an challa</text:p>
      <text:p text:style-name="P1"><text:s/>gans eskern an challa!</text:p>
      <text:p text:style-name="P1"></text:p>
      <text:p text:style-name="P1"></text:p>
      <text:p text:style-name="P1"></text:p>
      <text:p text:style-name="P1"><text:s/>A tru, ellas!</text:p>
      <text:p text:style-name="P1"><text:s/>Ty re'm ladhas,</text:p>
      <text:p text:style-name="P1"><text:soft-page-break/><text:s/>Kaym, ow broder.</text:p>
      <text:p text:style-name="P1"><text:s/>Y'n bys ma rag dha wrians</text:p>
      <text:p text:style-name="P1"><text:s/>ty a berth sur gessydhyans;</text:p>
      <text:p text:style-name="P1"><text:s/>ken na breder.</text:p>
      <text:p text:style-name="P1"></text:p>
      <text:p text:style-name="P1"></text:p>
      <text:p text:style-name="P1"></text:p>
      <text:p text:style-name="P1"><text:s/>Otta marow, horsen chorl!</text:p>
      <text:p text:style-name="P1"><text:s/>Ny vynnav bos kontrolys.</text:p>
      <text:p text:style-name="P1"><text:s/>He is now rid out of the world.</text:p>
      <text:p text:style-name="P1"><text:s/>Y fynnsen y vos kudhys</text:p>
      <text:p text:style-name="P1"><text:s/>yn neb toll ke.</text:p>
      <text:p text:style-name="P1"></text:p>
      <text:p text:style-name="P1"></text:p>
      <text:p text:style-name="P1"><text:s/>An gwas a vynnsa leski</text:p>
      <text:p text:style-name="P1"><text:s/>agan ysow, yn tevri.</text:p>
      <text:p text:style-name="P1"><text:s/>Ni yllyn perthi henna.</text:p>
      <text:p text:style-name="P1"><text:s/>Dhe Dhyw nyns eus edhomm vydh</text:p>
      <text:p text:style-name="P1"><text:s/>awos kavoes agan pyth,</text:p>
      <text:p text:style-name="P1"><text:s/>my a woer gwir.</text:p>
      <text:p text:style-name="P1"><text:s/>Ow thas, kyn fo-va serrys</text:p>
      <text:p text:style-name="P1"><text:s/>pan glywo an nowedhys</text:p>
      <text:p text:style-name="P1"><text:s/>y vos ledhys, my, yw er,</text:p>
      <text:p text:style-name="P1"><text:s/>ny synsav poynt.</text:p>
      <text:p text:style-name="P1"><text:s/>Mirewgh py'mava tewlys,</text:p>
      <text:p text:style-name="P1"><text:s/>yn kledh dhe vones pedrys!</text:p>
      <text:p text:style-name="P1"><text:s/>Ny'm beus edrek vydh y'n bys,</text:p>
      <text:p text:style-name="P1"><text:s/>a'w dorn kynth ywa ledhys</text:p>
      <text:p text:style-name="P1"><text:s/>par dell oma gwikor koynt.</text:p>
      <text:p text:style-name="P1"></text:p>
      <text:p text:style-name="P1"><text:s/>Kaym, dhymmo, py'ma Abel?</text:p>
      <text:p text:style-name="P1"><text:s/>Ow gorthybi uskis gwra.</text:p>
      <text:p text:style-name="P1"></text:p>
      <text:p text:style-name="P1"></text:p>
      <text:p text:style-name="P1"><text:soft-page-break/></text:p>
      <text:p text:style-name="P1"></text:p>
      <text:p text:style-name="P1"><text:s/>Ny wonn, Arloedh, diogel.</text:p>
      <text:p text:style-name="P1"><text:s/>Henna ty a woer yn ta.</text:p>
      <text:p text:style-name="P1"><text:s/>My nyns ov warden dhodho.</text:p>
      <text:p text:style-name="P1"><text:s/>Perhaps, bleydh, so mote I go,</text:p>
      <text:p text:style-name="P1"><text:s/>a'n ladhas pols alemma,</text:p>
      <text:p text:style-name="P1"><text:s/>an harlot plos.</text:p>
      <text:p text:style-name="P1"><text:s/>Koth yw ev hag avleythys.</text:p>
      <text:p text:style-name="P1"><text:s/>Pan na yll e omweres,</text:p>
      <text:p text:style-name="P1"><text:s/>y vaw ny vynnav bos.</text:p>
      <text:p text:style-name="P1"></text:p>
      <text:p text:style-name="P1"><text:s/>Otta, voys mernans Abel</text:p>
      <text:p text:style-name="P1"><text:s/>dha vroder, prest ow kelwel</text:p>
      <text:p text:style-name="P1"><text:s/>a'n dor warnas pub tyller.</text:p>
      <text:p text:style-name="P1"><text:s/>Milligys nevra re bi;</text:p>
      <text:p text:style-name="P1"><text:s/>hag oll an tir a biwvi</text:p>
      <text:p text:style-name="P1"><text:s/>yw milligys y'th ober.</text:p>
      <text:p text:style-name="P1"><text:s/>Frut da bynner re dhokko,</text:p>
      <text:p text:style-name="P1"><text:s/>na dader arall neb prys.</text:p>
      <text:p text:style-name="P1"><text:s/>Ow molleth y rov dhiso;</text:p>
      <text:p text:style-name="P1"><text:s/>molleth ow Mab ha'w Spyrys</text:p>
      <text:p text:style-name="P1"><text:s/>dhiso kemmer.</text:p>
      <text:p text:style-name="P1"></text:p>
      <text:p text:style-name="P1"></text:p>
      <text:p text:style-name="P1"></text:p>
      <text:p text:style-name="P1"></text:p>
      <text:p text:style-name="P1"><text:s/>Dha voys, Arloedh a glywav,</text:p>
      <text:p text:style-name="P1"><text:s/>saw dha fas my ny welav,</text:p>
      <text:p text:style-name="P1"><text:s/>sur er ow gew.</text:p>
      <text:p text:style-name="P1"><text:s/>Moy yw ow gwann oberow</text:p>
      <text:p text:style-name="P1"><text:s/>hag ynwedh ow feghosow</text:p>
      <text:p text:style-name="P1"><text:s/>es dell yw dha versi, Dyw,</text:p>
      <text:p text:style-name="P1"><text:s/>dhymm dhe ava.</text:p>
      <text:p text:style-name="P1"><text:soft-page-break/><text:s/>Lemmyn difreth ov ha gwag,</text:p>
      <text:p text:style-name="P1"><text:s/>pur wir dres oll tus an bys.</text:p>
      <text:p text:style-name="P1"><text:s/>My ny wonn leverel prag</text:p>
      <text:p text:style-name="P1"><text:s/>gans peub na vydhav ledhys</text:p>
      <text:p text:style-name="P1"><text:s/>ewn rag an keth ober ma.</text:p>
      <text:p text:style-name="P1"></text:p>
      <text:p text:style-name="P1"><text:s/>Kaym, na vydhydh yndella</text:p>
      <text:p text:style-name="P1"><text:s/>rag dha ladha den mar kwra</text:p>
      <text:p text:style-name="P1"><text:s/>ev a'n jevydh seyth kemmys.</text:p>
      <text:p text:style-name="P1"></text:p>
      <text:p text:style-name="P1"></text:p>
      <text:p text:style-name="P1"><text:s/>Token warnas my a wra.</text:p>
      <text:p text:style-name="P1"><text:s/>Henna gwelys pan vova</text:p>
      <text:p text:style-name="P1"><text:s/>ny vydhydh gans den tochys.</text:p>
      <text:p text:style-name="P1"></text:p>
      <text:p text:style-name="P1"></text:p>
      <text:p text:style-name="P1"></text:p>
      <text:p text:style-name="P1"><text:s/>My a vynn mos dhe'm syrra,</text:p>
      <text:p text:style-name="P1"><text:s/>dhe weles pana fara</text:p>
      <text:p text:style-name="P1"><text:s/>a wra ev a'n nowedhys.</text:p>
      <text:p text:style-name="P1"><text:s/>Now God speda dhis, ow thas.</text:p>
      <text:p text:style-name="P1"><text:s/>My a wrug oblashyon bras,</text:p>
      <text:p text:style-name="P1"><text:s/>hag a loskas showr a ys.</text:p>
      <text:p text:style-name="P1"></text:p>
      <text:p text:style-name="P1"><text:s/>Henna yth o gwrys pur dha.</text:p>
      <text:p text:style-name="P1"><text:s/>Py'ma Abel, kows henna:</text:p>
      <text:p text:style-name="P1"><text:s/>dar, nag ywa devedhys?</text:p>
      <text:p text:style-name="P1"></text:p>
      <text:p text:style-name="P1"></text:p>
      <text:p text:style-name="P1"></text:p>
      <text:p text:style-name="P1"><text:s/>Anodho mars eus preder,</text:p>
      <text:p text:style-name="P1"><text:s/>orth y withyas govynn e.</text:p>
      <text:p text:style-name="P1"><text:s/>A wrug kelli y vroder?</text:p>
      <text:p text:style-name="P1"><text:s/>My a'n syns gweth es boekka;</text:p>
      <text:p text:style-name="P1"><text:soft-page-break/><text:s/>Ny wonn pyth eth dhe wandra.</text:p>
      <text:p text:style-name="P1"></text:p>
      <text:p text:style-name="P1"></text:p>
      <text:p text:style-name="P1"></text:p>
      <text:p text:style-name="P1"><text:s/>Hemma yth yw gorthyp skav.</text:p>
      <text:p text:style-name="P1"><text:s/>Yma ow kul ow holonn klav</text:p>
      <text:p text:style-name="P1"><text:s/>orth dha glywes y'n torn ma.</text:p>
      <text:p text:style-name="P1"><text:s/>Ty re'n ladhas, re'm lowta!</text:p>
      <text:p text:style-name="P1"><text:s/>Ow molleth dhis rakhenna,</text:p>
      <text:p text:style-name="P1"><text:s/>ha molleth dha vamm ganso</text:p>
      <text:p text:style-name="P1"><text:s/>ty a'fydh sur maga ta.</text:p>
      <text:p text:style-name="P1"><text:s/>An nowodhow pan glywvo</text:p>
      <text:p text:style-name="P1"><text:s/>hy holonn terri a wra.</text:p>
      <text:p text:style-name="P1"><text:s/>Emskemunys dell o'ta,</text:p>
      <text:p text:style-name="P1"><text:s/>kwykk yn kerdh ke alemma.</text:p>
      <text:p text:style-name="P1"><text:s/>Ny borthav gwel ahanas,</text:p>
      <text:p text:style-name="P1"><text:s/>rag kavow sevel a'm sav.</text:p>
      <text:p text:style-name="P1"><text:s/>War dhor lemmyn omhwelav.</text:p>
      <text:p text:style-name="P1"><text:s/>Ow holonn 'ter dew gallas.</text:p>
      <text:p text:style-name="P1"></text:p>
      <text:p text:style-name="P1"><text:s/>Emskemunys lowr yth ov,</text:p>
      <text:p text:style-name="P1"><text:s/>nyns yw res 'skemunya moy.</text:p>
      <text:p text:style-name="P1"><text:s/>Ny'th anniav, perth jy kov,</text:p>
      <text:p text:style-name="P1"><text:s/>nag ow dama, yn tevri.</text:p>
      <text:p text:style-name="P1"><text:s/>My a vynn kyns es hedhi</text:p>
      <text:p text:style-name="P1"><text:s/>mos alemma</text:p>
      <text:p text:style-name="P1"><text:s/>ha gwandra a-dro y'n pow.</text:p>
      <text:p text:style-name="P1"><text:s/>Kemmys yw an mollothow</text:p>
      <text:p text:style-name="P1"><text:s/>dout yw dhymm kavoes trigva.</text:p>
      <text:p text:style-name="P1"></text:p>
      <text:p text:style-name="P1"></text:p>
      <text:p text:style-name="P1"></text:p>
      <text:p text:style-name="P1"><text:s/>Adam, pandr'a hwer dhy'hwi,</text:p>
      <text:p text:style-name="P1"><text:s/>yndellma bones serrys?</text:p>
      <text:p text:style-name="P1"><text:soft-page-break/><text:s/>Yn ow holonn pur dhevri</text:p>
      <text:p text:style-name="P1"><text:s/>yth oma pur dughanhes</text:p>
      <text:p text:style-name="P1"><text:s/>orth dha weles y'n stat ma.</text:p>
      <text:p text:style-name="P1"></text:p>
      <text:p text:style-name="P1"></text:p>
      <text:p text:style-name="P1"></text:p>
      <text:p text:style-name="P1"><text:s/>A Eva, ow fries ker,</text:p>
      <text:p text:style-name="P1"><text:s/>ow holonn yw ogas trogh.</text:p>
      <text:p text:style-name="P1"><text:s/>Oll ow joy yth yw pur wir</text:p>
      <text:p text:style-name="P1"><text:s/>kellys, der mernans ow flogh</text:p>
      <text:p text:style-name="P1"><text:s/>neb a geryn an moyha.</text:p>
      <text:p text:style-name="P1"></text:p>
      <text:p text:style-name="P1"><text:s/>Syrra, ny wonn konvedhes</text:p>
      <text:p text:style-name="P1"><text:s/>agas dughan yn neb for'.</text:p>
      <text:p text:style-name="P1"><text:s/>Agan dew vab, dhe Dhyw gras,</text:p>
      <text:p text:style-name="P1"><text:s/>yth ens pur vyw - bydh na sorr -</text:p>
      <text:p text:style-name="P1"><text:s/>hwath nyns yw pell.</text:p>
      <text:p text:style-name="P1"><text:s/>Kaym hag Abel, ty a woer,</text:p>
      <text:p text:style-name="P1"><text:s/>or'nys yns dhe Mont Tabor</text:p>
      <text:p text:style-name="P1"><text:s/>dhe wul offrynn, diogel.</text:p>
      <text:p text:style-name="P1"><text:s/>Ha mir, Kaym otta ena,</text:p>
      <text:p text:style-name="P1"><text:s/>devedhys dhe dre toeth ta.</text:p>
      <text:p text:style-name="P1"><text:s/>Rag henna sav, y praydha,</text:p>
      <text:p text:style-name="P1"><text:s/>ha gas kavow dhe wandra.</text:p>
      <text:p text:style-name="P1"><text:s/>My ny brederav gwell for'.</text:p>
      <text:p text:style-name="P1"></text:p>
      <text:p text:style-name="P1"><text:s/>Eva, nyns yw dhe geles</text:p>
      <text:p text:style-name="P1"><text:s/>an ober ma dhe weles.</text:p>
      <text:p text:style-name="P1"><text:s/>Ledhys yw Abel. Na sorr!</text:p>
      <text:p text:style-name="P1"></text:p>
      <text:p text:style-name="P1"></text:p>
      <text:p text:style-name="P1"></text:p>
      <text:p text:style-name="P1"></text:p>
      <text:p text:style-name="P1"></text:p>
      <text:p text:style-name="P1"><text:soft-page-break/><text:s/>P'ywa? Abel yw ledhys!</text:p>
      <text:p text:style-name="P1"><text:s/>Dyw difenn y vosa gwir!</text:p>
      <text:p text:style-name="P1"><text:s/>Nyns eus den vydholl y'n bys</text:p>
      <text:p text:style-name="P1"><text:s/>dhe wuthyl an keth murder,</text:p>
      <text:p text:style-name="P1"><text:s/>mes ty ha'w mab kottha Kaym.</text:p>
      <text:p text:style-name="P1"></text:p>
      <text:p text:style-name="P1"><text:s/>A, gans Kaym emskemunys</text:p>
      <text:p text:style-name="P1"><text:s/>ow mab Abel yw ledhys,</text:p>
      <text:p text:style-name="P1"><text:s/>mayth ov genys dhe veur bayn.</text:p>
      <text:p text:style-name="P1"><text:s/>Sorr Dyw ha trobel pub tu</text:p>
      <text:p text:style-name="P1"><text:s/>yma pub eur ow kressya</text:p>
      <text:p text:style-name="P1"><text:s/>y'n bys ma. Hedra vyn byw</text:p>
      <text:p text:style-name="P1"><text:s/>ov sur y hwra paynya.</text:p>
      <text:p text:style-name="P1"><text:s/>Ny'm beus joy a dra y'n bys.</text:p>
      <text:p text:style-name="P1"></text:p>
      <text:p text:style-name="P1"><text:s/>Out, ellas, pandr'a vydh gwrys?</text:p>
      <text:p text:style-name="P1"><text:s/>Hemma yw yeyn nowodhow.</text:p>
      <text:p text:style-name="P1"><text:s/>Ow holonn yth yw terrys;</text:p>
      <text:p text:style-name="P1"><text:s/>Fynnsen ow bosav marow.</text:p>
      <text:p text:style-name="P1"><text:s/>Soweth bythkweth bos formys!</text:p>
      <text:p text:style-name="P1"></text:p>
      <text:p text:style-name="P1"></text:p>
      <text:p text:style-name="P1"><text:s/>A, ty Kaym, emskemunys,</text:p>
      <text:p text:style-name="P1"><text:s/>ow molleth dhiso pub prys!</text:p>
      <text:p text:style-name="P1"><text:s/>Henna o gwann-ober gwrys,</text:p>
      <text:p text:style-name="P1"><text:s/>may ma Dyw ha'n nor keffrys</text:p>
      <text:p text:style-name="P1"><text:s/>warnas pub eur ow kria.</text:p>
      <text:p text:style-name="P1"><text:s/>Rakhenna, wosa hemma,</text:p>
      <text:p text:style-name="P1"><text:s/>nevra ny wren rejoysya,</text:p>
      <text:p text:style-name="P1"><text:s/>mes pub eur oll ow mornya</text:p>
      <text:p text:style-name="P1"><text:s/>heb joy vydh na lowena</text:p>
      <text:p text:style-name="P1"><text:s/>der dha wann-ober omma.</text:p>
      <text:p text:style-name="P1"><text:s/>Rakhenna voyd alemma,</text:p>
      <text:p text:style-name="P1"><text:s/>na hwila agan 'nia,</text:p>
      <text:p text:style-name="P1"><text:soft-page-break/><text:s/>mab mollothow par dell os.</text:p>
      <text:p text:style-name="P1"><text:s/>Ow molleth dhiso pub prys,</text:p>
      <text:p text:style-name="P1"><text:s/>ha molleth dha das keffrys</text:p>
      <text:p text:style-name="P1"><text:s/>ty a'fydh y'n jydh ha'n nos.</text:p>
      <text:p text:style-name="P1"></text:p>
      <text:p text:style-name="P1"><text:s/>My ny wrav vri a henna.</text:p>
      <text:p text:style-name="P1"><text:s/>My a lever dhis, dama,</text:p>
      <text:p text:style-name="P1"><text:s/>kemmys mollothow omma,</text:p>
      <text:p text:style-name="P1"><text:s/>my a woer! Ny sewenav</text:p>
      <text:p text:style-name="P1"><text:s/>nevra y'n bys.</text:p>
      <text:p text:style-name="P1"><text:s/>Rakhenna mos alemma</text:p>
      <text:p text:style-name="P1"><text:s/>my a vynn; ny wonn py le.</text:p>
      <text:p text:style-name="P1"><text:s/>Malbew edrek eus dhymmo</text:p>
      <text:p text:style-name="P1"><text:s/>an chorl Abel 'wos ladha,</text:p>
      <text:p text:style-name="P1"><text:s/>rag bythkweth my ny'n kerys.</text:p>
      <text:p text:style-name="P1"><text:s/>Avoydyama.</text:p>
      <text:p text:style-name="P1"></text:p>
      <text:p text:style-name="P1"></text:p>
      <text:p text:style-name="P1"><text:s/>Kuntell warbarth ow fygans:</text:p>
      <text:p text:style-name="P1"><text:s/>my a vynn mos pur uskis</text:p>
      <text:p text:style-name="P1"><text:s/>ha wosa hemma dihwans,</text:p>
      <text:p text:style-name="P1"><text:s/>pell y'n difeyth dhe wandra.</text:p>
      <text:p text:style-name="P1"></text:p>
      <text:p text:style-name="P1"><text:s/>A Kaym, Kaym, ow fries ker,</text:p>
      <text:p text:style-name="P1"><text:s/>ty a wrug pur dhrog ober</text:p>
      <text:p text:style-name="P1"><text:s/>dhe ladha Abel, den da.</text:p>
      <text:p text:style-name="P1"></text:p>
      <text:p text:style-name="P1"></text:p>
      <text:p text:style-name="P1"><text:s/>Dha own vroder yth ova,</text:p>
      <text:p text:style-name="P1"><text:s/>ha'w broder vy maga ta.</text:p>
      <text:p text:style-name="P1"><text:s/>Rag henna erbynn kinda</text:p>
      <text:p text:style-name="P1"><text:s/>yth o dhis mos dh'y ladha.</text:p>
      <text:p text:style-name="P1"><text:s/>Sorr Dyw yma dhyn ragdho.</text:p>
      <text:p text:style-name="P1"></text:p>
      <text:p text:style-name="P1"><text:soft-page-break/><text:s/>Tetivali! Bramm an gath!</text:p>
      <text:p text:style-name="P1"><text:s/>Nyns eus edrek dhymmo hwath</text:p>
      <text:p text:style-name="P1"><text:s/>awos an keth ober na.</text:p>
      <text:p text:style-name="P1"></text:p>
      <text:p text:style-name="P1"></text:p>
      <text:p text:style-name="P1"></text:p>
      <text:p text:style-name="P1"><text:s/>Ow fries, gwellha dha jer.</text:p>
      <text:p text:style-name="P1"><text:s/>Gas dha oela ha'th usa.</text:p>
      <text:p text:style-name="P1"><text:s/>Gwren grassa dh'agan maker</text:p>
      <text:p text:style-name="P1"><text:s/>a'gan lavur y'n bys ma;</text:p>
      <text:p text:style-name="P1"><text:s/>ni a'n dendilas, ha moy.</text:p>
      <text:p text:style-name="P1"><text:s/>Rakhenna, wosa hemma,</text:p>
      <text:p text:style-name="P1"><text:s/>yn chast gwren ni kesvywa;</text:p>
      <text:p text:style-name="P1"><text:s/>ha carnal joy y'n bys ma</text:p>
      <text:p text:style-name="P1"><text:s/>ni a vynn warbarth nagha,</text:p>
      <text:p text:style-name="P1"><text:s/>der vodh an Tas a Versi.</text:p>
      <text:p text:style-name="P1"></text:p>
      <text:p text:style-name="P1"><text:s/>Adam, na wredh yndella</text:p>
      <text:p text:style-name="P1"><text:s/>bywa y'n keth ordyr na.</text:p>
      <text:p text:style-name="P1"><text:s/>Dha has a wra ynkressya</text:p>
      <text:p text:style-name="P1"><text:s/>heb nomber dhe akontya.</text:p>
      <text:p text:style-name="P1"><text:s/>Yndella yth yw apoyntys.</text:p>
      <text:p text:style-name="P1"><text:s/>Ty a 'fydh mab dineythys</text:p>
      <text:p text:style-name="P1"><text:s/>a'th korf sur, na wra doutya.</text:p>
      <text:p text:style-name="P1"><text:s/>Henna a vydh haval dhis</text:p>
      <text:p text:style-name="P1"><text:s/>na yll den bos havalla,</text:p>
      <text:p text:style-name="P1"><text:s/>ha genev y fydh kerys.</text:p>
      <text:p text:style-name="P1"></text:p>
      <text:p text:style-name="P1"></text:p>
      <text:p text:style-name="P1"></text:p>
      <text:p text:style-name="P1"><text:s/>Arloedh, bennigys re bi,</text:p>
      <text:p text:style-name="P1"><text:s/>orth ow gwarnya yndella.</text:p>
      <text:p text:style-name="P1"><text:s/>Dha volonjedh pur dhevri</text:p>
      <text:p text:style-name="P1"><text:s/>re bo kollenwys nevra.</text:p>
      <text:p text:style-name="P1"><text:soft-page-break/></text:p>
      <text:p text:style-name="P1"><text:s/>Kalmana ow hwoer, fisten,</text:p>
      <text:p text:style-name="P1"><text:s/>gas ni dhe vos alemma,</text:p>
      <text:p text:style-name="P1"><text:s/>rag nans yw hi prys yn tien</text:p>
      <text:p text:style-name="P1"><text:s/>mayth yw res yn kerdh vyajya.</text:p>
      <text:p text:style-name="P1"><text:s/>Degyn genen agan pygans,</text:p>
      <text:p text:style-name="P1"><text:s/>par dell osta ow fries</text:p>
      <text:p text:style-name="P1"><text:s/>ha'w hwoer a-barth mamm ha tas.</text:p>
      <text:p text:style-name="P1"><text:s/>Gallas genev sorr an Tas</text:p>
      <text:p text:style-name="P1"><text:s/>rag ladha Abel penn-bras,</text:p>
      <text:p text:style-name="P1"><text:s/>ynwedh molleth mamm ha tas</text:p>
      <text:p text:style-name="P1"><text:s/>res yw dhymmo, moy es kans.</text:p>
      <text:p text:style-name="P1"></text:p>
      <text:p text:style-name="P1"><text:s/>A, Kaym, ty a fyllis meur</text:p>
      <text:p text:style-name="P1"><text:s/>rag guthyl an keth ober;</text:p>
      <text:p text:style-name="P1"><text:s/>ragdho yth os milligys.</text:p>
      <text:p text:style-name="P1"></text:p>
      <text:p text:style-name="P1"></text:p>
      <text:p text:style-name="P1"><text:s/>Agan tas ha mamm Eva</text:p>
      <text:p text:style-name="P1"><text:s/>lowr ymons i ow mornya.</text:p>
      <text:p text:style-name="P1"><text:s/>Gansa ny vydh ankevys</text:p>
      <text:p text:style-name="P1"><text:s/>an murder bys vynari.</text:p>
      <text:p text:style-name="P1"></text:p>
      <text:p text:style-name="P1"></text:p>
      <text:p text:style-name="P1"><text:s/>Kemmys yw gansa mornys,</text:p>
      <text:p text:style-name="P1"><text:s/>aga holonn yw terrys</text:p>
      <text:p text:style-name="P1"><text:s/>rag kavow, bedhav y di.</text:p>
      <text:p text:style-name="P1"></text:p>
      <text:p text:style-name="P1"><text:s/>Awos henna ny wrav vri;</text:p>
      <text:p text:style-name="P1"><text:s/>na anedha i bydh moy,</text:p>
      <text:p text:style-name="P1"><text:s/>my ny settyav gwel-gala.</text:p>
      <text:p text:style-name="P1"><text:s/>Genev lowr i a sorras</text:p>
      <text:p text:style-name="P1"><text:s/>hag a'm mollethis mar vras</text:p>
      <text:p text:style-name="P1"><text:s/>na sewenav, gonn yn ta,</text:p>
      <text:p text:style-name="P1"><text:soft-page-break/><text:s/>nevra y'n bys.</text:p>
      <text:p text:style-name="P1"><text:s/>Rakhenna deun alemma</text:p>
      <text:p text:style-name="P1"><text:s/>yn pellder dhiworth ow thas.</text:p>
      <text:p text:style-name="P1"><text:s/>Y'n koesow mynnav bywa,</text:p>
      <text:p text:style-name="P1"><text:s/>po yn bushes ha brakes bras;</text:p>
      <text:p text:style-name="P1"><text:s/>rag ny besyav bos gwelys</text:p>
      <text:p text:style-name="P1"><text:s/>awos mernans.</text:p>
      <text:p text:style-name="P1"><text:s/>Rag an murder o mar vras</text:p>
      <text:p text:style-name="P1"><text:s/>ny yll Dyw dhymmo gava,</text:p>
      <text:p text:style-name="P1"><text:s/>na ny vedhav yn neb kas</text:p>
      <text:p text:style-name="P1"><text:s/>dhe'n Tas, awos diskudha,</text:p>
      <text:p text:style-name="P1"><text:s/>unnweyth dhe hwilas gevyans.</text:p>
      <text:p text:style-name="P1"></text:p>
      <text:p text:style-name="P1"></text:p>
      <text:p text:style-name="P1"></text:p>
      <text:p text:style-name="P1"><text:s/>Yn henna yth os dhe vlamya.</text:p>
      <text:p text:style-name="P1"><text:s/>Dyw a settyas merk warnas,</text:p>
      <text:p text:style-name="P1"><text:s/>ewn yn korn dha dal omma,</text:p>
      <text:p text:style-name="P1"><text:s/>hag yndellma y leveris,</text:p>
      <text:p text:style-name="P1"><text:s/>an geryow ma, dhevri:</text:p>
      <text:p text:style-name="P1"><text:s/>Pynagoll den a wel henna</text:p>
      <text:p text:style-name="P1"><text:s/>hag a wrello dha ladha,</text:p>
      <text:p text:style-name="P1"><text:s/>ev a's tevydh seyth plag moy.</text:p>
      <text:p text:style-name="P1"></text:p>
      <text:p text:style-name="P1"></text:p>
      <text:p text:style-name="P1"></text:p>
      <text:p text:style-name="P1"><text:s/>A'n promys my ny rov oy.</text:p>
      <text:p text:style-name="P1"><text:s/>Y drestya ny vynnav vy</text:p>
      <text:p text:style-name="P1"><text:s/>dout bos toellys.</text:p>
      <text:p text:style-name="P1"><text:s/>A-ban yw pub tra parys,</text:p>
      <text:p text:style-name="P1"><text:s/>deun ni yn kerdh kekeffrys,</text:p>
      <text:p text:style-name="P1"><text:s/>pellder a-dro y'n bys.</text:p>
      <text:p text:style-name="P1"><text:s/>Ha'gan fleghes kekeffrys,</text:p>
      <text:p text:style-name="P1"><text:s/>hwath kynth yns i mar vunys.</text:p>
      <text:p text:style-name="P1"><text:soft-page-break/><text:s/>My a dheg rann war ow heyn.</text:p>
      <text:p text:style-name="P1"><text:s/>Uskis lemmyn!</text:p>
      <text:p text:style-name="P1"></text:p>
      <text:p text:style-name="P1"></text:p>
      <text:p text:style-name="P1"></text:p>
      <text:p text:style-name="P1"><text:s/>Gwra yndella, my a'th pys;</text:p>
      <text:p text:style-name="P1"><text:s/>my a led an vow's a'm dorn.</text:p>
      <text:p text:style-name="P1"><text:s/>Ow holonn yth yw terrys,</text:p>
      <text:p text:style-name="P1"><text:s/>that since the time I that I was born</text:p>
      <text:p text:style-name="P1"><text:s/>bythkweth my ny'm beus moy dughan.</text:p>
      <text:p text:style-name="P1"></text:p>
      <text:p text:style-name="P1"></text:p>
      <text:p text:style-name="P1"></text:p>
      <text:p text:style-name="P1"><text:s/>Gordhys re bo Dyw an Tas!</text:p>
      <text:p text:style-name="P1"><text:s/>Mab dhymmo yma genys,</text:p>
      <text:p text:style-name="P1"><text:s/>ha tevys dhe baja bras.</text:p>
      <text:p text:style-name="P1"><text:s/>Seth ow mab yth yw henwys.</text:p>
      <text:p text:style-name="P1"><text:s/>Hwi a'n gwel: Otta omma.</text:p>
      <text:p text:style-name="P1"></text:p>
      <text:p text:style-name="P1"></text:p>
      <text:p text:style-name="P1"><text:s/>My a bys dhe'n lel Drynses</text:p>
      <text:p text:style-name="P1"><text:s/>hedra vo omma y'n bys</text:p>
      <text:p text:style-name="P1"><text:s/>dhe vos lel servont dhodho.</text:p>
      <text:p text:style-name="P1"></text:p>
      <text:p text:style-name="P1"><text:s/>Adam, my a lever dhis,</text:p>
      <text:p text:style-name="P1"><text:s/>dha vab Seth yw dewisys</text:p>
      <text:p text:style-name="P1"><text:s/>genev prest dhe'm servya vy.</text:p>
      <text:p text:style-name="P1"><text:s/>A skians y fydh lenwys,</text:p>
      <text:p text:style-name="P1"><text:s/>hag a gonnyk maga ta.</text:p>
      <text:p text:style-name="P1"><text:s/>Ny vydh skians vydh y'n bys</text:p>
      <text:p text:style-name="P1"><text:s/>mes y aswonn ev a wra</text:p>
      <text:p text:style-name="P1"><text:s/>dre'n an planetys, mes ha chi.</text:p>
      <text:p text:style-name="P1"><text:s/>Der howl ha ster a-wartha</text:p>
      <text:p text:style-name="P1"><text:s/>ev a wra oll dissernya</text:p>
      <text:p text:style-name="P1"><text:soft-page-break/><text:s/>a'n pyth a vydh wosa hemma,</text:p>
      <text:p text:style-name="P1"><text:s/>kekeffrys a dhrog ha da.</text:p>
      <text:p text:style-name="P1"></text:p>
      <text:p text:style-name="P1"></text:p>
      <text:p text:style-name="P1"></text:p>
      <text:p text:style-name="P1"><text:s/>Meur wordhyans dhis, ow Formyer,</text:p>
      <text:p text:style-name="P1"><text:s/>ha gwrier a oll an bys.</text:p>
      <text:p text:style-name="P1"><text:s/>Yth os-ta Arloedh heb par.</text:p>
      <text:p text:style-name="P1"><text:s/>Yn pub plas re bo gordhys.</text:p>
      <text:p text:style-name="P1"><text:s/>Neb a'th enor ny dhrog-far.</text:p>
      <text:p text:style-name="P1"><text:s/>Yn Seth re bo kollenwys</text:p>
      <text:p text:style-name="P1"><text:s/>par dell vo dha vodh nevra</text:p>
      <text:p text:style-name="P1"><text:s/>omma pur grev.</text:p>
      <text:p text:style-name="P1"></text:p>
      <text:p text:style-name="P1"><text:s/>Ha my ynwedh, Arloedh nev,</text:p>
      <text:p text:style-name="P1"><text:s/>a'th lel-wonis dell vo res,</text:p>
      <text:p text:style-name="P1"><text:s/>par dell osta Arloedh krev.</text:p>
      <text:p text:style-name="P1"><text:s/>Hedra vyn omma y'n bys,</text:p>
      <text:p text:style-name="P1"><text:s/>klyw jy ow lev,</text:p>
      <text:p text:style-name="P1"></text:p>
      <text:p text:style-name="P1"></text:p>
      <text:p text:style-name="P1"><text:s/>ma'm boma gras wosa hemma</text:p>
      <text:p text:style-name="P1"><text:s/>dhe'th weles yn lowender,</text:p>
      <text:p text:style-name="P1"><text:s/>gans dha eledh a-wartha,</text:p>
      <text:p text:style-name="P1"><text:s/>ughel yn nev.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<text:s/>Pes! Goslowewgh, a-derdro,</text:p>
      <text:p text:style-name="P1"><text:s/>orthiv vy myns eus omma.</text:p>
      <text:p text:style-name="P1"><text:s/>Lamek yth yw ow hanow;</text:p>
      <text:p text:style-name="P1"><text:soft-page-break/><text:s/>mab yth ov, krysewgh dhymmo,</text:p>
      <text:p text:style-name="P1"><text:s/>dhe Vantusale forsooth.</text:p>
      <text:p text:style-name="P1"><text:s/>A Kaym, mab Adam yth ov</text:p>
      <text:p text:style-name="P1"><text:s/>sevys a'n seythves degre.</text:p>
      <text:p text:style-name="P1"><text:s/>Arloedh bras synsys, yn prof.</text:p>
      <text:p text:style-name="P1"><text:s/>Ny'm beus par, sur, yw byw;</text:p>
      <text:p text:style-name="P1"><text:s/>peub a'm enor par dell goedh.</text:p>
      <text:p text:style-name="P1"></text:p>
      <text:p text:style-name="P1"></text:p>
      <text:p text:style-name="P1"><text:s/>Drog polat ov, re'm lowta.</text:p>
      <text:p text:style-name="P1"><text:s/>Nameur a dorn da ny wrav,</text:p>
      <text:p text:style-name="P1"><text:s/>mes pub eur oll ow pylla</text:p>
      <text:p text:style-name="P1"><text:s/>an dus wann mara kallav.</text:p>
      <text:p text:style-name="P1"><text:s/>Ow fansi yw henna.</text:p>
      <text:p text:style-name="P1"><text:s/>Hwath kynth yw ow hendas Kaym</text:p>
      <text:p text:style-name="P1"><text:s/>pur bad den lowr akontys,</text:p>
      <text:p text:style-name="P1"><text:s/>my a'n kemmer yn disdayn</text:p>
      <text:p text:style-name="P1"><text:s/>mar ny vydhav vy prevys</text:p>
      <text:p text:style-name="P1"><text:s/>hwath meur lakka.</text:p>
      <text:p text:style-name="P1"><text:s/>Moy es unn wreg dhymm yma</text:p>
      <text:p text:style-name="P1"><text:s/>dhe'm plesour rag gul gansa.</text:p>
      <text:p text:style-name="P1"><text:s/>Ha sur my yw an kynsa</text:p>
      <text:p text:style-name="P1"><text:s/>bythkweth a veu dew wreg.</text:p>
      <text:p text:style-name="P1"><text:s/>Ha'n mowesi lowr plenti</text:p>
      <text:p text:style-name="P1"><text:s/>yma dhymm. Nyns yns denti.</text:p>
      <text:p text:style-name="P1"><text:s/>My a's kyv pan vynnav vy;</text:p>
      <text:p text:style-name="P1"><text:s/>ny sparyav anedha i,</text:p>
      <text:p text:style-name="P1"><text:s/>malbew onan a vo teg.</text:p>
      <text:p text:style-name="P1"><text:s/>Saw yth ov wondrys troblys.</text:p>
      <text:p text:style-name="P1"><text:s/>Skant ny welav unn banna.</text:p>
      <text:p text:style-name="P1"><text:s/>P'yw an jowl! Pandra vydh gwrys?</text:p>
      <text:p text:style-name="P1"><text:s/>My ny wonn, war ow ena,</text:p>
      <text:p text:style-name="P1"><text:s/>na hwath ny gavav gweres.</text:p>
      <text:p text:style-name="P1"></text:p>
      <text:p text:style-name="P1"><text:soft-page-break/></text:p>
      <text:p text:style-name="P1"><text:s/>An plesour eus dhymm y'n bys</text:p>
      <text:p text:style-name="P1"><text:s/>yth yw gans gwarak tenna.</text:p>
      <text:p text:style-name="P1"><text:s/>My a vynn mos pur uskis</text:p>
      <text:p text:style-name="P1"><text:s/>dhe'n forest kwykk alemma,</text:p>
      <text:p text:style-name="P1"><text:s/>ha ladha an stranj bestes.</text:p>
      <text:p text:style-name="P1"><text:s/>A'y us kig an bestes na,</text:p>
      <text:p text:style-name="P1"><text:s/>na a vest na lo'n y'n bys</text:p>
      <text:p text:style-name="P1"><text:s/>ny wrussen bythkweth tastya.</text:p>
      <text:p text:style-name="P1"><text:s/>Na hwath kig genen dybrys,</text:p>
      <text:p text:style-name="P1"><text:s/>na gwin ny usyen banna.</text:p>
      <text:p text:style-name="P1"><text:s/>Vytel arall dhyn yma,</text:p>
      <text:p text:style-name="P1"><text:s/>ha pygans lowr dhe vywa.</text:p>
      <text:p text:style-name="P1"><text:s/>Gans kreghyn an bestes na</text:p>
      <text:p text:style-name="P1"><text:s/>my a wra dillas dhymmo,</text:p>
      <text:p text:style-name="P1"><text:s/>par dell wrug ow hendasow.</text:p>
      <text:p text:style-name="P1"><text:s/>Ha'w hendas Kaym, hwath yw fyw</text:p>
      <text:p text:style-name="P1"><text:s/>y'n difeyth; yn mysk bestes</text:p>
      <text:p text:style-name="P1"><text:s/>yma ev prest ow pywa.</text:p>
      <text:p text:style-name="P1"><text:s/>Drefenn serri an Tas Dyw</text:p>
      <text:p text:style-name="P1"><text:s/>tewlys yw dhe veschyf bras,</text:p>
      <text:p text:style-name="P1"><text:s/>rag drog polat par dell yw</text:p>
      <text:p text:style-name="P1"><text:s/>ha lenwys a vollothow.</text:p>
      <text:p text:style-name="P1"></text:p>
      <text:p text:style-name="P1"></text:p>
      <text:p text:style-name="P1"></text:p>
      <text:p text:style-name="P1"><text:s/>Ow servont, deus nes omma,</text:p>
      <text:p text:style-name="P1"><text:s/>ha'w gwarak dro hi genes.</text:p>
      <text:p text:style-name="P1"><text:s/>My a vynn mos dhe wandra</text:p>
      <text:p text:style-name="P1"><text:s/>bestes wyls dhe aspia,</text:p>
      <text:p text:style-name="P1"><text:s/>hag a vynn gans ow sethow</text:p>
      <text:p text:style-name="P1"><text:s/>ladha part anedha i.</text:p>
      <text:p text:style-name="P1"></text:p>
      <text:p text:style-name="P1"><text:s/>Agas gwarak ha sethow</text:p>
      <text:p text:style-name="P1"><text:soft-page-break/><text:s/>genev ottensi parys.</text:p>
      <text:p text:style-name="P1"><text:s/>My a's led bys y'n koesow,</text:p>
      <text:p text:style-name="P1"><text:s/>hag ena y fydh kevys</text:p>
      <text:p text:style-name="P1"><text:s/>plenti lowr, yn pur dhevri.</text:p>
      <text:p text:style-name="P1"></text:p>
      <text:p text:style-name="P1"></text:p>
      <text:p text:style-name="P1"></text:p>
      <text:p text:style-name="P1"><text:s/>Gans peub my yw ankevys.</text:p>
      <text:p text:style-name="P1"><text:s/>Ny'm aswonn nameur a dus.</text:p>
      <text:p text:style-name="P1"><text:s/>Kaym my a vydh henwys,</text:p>
      <text:p text:style-name="P1"><text:s/>mab kottha Adam, tewlys,</text:p>
      <text:p text:style-name="P1"><text:s/>hwi a wel, dhe veschyf bras.</text:p>
      <text:p text:style-name="P1"></text:p>
      <text:p text:style-name="P1"></text:p>
      <text:p text:style-name="P1"><text:s/>Hwath ow holonn yth yw stout</text:p>
      <text:p text:style-name="P1"><text:s/>awos ladha Abel lout.</text:p>
      <text:p text:style-name="P1"><text:s/>Na hwath, 'wos molleth an Tas,</text:p>
      <text:p text:style-name="P1"><text:s/>ny'm beus edrek vydh y'n bys.</text:p>
      <text:p text:style-name="P1"><text:s/>Hwi a'm gwel: overdevys</text:p>
      <text:p text:style-name="P1"><text:s/>yth oma warbarth gans blew.</text:p>
      <text:p text:style-name="P1"><text:s/>Ny besyav bones gwelys</text:p>
      <text:p text:style-name="P1"><text:s/>gans mab-den y'n bys ma byw,</text:p>
      <text:p text:style-name="P1"><text:s/>drefenn ow bos emskemunys.</text:p>
      <text:p text:style-name="P1"><text:s/>Ha'w thas Adam y volleth</text:p>
      <text:p text:style-name="P1"><text:s/>gallas genev, ha'y sorr bras.</text:p>
      <text:p text:style-name="P1"><text:s/>Drefenn henna, yn neb plas</text:p>
      <text:p text:style-name="P1"><text:s/>ny allav kavoes powes.</text:p>
      <text:p text:style-name="P1"><text:s/>Mab mollothow yth ov gwrys.</text:p>
      <text:p text:style-name="P1"><text:s/>Der henna my ny vedhav</text:p>
      <text:p text:style-name="P1"><text:s/>dos yn mysk pobel neb prys,</text:p>
      <text:p text:style-name="P1"><text:s/>mes pub eur owth omwitha</text:p>
      <text:p text:style-name="P1"><text:s/>yn koesow hag y'n bushes,</text:p>
      <text:p text:style-name="P1"><text:s/>avel best prest ow pywa.</text:p>
      <text:p text:style-name="P1"><text:s/>Ow foli yth yw mar vras,</text:p>
      <text:p text:style-name="P1"><text:soft-page-break/><text:s/>ha'w holonn ynwedh pur brout.</text:p>
      <text:p text:style-name="P1"><text:s/>Ny vynnav dhiworth an Tas</text:p>
      <text:p text:style-name="P1"><text:s/>hwilas mersi, sur heb dout,</text:p>
      <text:p text:style-name="P1"><text:s/>kyn na'm boma lowena.</text:p>
      <text:p text:style-name="P1"><text:s/>Own yma dhymm a bub den,</text:p>
      <text:p text:style-name="P1"><text:s/>ganso dhe vones ledhys.</text:p>
      <text:p text:style-name="P1"><text:s/>Saw an Tas Dyw y honan</text:p>
      <text:p text:style-name="P1"><text:s/>y verk warnav a settyas,</text:p>
      <text:p text:style-name="P1"><text:s/>poran gans y own diwla.</text:p>
      <text:p text:style-name="P1"><text:s/>Hwi oll a'n gwel.</text:p>
      <text:p text:style-name="P1"></text:p>
      <text:p text:style-name="P1"></text:p>
      <text:p text:style-name="P1"><text:s/>Hag y kewsis yndellma,</text:p>
      <text:p text:style-name="P1"><text:s/>na wra den vydh ow ladha,</text:p>
      <text:p text:style-name="P1"><text:s/>erbynn y dhisplesour lel.</text:p>
      <text:p text:style-name="P1"></text:p>
      <text:p text:style-name="P1"></text:p>
      <text:p text:style-name="P1"><text:s/>Hag ow ladha neb a wra,</text:p>
      <text:p text:style-name="P1"><text:s/>seyth gweyth y hwra akwitya.</text:p>
      <text:p text:style-name="P1"><text:s/>Y kewsis, gans charj pur grev.</text:p>
      <text:p text:style-name="P1"><text:s/>Saw hwath, 'wos an promys na,</text:p>
      <text:p text:style-name="P1"><text:s/>meur yth esov ow toutya</text:p>
      <text:p text:style-name="P1"><text:s/>y vennath dhymm ny vynn ev.</text:p>
      <text:p text:style-name="P1"><text:s/>Rakhenna, war ow ena,</text:p>
      <text:p text:style-name="P1"><text:s/>my a vynn mos dhe gudha</text:p>
      <text:p text:style-name="P1"><text:s/>yn neb bush, kynth yw dhymm grev.</text:p>
      <text:p text:style-name="P1"></text:p>
      <text:p text:style-name="P1"></text:p>
      <text:p text:style-name="P1"></text:p>
      <text:p text:style-name="P1"></text:p>
      <text:p text:style-name="P1"></text:p>
      <text:p text:style-name="P1"><text:s/>Mester da, der dha gummyas,</text:p>
      <text:p text:style-name="P1"><text:s/>my a wel unn lo'n pur vras</text:p>
      <text:p text:style-name="P1"><text:s/>yn-hons yn bush ow plattya.</text:p>
      <text:p text:style-name="P1"><text:soft-page-break/><text:s/>Syrra, yn mysk an bestes</text:p>
      <text:p text:style-name="P1"><text:s/>stranj yth yw ev dhe weles.</text:p>
      <text:p text:style-name="P1"><text:s/>Mirewgh, mester, py 'ma-va.</text:p>
      <text:p text:style-name="P1"></text:p>
      <text:p text:style-name="P1"><text:s/>Bydh war dhymm na vova den,</text:p>
      <text:p text:style-name="P1"><text:s/>rag my ny allav medra.</text:p>
      <text:p text:style-name="P1"><text:s/>Sett ow seth dhe denewenn,</text:p>
      <text:p text:style-name="P1"><text:s/>may hallen tenna dhodho.</text:p>
      <text:p text:style-name="P1"><text:s/>Na berth dout, y fydh e gwyskys.</text:p>
      <text:p text:style-name="P1"></text:p>
      <text:p text:style-name="P1"></text:p>
      <text:p text:style-name="P1"></text:p>
      <text:p text:style-name="P1"><text:s/>Nevra na wrewgh hwi doutya,</text:p>
      <text:p text:style-name="P1"><text:s/>ken es best nag yw henna,</text:p>
      <text:p text:style-name="P1"><text:s/>ha stranj yw dhe vos gwelys.</text:p>
      <text:p text:style-name="P1"><text:s/>Now, otta an seth kompes.</text:p>
      <text:p text:style-name="P1"><text:s/>Tenn hi yn-bann bys y'n pil,</text:p>
      <text:p text:style-name="P1"><text:s/>par dell os archer prevys</text:p>
      <text:p text:style-name="P1"><text:s/>hag a ladhas moy es mil</text:p>
      <text:p text:style-name="P1"><text:s/>a vestes kyns es lemmyn.</text:p>
      <text:p text:style-name="P1"></text:p>
      <text:p text:style-name="P1"><text:s/>Now otta an seth tennys,</text:p>
      <text:p text:style-name="P1"><text:s/>ha'n best sur yma gwyskys!</text:p>
      <text:p text:style-name="P1"><text:s/>Y vernans gallas ganso!</text:p>
      <text:p text:style-name="P1"></text:p>
      <text:p text:style-name="P1"></text:p>
      <text:p text:style-name="P1"><text:s/>Led vy kwykk bys yn dhodho,</text:p>
      <text:p text:style-name="P1"><text:s/>may hallen vy attendya</text:p>
      <text:p text:style-name="P1"><text:s/>pan vaner lo'n yth ywa.</text:p>
      <text:p text:style-name="P1"></text:p>
      <text:p text:style-name="P1"><text:s/>Out, ellas, my yw marow!</text:p>
      <text:p text:style-name="P1"><text:s/>Ny'm beus bywa na fella!</text:p>
      <text:p text:style-name="P1"><text:s/>Gwenys ov der an asow,</text:p>
      <text:p text:style-name="P1"><text:s/>ha'n seth gallas kwit dredhov.</text:p>
      <text:p text:style-name="P1"><text:soft-page-break/><text:s/>Pur ogas marow yth ov!</text:p>
      <text:p text:style-name="P1"></text:p>
      <text:p text:style-name="P1"></text:p>
      <text:p text:style-name="P1"><text:s/>Par dell veuma ongrassyes,</text:p>
      <text:p text:style-name="P1"><text:s/>lemmyn yth oma plagyes,</text:p>
      <text:p text:style-name="P1"><text:s/>dell welowgh hwi oll an prov.</text:p>
      <text:p text:style-name="P1"></text:p>
      <text:p text:style-name="P1"><text:s/>Out, ty vilen, pandr' eus gwrys?</text:p>
      <text:p text:style-name="P1"><text:s/>Sur hemma yw den ledhys.</text:p>
      <text:p text:style-name="P1"><text:s/>My a'n klyw prest ow karma.</text:p>
      <text:p text:style-name="P1"></text:p>
      <text:p text:style-name="P1"></text:p>
      <text:p text:style-name="P1"></text:p>
      <text:p text:style-name="P1"><text:s/>Ow karma yma an best!</text:p>
      <text:p text:style-name="P1"><text:s/>My a'n gwel ow trebuchya.</text:p>
      <text:p text:style-name="P1"><text:s/>Gallas ganso hager fest!</text:p>
      <text:p text:style-name="P1"><text:s/>Roy y groghen dhymm, I pray thee,</text:p>
      <text:p text:style-name="P1"><text:s/>dhe wul kweth dhymm dhe wiska.</text:p>
      <text:p text:style-name="P1"></text:p>
      <text:p text:style-name="P1"></text:p>
      <text:p text:style-name="P1"><text:s/>Blewek koynt yw ha hager.</text:p>
      <text:p text:style-name="P1"><text:s/>Ny wonn pan vest ylla bos.</text:p>
      <text:p text:style-name="P1"><text:s/>Yth 'valsa orth y favour</text:p>
      <text:p text:style-name="P1"><text:s/>y bosa neb boekka nos,</text:p>
      <text:p text:style-name="P1"><text:s/>ha henna y fydh prevys.</text:p>
      <text:p text:style-name="P1"></text:p>
      <text:p text:style-name="P1"></text:p>
      <text:p text:style-name="P1"></text:p>
      <text:p text:style-name="P1"><text:s/>Gorta, gas vy dh'y dava,</text:p>
      <text:p text:style-name="P1"><text:s/>drefenn gweles mar nebes.</text:p>
      <text:p text:style-name="P1"><text:s/>Pyw osta lavar dhymmo</text:p>
      <text:p text:style-name="P1"><text:s/>mars os den po neb best bras.</text:p>
      <text:p text:style-name="P1"><text:s/>Dout ahanas dhymm yma.</text:p>
      <text:p text:style-name="P1"></text:p>
      <text:p text:style-name="P1"><text:soft-page-break/><text:s/>A soweth, emskemunys,</text:p>
      <text:p text:style-name="P1"><text:s/>my yw Kaym, mab dhe Adam.</text:p>
      <text:p text:style-name="P1"><text:s/>Genes yth oma ledhys.</text:p>
      <text:p text:style-name="P1"><text:s/>Molleth dhis dha das ha'th vamm,</text:p>
      <text:p text:style-name="P1"><text:s/>ha'w molleth vy gans henna.</text:p>
      <text:p text:style-name="P1"></text:p>
      <text:p text:style-name="P1"><text:s/>P'ywa! Ty yw Kaym, mab dhe Adam!</text:p>
      <text:p text:style-name="P1"><text:s/>Ny allav krysi henna.</text:p>
      <text:p text:style-name="P1"><text:s/>Di'velebys os ha kamm,</text:p>
      <text:p text:style-name="P1"><text:s/>overdevys oll gans henna</text:p>
      <text:p text:style-name="P1"><text:s/>yth os, gans blew.</text:p>
      <text:p text:style-name="P1"><text:s/>Prag yth os'ta yndellma</text:p>
      <text:p text:style-name="P1"><text:s/>y'n bushes ow krowedha?</text:p>
      <text:p text:style-name="P1"><text:s/>Marth bras yth yw.</text:p>
      <text:p text:style-name="P1"><text:s/>My ny allav konvedhes</text:p>
      <text:p text:style-name="P1"><text:s/>dha vosta jy ow hendas,</text:p>
      <text:p text:style-name="P1"><text:s/>na kar vydh dhymm, yn tevri.</text:p>
      <text:p text:style-name="P1"></text:p>
      <text:p text:style-name="P1"><text:s/>A'm korf yth os devedhys,</text:p>
      <text:p text:style-name="P1"><text:s/>hag a Adam dha hendas.</text:p>
      <text:p text:style-name="P1"><text:s/>Lemmyn yth os milligys,</text:p>
      <text:p text:style-name="P1"><text:s/>ha seythplek ty ha'th fleghes</text:p>
      <text:p text:style-name="P1"><text:s/>a vydh plagyes, krys dhe vy.</text:p>
      <text:p text:style-name="P1"><text:s/>Merk Dyw warnav yw settys.</text:p>
      <text:p text:style-name="P1"><text:s/>Ty a'n gwel yn korn ow thal.</text:p>
      <text:p text:style-name="P1"><text:s/>Gans den pan vo konvedhys</text:p>
      <text:p text:style-name="P1"><text:s/>orthiv vy sertan ny dal</text:p>
      <text:p text:style-name="P1"><text:s/>bos mellys awos neptra.</text:p>
      <text:p text:style-name="P1"></text:p>
      <text:p text:style-name="P1"></text:p>
      <text:p text:style-name="P1"></text:p>
      <text:p text:style-name="P1"><text:s/>Ty a wel, veri nebes</text:p>
      <text:p text:style-name="P1"><text:s/>banna ny allav gweles</text:p>
      <text:p text:style-name="P1"><text:s/>dhe vos akontys, re'm lowta.</text:p>
      <text:p text:style-name="P1"><text:soft-page-break/><text:s/>Prag y hwrug Dyw settya merk</text:p>
      <text:p text:style-name="P1"><text:s/>yn korn dha dal, dhymm lavar?</text:p>
      <text:p text:style-name="P1"><text:s/>Kyn firen warnas mar stark</text:p>
      <text:p text:style-name="P1"><text:s/>ny welav meur a'th favour,</text:p>
      <text:p text:style-name="P1"><text:s/>na merk vydholl y'th tal.</text:p>
      <text:p text:style-name="P1"></text:p>
      <text:p text:style-name="P1"></text:p>
      <text:p text:style-name="P1"></text:p>
      <text:p text:style-name="P1"><text:s/>My a lever heb y di:</text:p>
      <text:p text:style-name="P1"><text:s/>genev Dyw a wrug serri</text:p>
      <text:p text:style-name="P1"><text:s/>ha'y volleth, yn pur dhevri,</text:p>
      <text:p text:style-name="P1"><text:s/>dhymm a ros,</text:p>
      <text:p text:style-name="P1"><text:s/>drefenn ladha ow broder.</text:p>
      <text:p text:style-name="P1"><text:s/>Abel o henna. Preder,</text:p>
      <text:p text:style-name="P1"><text:s/>mara mynnta, y wodhvos.</text:p>
      <text:p text:style-name="P1"><text:s/>Der henna, my a dhoutyas</text:p>
      <text:p text:style-name="P1"><text:s/>gans peub y fedhen ledhys.</text:p>
      <text:p text:style-name="P1"><text:s/>Saw Dyw dhymmo a wrontyas -</text:p>
      <text:p text:style-name="P1"><text:s/>war y dhisplesour ev res -</text:p>
      <text:p text:style-name="P1"><text:s/>ny vedhen yn kettella;</text:p>
      <text:p text:style-name="P1"><text:s/>ha pynagoll a wra henna,</text:p>
      <text:p text:style-name="P1"><text:s/>plagyes y fedha ragdho.</text:p>
      <text:p text:style-name="P1"><text:s/>Ha'y verk y settyas omma,</text:p>
      <text:p text:style-name="P1"><text:s/>yn korn ow thal, rag tokyn.</text:p>
      <text:p text:style-name="P1"><text:s/>Ha genes, emskemunys,</text:p>
      <text:p text:style-name="P1"><text:s/>o my dhe vones ledhys,</text:p>
      <text:p text:style-name="P1"><text:s/>ewn a'th tiwla jy lemmyn.</text:p>
      <text:p text:style-name="P1"></text:p>
      <text:p text:style-name="P1"><text:s/>A, soweth gweles an prys</text:p>
      <text:p text:style-name="P1"><text:s/>genev dha vosta ledhys,</text:p>
      <text:p text:style-name="P1"><text:s/>mars yw ty Kaym ow hendas.</text:p>
      <text:p text:style-name="P1"><text:s/>Ow boya o dhe vlamya:</text:p>
      <text:p text:style-name="P1"><text:s/>ev a or'nas dhymm tenna,</text:p>
      <text:p text:style-name="P1"><text:s/>ha my, ny welyn banna</text:p>
      <text:p text:style-name="P1"><text:soft-page-break/><text:s/>mes nebes, pur wir yn fas.</text:p>
      <text:p text:style-name="P1"></text:p>
      <text:p text:style-name="P1"><text:s/>A Lamek, drogwas yth os,</text:p>
      <text:p text:style-name="P1"><text:s/>ha my ynwedh, meur lakka.</text:p>
      <text:p text:style-name="P1"><text:s/>Hemma o venjans pur vras,</text:p>
      <text:p text:style-name="P1"><text:s/>ha just plag or'nys dhymmo;</text:p>
      <text:p text:style-name="P1"><text:s/>soweth an prys!</text:p>
      <text:p text:style-name="P1"></text:p>
      <text:p text:style-name="P1"><text:s/>Kaym, hwath kynth o'ta ow hendas,</text:p>
      <text:p text:style-name="P1"><text:s/>dha aswonn my ny wodhyen</text:p>
      <text:p text:style-name="P1"><text:s/>na ny wrugav dha weles</text:p>
      <text:p text:style-name="P1"><text:s/>nans yw sur lies blydhen</text:p>
      <text:p text:style-name="P1"><text:s/>drefenn bos di'velebys.</text:p>
      <text:p text:style-name="P1"></text:p>
      <text:p text:style-name="P1"></text:p>
      <text:p text:style-name="P1"></text:p>
      <text:p text:style-name="P1"><text:s/>Di'velebys ov pur veur,</text:p>
      <text:p text:style-name="P1"><text:s/>hag overdevys gans blew.</text:p>
      <text:p text:style-name="P1"><text:s/>Ow pywa 'th esov pub eur</text:p>
      <text:p text:style-name="P1"><text:s/>yn toemmder ha yeynder rew,</text:p>
      <text:p text:style-name="P1"><text:s/>sur nos ha dydh.</text:p>
      <text:p text:style-name="P1"><text:s/>Ny besyav gweles mab-den</text:p>
      <text:p text:style-name="P1"><text:s/>gans ow bodh yn neb termyn,</text:p>
      <text:p text:style-name="P1"><text:s/>mes kompani lieskweyth</text:p>
      <text:p text:style-name="P1"><text:s/>a bub best.</text:p>
      <text:p text:style-name="P1"><text:s/>Oll an trobel dhymm yma</text:p>
      <text:p text:style-name="P1"><text:s/>an chorl Abel rag ladha.</text:p>
      <text:p text:style-name="P1"><text:s/>Hemma yw gwir, dhymmo trest.</text:p>
      <text:p text:style-name="P1"></text:p>
      <text:p text:style-name="P1"><text:s/>Prag y hwruss'ta y ladha,</text:p>
      <text:p text:style-name="P1"><text:s/>hag ev dha vroder nessa?</text:p>
      <text:p text:style-name="P1"><text:s/>Henna o gwann-ober gwrys.</text:p>
      <text:p text:style-name="P1"></text:p>
      <text:p text:style-name="P1"></text:p>
      <text:p text:style-name="P1"><text:soft-page-break/></text:p>
      <text:p text:style-name="P1"><text:s/>Drefenn ev dhe'm kontrolya,</text:p>
      <text:p text:style-name="P1"><text:s/>ha my y vroder kottha!</text:p>
      <text:p text:style-name="P1"><text:s/>Ny wrug revrons dhymm y'n bys!</text:p>
      <text:p text:style-name="P1"><text:s/>Der henna my a angras</text:p>
      <text:p text:style-name="P1"><text:s/>ha pur uskis a'n ladhas.</text:p>
      <text:p text:style-name="P1"><text:s/>Ny'm beus edrek a henna.</text:p>
      <text:p text:style-name="P1"><text:s/>Molleth Dyw ha tas ha mamm</text:p>
      <text:p text:style-name="P1"><text:s/>gallas genev vy droglamm</text:p>
      <text:p text:style-name="P1"><text:s/>poran rag an ober na.</text:p>
      <text:p text:style-name="P1"><text:s/>Ow holonn hwath yth yw prout,</text:p>
      <text:p text:style-name="P1"><text:s/>kynth oma ogas marow.</text:p>
      <text:p text:style-name="P1"><text:s/>Mersi hwilas yma dhymm dout</text:p>
      <text:p text:style-name="P1"><text:s/>dhymmo rag an oberow.</text:p>
      <text:p text:style-name="P1"><text:s/>My a woer y vos Dyw stout.</text:p>
      <text:p text:style-name="P1"><text:s/>Dhymmo ny vynn ev gava,</text:p>
      <text:p text:style-name="P1"><text:s/>na gevyans my ny hwilav.</text:p>
      <text:p text:style-name="P1"><text:s/>Yth esov ow tremena;</text:p>
      <text:p text:style-name="P1"><text:s/>dhiso ny vynnav gava.</text:p>
      <text:p text:style-name="P1"><text:s/>Ow ena ny wonn pyth a:</text:p>
      <text:p text:style-name="P1"><text:s/>dhe ifarn yw y drigva.</text:p>
      <text:p text:style-name="P1"><text:s/>Ena triges, gwav ha hav.</text:p>
      <text:p text:style-name="P1"></text:p>
      <text:p text:style-name="P1"><text:s/>A, soweth gweles an prys!</text:p>
      <text:p text:style-name="P1"><text:s/>Kaym ow hengeugh yw marow!</text:p>
      <text:p text:style-name="P1"><text:s/>Ragdho ty a vydh ledhys,</text:p>
      <text:p text:style-name="P1"><text:s/>a fals lader kasadow!</text:p>
      <text:p text:style-name="P1"><text:s/>Skwatyes yw dha ympynnyon!</text:p>
      <text:p text:style-name="P1"></text:p>
      <text:p text:style-name="P1"></text:p>
      <text:p text:style-name="P1"></text:p>
      <text:p text:style-name="P1"></text:p>
      <text:p text:style-name="P1"></text:p>
      <text:p text:style-name="P1"><text:s/>Out, ellas, my yw marow,</text:p>
      <text:p text:style-name="P1"><text:soft-page-break/><text:s/>ha'w fenn skwatyes pur arow -</text:p>
      <text:p text:style-name="P1"><text:s/>hwi a'n gwel - ynter diw rann!</text:p>
      <text:p text:style-name="P1"></text:p>
      <text:p text:style-name="P1"><text:s/>Rakhenna mos alemma</text:p>
      <text:p text:style-name="P1"><text:s/>my a vynn, gwella gallav.</text:p>
      <text:p text:style-name="P1"><text:s/>Ny amont guthyl dughan</text:p>
      <text:p text:style-name="P1"><text:s/>lemmyn ragdho.</text:p>
      <text:p text:style-name="P1"></text:p>
      <text:p text:style-name="P1"></text:p>
      <text:p text:style-name="P1"></text:p>
      <text:p text:style-name="P1"></text:p>
      <text:p text:style-name="P1"><text:s/>Yma Kaym adla marow.</text:p>
      <text:p text:style-name="P1"><text:s/>Deun dh'y hedhes dhe baynow,</text:p>
      <text:p text:style-name="P1"><text:s/>ha'n paja Lamek ganso.</text:p>
      <text:p text:style-name="P1"></text:p>
      <text:p text:style-name="P1"><text:s/>Deus, a ena milligys,</text:p>
      <text:p text:style-name="P1"><text:s/>dha vroder ty a ladhas,</text:p>
      <text:p text:style-name="P1"><text:s/>Abel, neb o den gwiryon.</text:p>
      <text:p text:style-name="P1"><text:s/>Yn tan ty a wra leski,</text:p>
      <text:p text:style-name="P1"><text:s/>ha'n keth paja ma, devri,</text:p>
      <text:p text:style-name="P1"><text:s/>yn ifarn, hwi drog lawen</text:p>
      <text:p text:style-name="P1"></text:p>
      <text:p text:style-name="P1"></text:p>
      <text:p text:style-name="P1"></text:p>
      <text:p text:style-name="P1"><text:s/>Y'n pytt ma y hwredh triga</text:p>
      <text:p text:style-name="P1"><text:s/>genev vy, a-barth a-woeles,</text:p>
      <text:p text:style-name="P1"><text:s/>hag a lesk yn toemmder tan.</text:p>
      <text:p text:style-name="P1"><text:s/>Nevra ny dhewgh alena,</text:p>
      <text:p text:style-name="P1"><text:s/>myns na wra bodh an Tas.</text:p>
      <text:p text:style-name="P1"></text:p>
      <text:p text:style-name="P1"></text:p>
      <text:p text:style-name="P1"></text:p>
      <text:p text:style-name="P1"></text:p>
      <text:p text:style-name="P1"></text:p>
      <text:p text:style-name="P1"><text:soft-page-break/><text:s/>Seth, ow mab, dhymm deus omma,</text:p>
      <text:p text:style-name="P1"><text:s/>ha goslow ow derivas.</text:p>
      <text:p text:style-name="P1"><text:s/>Hirneth byw ov y'n bys ma,</text:p>
      <text:p text:style-name="P1"><text:s/>mayth ov skwith a'n lavur bras</text:p>
      <text:p text:style-name="P1"><text:s/>eus dhymmo pub nos ha dydh.</text:p>
      <text:p text:style-name="P1"><text:s/>Rakhenna ke alemma</text:p>
      <text:p text:style-name="P1"><text:s/>dhe baradhis heb lettya,</text:p>
      <text:p text:style-name="P1"><text:s/>ha'n Oyl a Versi hwila</text:p>
      <text:p text:style-name="P1"><text:s/>mar kyllydh, awos neb tra.</text:p>
      <text:p text:style-name="P1"><text:s/>Na dhout, gorthyp ty a vydh</text:p>
      <text:p text:style-name="P1"><text:s/>oll a'th negys.</text:p>
      <text:p text:style-name="P1"></text:p>
      <text:p text:style-name="P1"><text:s/>A das ker, ny wonn for' dhi,</text:p>
      <text:p text:style-name="P1"><text:s/>na ny veuv bythkweth ena.</text:p>
      <text:p text:style-name="P1"><text:s/>My ny allav prederi</text:p>
      <text:p text:style-name="P1"><text:s/>pana gwartron yth a-ma,</text:p>
      <text:p text:style-name="P1"><text:s/>syrr, dhe hwilas paradhis.</text:p>
      <text:p text:style-name="P1"></text:p>
      <text:p text:style-name="P1"></text:p>
      <text:p text:style-name="P1"></text:p>
      <text:p text:style-name="P1"><text:s/>Gwith yn hons kompes dhe est.</text:p>
      <text:p text:style-name="P1"><text:s/>Na gemmer dout na mystrest</text:p>
      <text:p text:style-name="P1"><text:s/>mes an for' a vydh kevys</text:p>
      <text:p text:style-name="P1"><text:s/>y'n vaner ma.</text:p>
      <text:p text:style-name="P1"><text:s/>Ty a wel olow ow threys</text:p>
      <text:p text:style-name="P1"><text:s/>pan dheudh vy a baradhis</text:p>
      <text:p text:style-name="P1"><text:s/>ewn y'n veri prynt leskys</text:p>
      <text:p text:style-name="P1"><text:s/>pan veu an nor milligys</text:p>
      <text:p text:style-name="P1"><text:s/>der ow oberow ena.</text:p>
      <text:p text:style-name="P1"></text:p>
      <text:p text:style-name="P1"></text:p>
      <text:p text:style-name="P1"><text:s/>Ha pan dheffesta dhe'n plas,</text:p>
      <text:p text:style-name="P1"><text:s/>ty a gyv y'n yet unn el</text:p>
      <text:p text:style-name="P1"><text:s/>a ro gorthyp dhis y'n kas,</text:p>
      <text:p text:style-name="P1"><text:soft-page-break/><text:s/>ha'w desir ny wredh fyllel.</text:p>
      <text:p text:style-name="P1"><text:s/>Bydh avysyes a bub tra</text:p>
      <text:p text:style-name="P1"><text:s/>a welydh, ow mab, ena.</text:p>
      <text:p text:style-name="P1"></text:p>
      <text:p text:style-name="P1"><text:s/>Ow thas ker, mos alemma</text:p>
      <text:p text:style-name="P1"><text:s/>my a vynn, y'n by-and-by,</text:p>
      <text:p text:style-name="P1"><text:s/>hag y tov dhy'hwi arta</text:p>
      <text:p text:style-name="P1"><text:s/>gans gorthyp, kyns es hedhi,</text:p>
      <text:p text:style-name="P1"><text:s/>der bodh an Tas a-wartha.</text:p>
      <text:p text:style-name="P1"></text:p>
      <text:p text:style-name="P1"></text:p>
      <text:p text:style-name="P1"><text:s/>My a wel ol treys ow thas,</text:p>
      <text:p text:style-name="P1"><text:s/>a'm led vy dhe baradhis.</text:p>
      <text:p text:style-name="P1"><text:s/>Hemma yw marthusyon bras.</text:p>
      <text:p text:style-name="P1"><text:s/>An nor sur ny sewenas</text:p>
      <text:p text:style-name="P1"><text:s/>y'n for' may hwrug ev kerdhes.</text:p>
      <text:p text:style-name="P1"><text:s/>Der temptashyon bras an jowl,</text:p>
      <text:p text:style-name="P1"><text:s/>chassyes on a baradhis,</text:p>
      <text:p text:style-name="P1"><text:s/>mayth eth genen hager dowl,</text:p>
      <text:p text:style-name="P1"><text:s/>ha dhe veschyf bras koedhys</text:p>
      <text:p text:style-name="P1"><text:s/>yth en der ordyr an Tas.</text:p>
      <text:p text:style-name="P1"><text:s/>Tru, go-vy.</text:p>
      <text:p text:style-name="P1"></text:p>
      <text:p text:style-name="P1"></text:p>
      <text:p text:style-name="P1"></text:p>
      <text:p text:style-name="P1"><text:s/>My a wel an plas gloryus</text:p>
      <text:p text:style-name="P1"><text:s/>ha'n el y'n yet ow sevel,</text:p>
      <text:p text:style-name="P1"><text:s/>splann dhe weles ha preshyous.</text:p>
      <text:p text:style-name="P1"><text:s/>My a vynn mos pur uvel</text:p>
      <text:p text:style-name="P1"><text:s/>ewn dhodho, dh'y salusi.</text:p>
      <text:p text:style-name="P1"></text:p>
      <text:p text:style-name="P1"></text:p>
      <text:p text:style-name="P1"><text:s/>El Dyw an nev a-wartha,</text:p>
      <text:p text:style-name="P1"><text:s/>dhis lowena ha meur joy!</text:p>
      <text:p text:style-name="P1"><text:soft-page-break/><text:s/>Devedhys yth ov omma</text:p>
      <text:p text:style-name="P1"><text:s/>gans Adam ow thas dhy'hwi,</text:p>
      <text:p text:style-name="P1"><text:s/>yndella mar pewgh plesys.</text:p>
      <text:p text:style-name="P1"></text:p>
      <text:p text:style-name="P1"><text:s/>Seth, deus nes, ha dhymm lavar</text:p>
      <text:p text:style-name="P1"><text:s/>dha negysyow heb danjer</text:p>
      <text:p text:style-name="P1"><text:s/>ha na gemmer own y'n bys.</text:p>
      <text:p text:style-name="P1"></text:p>
      <text:p text:style-name="P1"><text:s/>Ow negys yth yw hemma:</text:p>
      <text:p text:style-name="P1"><text:s/>dhe hwilas Oyl a Versi.</text:p>
      <text:p text:style-name="P1"><text:s/>Charjyes yth ov yndella</text:p>
      <text:p text:style-name="P1"><text:s/>gans ow thas omma dhy'hwi,</text:p>
      <text:p text:style-name="P1"><text:s/>agas bodh mars yw henna,</text:p>
      <text:p text:style-name="P1"><text:s/>rag yth yw ev koth gyllys,</text:p>
      <text:p text:style-name="P1"><text:s/>hag y'n bys ma nans yw skwith.</text:p>
      <text:p text:style-name="P1"><text:s/>Y drobel yth yw kemmys</text:p>
      <text:p text:style-name="P1"><text:s/>hwansek nyns yw dhe dravydh,</text:p>
      <text:p text:style-name="P1"><text:s/>mes pub eur ma ow kria</text:p>
      <text:p text:style-name="P1"><text:s/>war-lergh an Oyl a Versi.</text:p>
      <text:p text:style-name="P1"></text:p>
      <text:p text:style-name="P1"><text:s/>Deus nes dhe'n yet, Seth, ha mir.</text:p>
      <text:p text:style-name="P1"><text:s/>Ty a wel oll paradhis.</text:p>
      <text:p text:style-name="P1"><text:s/>Avis pub tra, ha lavar</text:p>
      <text:p text:style-name="P1"><text:s/>pandr'a welydh a strangeness</text:p>
      <text:p text:style-name="P1"><text:s/>y'n jardin a-barth a-ji.</text:p>
      <text:p text:style-name="P1"></text:p>
      <text:p text:style-name="P1"><text:s/>Agas bodh mars yw henna,</text:p>
      <text:p text:style-name="P1"><text:s/>my a vynn skon avisya</text:p>
      <text:p text:style-name="P1"><text:s/>an marthusyon eus ena.</text:p>
      <text:p text:style-name="P1"></text:p>
      <text:p text:style-name="P1"></text:p>
      <text:p text:style-name="P1"></text:p>
      <text:p text:style-name="P1"></text:p>
      <text:p text:style-name="P1"><text:s/>Lemmyn, Seth, lavar dhymmo</text:p>
      <text:p text:style-name="P1"><text:soft-page-break/><text:s/>a-bervedh pandra wel'ta.</text:p>
      <text:p text:style-name="P1"><text:s/>Na wra keles unn dra.</text:p>
      <text:p text:style-name="P1"></text:p>
      <text:p text:style-name="P1"><text:s/>My a wel sur unn wydhenn,</text:p>
      <text:p text:style-name="P1"><text:s/>ha serpont ynni a-vann.</text:p>
      <text:p text:style-name="P1"><text:s/>Marow sygh hi a 'valsa.</text:p>
      <text:p text:style-name="P1"></text:p>
      <text:p text:style-name="P1"><text:s/>Honna yw an keth wydhenn</text:p>
      <text:p text:style-name="P1"><text:s/>a wrug kyns dha vamm ha tas</text:p>
      <text:p text:style-name="P1"><text:s/>dybri an aval a anken</text:p>
      <text:p text:style-name="P1"><text:s/>o difennys gans charj bras</text:p>
      <text:p text:style-name="P1"><text:s/>a anow an Tas Gwella.</text:p>
      <text:p text:style-name="P1"><text:s/>Ha'n serpont na a wel'ta</text:p>
      <text:p text:style-name="P1"><text:s/>yth yw an veri pryv na</text:p>
      <text:p text:style-name="P1"><text:s/>a wrug an jowl dhe entra</text:p>
      <text:p text:style-name="P1"><text:s/>ynni hi rag temptya</text:p>
      <text:p text:style-name="P1"><text:s/>dhe'th vamm Eva.</text:p>
      <text:p text:style-name="P1"><text:s/>Der henna, Dyw a sorras,</text:p>
      <text:p text:style-name="P1"><text:s/>ha dhe vy ev a or'nas</text:p>
      <text:p text:style-name="P1"><text:s/>alena aga chasya.</text:p>
      <text:p text:style-name="P1"><text:s/>Lavar pandra wel'ta moy.</text:p>
      <text:p text:style-name="P1"></text:p>
      <text:p text:style-name="P1"><text:s/>My a wel goodly wydhenn</text:p>
      <text:p text:style-name="P1"><text:s/>ha'y thopp pur ughel yn-bann.</text:p>
      <text:p text:style-name="P1"><text:s/>Bys yn nev 'ma ow tevi.</text:p>
      <text:p text:style-name="P1"><text:s/>Ha'y gwreydhyow dhe'n dor isel</text:p>
      <text:p text:style-name="P1"><text:s/>yma ow resek, pur lel,</text:p>
      <text:p text:style-name="P1"><text:s/>bys yn ifarn, pytt pur grev.</text:p>
      <text:p text:style-name="P1"></text:p>
      <text:p text:style-name="P1"></text:p>
      <text:p text:style-name="P1"><text:s/>Hag ena ow broder Kaym</text:p>
      <text:p text:style-name="P1"><text:s/>my a'n gwel ev yn meur bayn,</text:p>
      <text:p text:style-name="P1"><text:s/>hag yn trobel mayth yw gwev.</text:p>
      <text:p text:style-name="P1"><text:s/>Hag yn topp an keth wydhenn</text:p>
      <text:p text:style-name="P1"><text:soft-page-break/><text:s/>my a wel unn maghteth hweg</text:p>
      <text:p text:style-name="P1"><text:s/>ow 'sedha, yn pur sertan,</text:p>
      <text:p text:style-name="P1"><text:s/>hag yn hy diwvronn flogh teg,</text:p>
      <text:p text:style-name="P1"><text:s/>dell hevel dhymm yndella.</text:p>
      <text:p text:style-name="P1"></text:p>
      <text:p text:style-name="P1"></text:p>
      <text:p text:style-name="P1"></text:p>
      <text:p text:style-name="P1"></text:p>
      <text:p text:style-name="P1"></text:p>
      <text:p text:style-name="P1"><text:s/>My a lever dhis diblans:</text:p>
      <text:p text:style-name="P1"><text:s/>honna (lel yth yw henwys)</text:p>
      <text:p text:style-name="P1"><text:s/>yw an Wydhenn a Vywnans.</text:p>
      <text:p text:style-name="P1"><text:s/>My a hedh rann a'n frutys,</text:p>
      <text:p text:style-name="P1"><text:s/>hag a dhro part anedha,</text:p>
      <text:p text:style-name="P1"><text:s/>aval pur vras.</text:p>
      <text:p text:style-name="P1"><text:s/>Mir, ottomma teyr sprusenn</text:p>
      <text:p text:style-name="P1"><text:s/>a dheuth mes a'n aval ma.</text:p>
      <text:p text:style-name="P1"><text:s/>Kemmer i ha gorr yn-bann</text:p>
      <text:p text:style-name="P1"><text:s/>yn neb tyller dhe govva,</text:p>
      <text:p text:style-name="P1"><text:s/>ha dog i genes dhe'th tas.</text:p>
      <text:p text:style-name="P1"><text:s/>Pan vo diwedh y dhydhyow,</text:p>
      <text:p text:style-name="P1"><text:s/>hag y'n dor dhe vos ynkleudhys,</text:p>
      <text:p text:style-name="P1"><text:s/>gorr sprusenn yn y anow,</text:p>
      <text:p text:style-name="P1"><text:s/>ha'n dhiw arall kekeffrys,</text:p>
      <text:p text:style-name="P1"><text:s/>bedhens gorrys yn y dhewfrik.</text:p>
      <text:p text:style-name="P1"><text:s/>Hag y tyv a'n keth sprus na</text:p>
      <text:p text:style-name="P1"><text:s/>unn wydhenn wosa hemma,</text:p>
      <text:p text:style-name="P1"><text:s/>na berth dout, a vydh pur deg.</text:p>
      <text:p text:style-name="P1"><text:s/>Ha pan vo hi kowl-devys,</text:p>
      <text:p text:style-name="P1"><text:s/>hi a vydh pub eur parys</text:p>
      <text:p text:style-name="P1"><text:s/>dhe dhoen an Oyl a Versi.</text:p>
      <text:p text:style-name="P1"><text:s/>Pan vo pymp mil ha pymp kans</text:p>
      <text:p text:style-name="P1"><text:s/>a vlydhynyow kler passyes,</text:p>
      <text:p text:style-name="P1"><text:s/>y'n eur na gwaytyes dihwans</text:p>
      <text:p text:style-name="P1"><text:soft-page-break/><text:s/>war-lergh Oyl Mersi pup-prys,</text:p>
      <text:p text:style-name="P1"><text:s/>ha Salvador yn tevri</text:p>
      <text:p text:style-name="P1"><text:s/>a'n doro mes a baynys.</text:p>
      <text:p text:style-name="P1"><text:s/>Lavar dhe'th tas yndella,</text:p>
      <text:p text:style-name="P1"><text:s/>ha dhodho yth yll trestya.</text:p>
      <text:p text:style-name="P1"><text:s/>Yndellma yth yw 'poyntys.</text:p>
      <text:p text:style-name="P1"><text:s/>Fisten dihwans alemma.</text:p>
      <text:p text:style-name="P1"><text:s/>Ow bennath dhis.</text:p>
      <text:p text:style-name="P1"></text:p>
      <text:p text:style-name="P1"><text:s/>Meur a ras dhy'hwi, el Dyw,</text:p>
      <text:p text:style-name="P1"><text:s/>ow tiskwedhes dhymm pub tra.</text:p>
      <text:p text:style-name="P1"><text:s/>Dh'ow thas ker oll par dell yw</text:p>
      <text:p text:style-name="P1"><text:s/>my a vynn sur y dhyska;</text:p>
      <text:p text:style-name="P1"><text:s/>an marthusyon dell yw bras.</text:p>
      <text:p text:style-name="P1"><text:s/>My a vynn mos alemma</text:p>
      <text:p text:style-name="P1"><text:s/>yn hanow Dyw a-wartha,</text:p>
      <text:p text:style-name="P1"><text:s/>dhe dre dhe Adam ow thas.</text:p>
      <text:p text:style-name="P1"></text:p>
      <text:p text:style-name="P1"></text:p>
      <text:p text:style-name="P1"></text:p>
      <text:p text:style-name="P1"><text:s/>Lowena dhy'hwi ow thas!</text:p>
      <text:p text:style-name="P1"><text:s/>Devedhys a baradhis</text:p>
      <text:p text:style-name="P1"><text:s/>yth ov lemmyn, dhe Dhyw gras.</text:p>
      <text:p text:style-name="P1"><text:s/>Ow negysyow yth yw gwrys,</text:p>
      <text:p text:style-name="P1"><text:s/>par dell wrussowgh dhymm or'na</text:p>
      <text:p text:style-name="P1"></text:p>
      <text:p text:style-name="P1"></text:p>
      <text:p text:style-name="P1"></text:p>
      <text:p text:style-name="P1"><text:s/>Wolkomm os, Seth, genev vy.</text:p>
      <text:p text:style-name="P1"><text:s/>Pana nowedhys eus genes?</text:p>
      <text:p text:style-name="P1"><text:s/>Mars yw an Oyl a Versi</text:p>
      <text:p text:style-name="P1"><text:s/>dres genes omma dhe'th tas</text:p>
      <text:p text:style-name="P1"><text:s/>pur lowen my a via.</text:p>
      <text:p text:style-name="P1"></text:p>
      <text:p text:style-name="P1"><text:soft-page-break/><text:s/>Nag yw hwath, ow thas, forsooth.</text:p>
      <text:p text:style-name="P1"><text:s/>My a lever dhywgh, dell goedh,</text:p>
      <text:p text:style-name="P1"><text:s/>an gwiryonedh a bub tra.</text:p>
      <text:p text:style-name="P1"><text:s/>Pan dheffo an termyn playn</text:p>
      <text:p text:style-name="P1"><text:s/>a bymp mil ha pymp kans vlydhen,</text:p>
      <text:p text:style-name="P1"><text:s/>an Oyl a Versi nena</text:p>
      <text:p text:style-name="P1"><text:s/>a vydh kevys.</text:p>
      <text:p text:style-name="P1"><text:s/>Yn paradhis y hwelis</text:p>
      <text:p text:style-name="P1"><text:s/>dyffrans marthusyon, heb dout;</text:p>
      <text:p text:style-name="P1"><text:s/>speshyal unn wydhenn loryus</text:p>
      <text:p text:style-name="P1"><text:s/>ow hedhes yn-bann pur stout</text:p>
      <text:p text:style-name="P1"><text:s/>bys yn nev, sur my a grys,</text:p>
      <text:p text:style-name="P1"><text:s/>ha'y gwreydhyow dhe'n dor isel</text:p>
      <text:p text:style-name="P1"><text:s/>bys yn ifarn ow hedhes,</text:p>
      <text:p text:style-name="P1"><text:s/>hag ena, pur wir heb fall,</text:p>
      <text:p text:style-name="P1"><text:s/>yth esa yn trobel bras</text:p>
      <text:p text:style-name="P1"><text:s/>ow broder Kaym, yn paynys.</text:p>
      <text:p text:style-name="P1"><text:s/>Now yn topp an wydhenn deg</text:p>
      <text:p text:style-name="P1"><text:s/>yth esa unn virgin hweg,</text:p>
      <text:p text:style-name="P1"><text:s/>ha'y flogh, pur semli maylyes</text:p>
      <text:p text:style-name="P1"><text:s/>yn hy diwvronn, wondrys hwans.</text:p>
      <text:p text:style-name="P1"></text:p>
      <text:p text:style-name="P1"><text:s/>Gordhys re bo Dyw an Tas,</text:p>
      <text:p text:style-name="P1"><text:s/>ow ri dhymm an nowedhys!</text:p>
      <text:p text:style-name="P1"><text:s/>Sur ny'm beus bys vydh mar vras</text:p>
      <text:p text:style-name="P1"><text:s/>nans yw termyn tremenys</text:p>
      <text:p text:style-name="P1"><text:s/>a vlydhynyow moy es kans.</text:p>
      <text:p text:style-name="P1"></text:p>
      <text:p text:style-name="P1"><text:s/>My a welas gwydhenn moy</text:p>
      <text:p text:style-name="P1"><text:s/>ha serpont yn-bann ynni.</text:p>
      <text:p text:style-name="P1"><text:s/>Marow sygh hi a 'valsa.</text:p>
      <text:p text:style-name="P1"></text:p>
      <text:p text:style-name="P1"></text:p>
      <text:p text:style-name="P1"></text:p>
      <text:p text:style-name="P1"><text:soft-page-break/><text:s/>Honna o drog bryv, heb namm,</text:p>
      <text:p text:style-name="P1"><text:s/>a doellas Eva dha vamm.</text:p>
      <text:p text:style-name="P1"><text:s/>Der henna y kellsyn jam</text:p>
      <text:p text:style-name="P1"><text:s/>joys paradhis rag nevra.</text:p>
      <text:p text:style-name="P1"></text:p>
      <text:p text:style-name="P1"><text:s/>Ottomma teyr sprusenn, dres</text:p>
      <text:p text:style-name="P1"><text:s/>mes a baradhis dhy'hwi.</text:p>
      <text:p text:style-name="P1"><text:s/>A aval y fons terrys</text:p>
      <text:p text:style-name="P1"><text:s/>a dheuth a'n wydhenn, devri,</text:p>
      <text:p text:style-name="P1"><text:s/>yw henwys Gwydhenn a Vywnans.</text:p>
      <text:p text:style-name="P1"><text:s/>An el a or'nas dhymmo,</text:p>
      <text:p text:style-name="P1"><text:s/>pan vo diwedh dhe'th tydhyow</text:p>
      <text:p text:style-name="P1"><text:s/>ha'th vos gyllys alemma,</text:p>
      <text:p text:style-name="P1"><text:s/>gorra sprusenn y'th hanow,</text:p>
      <text:p text:style-name="P1"><text:s/>ha'n dhiw arall pur dhiblans</text:p>
      <text:p text:style-name="P1"><text:s/>yn dha dhewfrik.</text:p>
      <text:p text:style-name="P1"></text:p>
      <text:p text:style-name="P1"></text:p>
      <text:p text:style-name="P1"><text:s/>Mes a'n sprus y fydh tevys</text:p>
      <text:p text:style-name="P1"><text:s/>gwydhenn a vydh pur breshyous</text:p>
      <text:p text:style-name="P1"><text:s/>wosa henna, marthys teg</text:p>
      <text:p text:style-name="P1"><text:s/>yn pur dhevri.</text:p>
      <text:p text:style-name="P1"><text:s/>Ha pan vo hi kowl devys,</text:p>
      <text:p text:style-name="P1"><text:s/>hi a vydh pub eur parys</text:p>
      <text:p text:style-name="P1"><text:s/>dhe dhoen an Oyl a Versi</text:p>
      <text:p text:style-name="P1"></text:p>
      <text:p text:style-name="P1"><text:s/>Meur wordhyans dhe'n Drynses Tas</text:p>
      <text:p text:style-name="P1"><text:s/>ow krontya dhymmo selwyans,</text:p>
      <text:p text:style-name="P1"><text:s/>wosa hemma kynth yw pell.</text:p>
      <text:p text:style-name="P1"><text:s/>Seth ow mab, goslow dhymmo,</text:p>
      <text:p text:style-name="P1"><text:s/>ha dha jarjya my a wra</text:p>
      <text:p text:style-name="P1"><text:s/>yn-dann ow bennath, pur lel.</text:p>
      <text:p text:style-name="P1"><text:s/>Gwayt an Tas a Nev gordhya,</text:p>
      <text:p text:style-name="P1"><text:s/>ha pub eur orto koela</text:p>
      <text:p text:style-name="P1"><text:soft-page-break/><text:s/>yn pub edhomm y fes-ta.</text:p>
      <text:p text:style-name="P1"><text:s/>Ev a wra sur dha sokra,</text:p>
      <text:p text:style-name="P1"><text:s/>hag a vynn dha ventena</text:p>
      <text:p text:style-name="P1"><text:s/>y'n bys ma pell dhe vywa.</text:p>
      <text:p text:style-name="P1"><text:s/>Ow mab, merk an geryow ma.</text:p>
      <text:p text:style-name="P1"></text:p>
      <text:p text:style-name="P1"><text:s/>A das ker, meur ras dhy'hwi</text:p>
      <text:p text:style-name="P1"><text:s/>a'gas dyskans da pub prys</text:p>
      <text:p text:style-name="P1"><text:s/>My a goedh yn pur dhevri</text:p>
      <text:p text:style-name="P1"><text:s/>gordhya Dyw an lel Drynses,</text:p>
      <text:p text:style-name="P1"><text:s/>ha'n Mab gwella,</text:p>
      <text:p text:style-name="P1"></text:p>
      <text:p text:style-name="P1"></text:p>
      <text:p text:style-name="P1"><text:s/>ha'n Spyrys Sans, aga thri.</text:p>
      <text:p text:style-name="P1"><text:s/>Dell yns onan, my a grys</text:p>
      <text:p text:style-name="P1"><text:s/>tri ferson yns, pur wordhi,</text:p>
      <text:p text:style-name="P1"><text:s/>ow kesreynya yn joyys</text:p>
      <text:p text:style-name="P1"><text:s/>yn Gwlas Nev eus a-wartha.</text:p>
      <text:p text:style-name="P1"><text:s/>ha rakhenna y koedh dhymmo</text:p>
      <text:p text:style-name="P1"><text:s/>gans kolonn bur aga gordhya.</text:p>
      <text:p text:style-name="P1"></text:p>
      <text:p text:style-name="P1"></text:p>
      <text:p text:style-name="P1"></text:p>
      <text:p text:style-name="P1"><text:s/>Koth ha gwann yth ov gyllys.</text:p>
      <text:p text:style-name="P1"><text:s/>Ny'm beus bywa na fella.</text:p>
      <text:p text:style-name="P1"><text:s/>Ankow yth yw devedhys.</text:p>
      <text:p text:style-name="P1"><text:s/>Ny vynn omma ow gasa</text:p>
      <text:p text:style-name="P1"><text:s/>dhe vywa omma unn spys.</text:p>
      <text:p text:style-name="P1"><text:s/>My a'n gwel prest gans gyw,</text:p>
      <text:p text:style-name="P1"><text:s/>parys dhe'm gwana pub tu.</text:p>
      <text:p text:style-name="P1"><text:s/>Nyns eus skapya dhe-vy.</text:p>
      <text:p text:style-name="P1"><text:s/>A'n prys mall yw genev.</text:p>
      <text:p text:style-name="P1"><text:s/>My a servyas pell an bys,</text:p>
      <text:p text:style-name="P1"><text:s/>a-ban veuma kyns formys.</text:p>
      <text:p text:style-name="P1"><text:soft-page-break/><text:s/>Naw kans bloedh ov, my a grys,</text:p>
      <text:p text:style-name="P1"><text:s/>ha deg warn ugens, reknys,</text:p>
      <text:p text:style-name="P1"><text:s/>mayth yw prys mos alemma.</text:p>
      <text:p text:style-name="P1"></text:p>
      <text:p text:style-name="P1"></text:p>
      <text:p text:style-name="P1"><text:s/>Fleghes a'm beus dineythys</text:p>
      <text:p text:style-name="P1"><text:s/>a Eva ow fries, meur,</text:p>
      <text:p text:style-name="P1"><text:s/>dewdhek warn ugens genys</text:p>
      <text:p text:style-name="P1"><text:s/>a vebyon, hemma yw gwir,</text:p>
      <text:p text:style-name="P1"><text:s/>heb ow mab Kaym, hag Abel.</text:p>
      <text:p text:style-name="P1"><text:s/>Ynwedh dewdhek warn ugens</text:p>
      <text:p text:style-name="P1"><text:s/>a vyrghes yn pur dhiblans</text:p>
      <text:p text:style-name="P1"><text:s/>my a'm beu, heb toell na gil,</text:p>
      <text:p text:style-name="P1"><text:s/>a dhallethvos an bys ma.</text:p>
      <text:p text:style-name="P1"><text:s/>Ha'n bys yth yw ynkressys</text:p>
      <text:p text:style-name="P1"><text:s/>dredhov vy hag ow fleghes</text:p>
      <text:p text:style-name="P1"><text:s/>heb nomber dhe vos komptys.</text:p>
      <text:p text:style-name="P1"><text:s/>Dhe Dhyw y hwonn gras ragdha.</text:p>
      <text:p text:style-name="P1"></text:p>
      <text:p text:style-name="P1"><text:s/>Adam, gwra dhymmo parys.</text:p>
      <text:p text:style-name="P1"><text:s/>Ty a'm gwel vy devedhys</text:p>
      <text:p text:style-name="P1"><text:s/>dha vywnans gans ow spera</text:p>
      <text:p text:style-name="P1"><text:s/>dhe gemmeres alemma.</text:p>
      <text:p text:style-name="P1"><text:s/>Nyns eus gortos na fella;</text:p>
      <text:p text:style-name="P1"><text:s/>rakhenna gwrav dha wana,</text:p>
      <text:p text:style-name="P1"><text:s/>der an golonn mayth ello.</text:p>
      <text:p text:style-name="P1"></text:p>
      <text:p text:style-name="P1"></text:p>
      <text:p text:style-name="P1"></text:p>
      <text:p text:style-name="P1"><text:s/>Ankow, y hwonn dhis meur ras</text:p>
      <text:p text:style-name="P1"><text:s/>ow bywnans dhe gemmeres</text:p>
      <text:p text:style-name="P1"><text:s/>mes a'n bys ma,</text:p>
      <text:p text:style-name="P1"><text:s/>rag pur skwith ov anodho.</text:p>
      <text:p text:style-name="P1"><text:s/>Dhe Dhyw y hwonn gras ragdho.</text:p>
      <text:p text:style-name="P1"><text:soft-page-break/><text:s/>Gwynn ow bys bos dhymm fethys</text:p>
      <text:p text:style-name="P1"><text:s/>lavur ha dughan an bys.</text:p>
      <text:p text:style-name="P1"><text:s/>Pell my re'n servyas omma.</text:p>
      <text:p text:style-name="P1"><text:s/>Ha rakhenna gwrav kemmynna</text:p>
      <text:p text:style-name="P1"><text:s/>dhe'n lel Drynses ow ena.</text:p>
      <text:p text:style-name="P1"></text:p>
      <text:p text:style-name="P1"><text:s/>Kowetha, bedhewgh parys,</text:p>
      <text:p text:style-name="P1"><text:s/>an dhewolow pub onan!</text:p>
      <text:p text:style-name="P1"><text:s/>Ena Adam tremenys</text:p>
      <text:p text:style-name="P1"><text:s/>deun dh'y hedhes dhe'n gegin,</text:p>
      <text:p text:style-name="P1"><text:s/>dhe'n pytt down barth a-woeles.</text:p>
      <text:p text:style-name="P1"></text:p>
      <text:p text:style-name="P1"><text:s/>Na, na, ny wredh yndella!</text:p>
      <text:p text:style-name="P1"><text:s/>Yma ken or'nys ragdho.</text:p>
      <text:p text:style-name="P1"><text:s/>Yn lymbo barth a-wartha</text:p>
      <text:p text:style-name="P1"><text:s/>ena ev a wra triga,</text:p>
      <text:p text:style-name="P1"><text:s/>dell yw or'nys gans an Tas.</text:p>
      <text:p text:style-name="P1"><text:s/>Ty a woer yn ifarnow</text:p>
      <text:p text:style-name="P1"><text:s/>yma manshyons, heb gow,</text:p>
      <text:p text:style-name="P1"><text:s/>neb yma an dhewolow</text:p>
      <text:p text:style-name="P1"><text:s/>a dheuth mes a nev golow</text:p>
      <text:p text:style-name="P1"><text:s/>genev vy ow toen rewl vras.</text:p>
      <text:p text:style-name="P1"></text:p>
      <text:p text:style-name="P1"></text:p>
      <text:p text:style-name="P1"><text:s/>An chorl Adam y drigva</text:p>
      <text:p text:style-name="P1"><text:s/>a vydh a-barth a-wartha,</text:p>
      <text:p text:style-name="P1"><text:s/>yn onan a'n kloysters na</text:p>
      <text:p text:style-name="P1"><text:s/>neb na vydh tamm lowena,</text:p>
      <text:p text:style-name="P1"><text:s/>mes yn tewolgow bras ena,</text:p>
      <text:p text:style-name="P1"><text:s/>ow kelli presens an Tas,</text:p>
      <text:p text:style-name="P1"><text:s/>ha'n moyha payn a vydha</text:p>
      <text:p text:style-name="P1"><text:s/>y vab Kaym. Yn paynys bras</text:p>
      <text:p text:style-name="P1"><text:s/>ev a drig bys vynytha.</text:p>
      <text:p text:style-name="P1"><text:s/>Yma ev barth a-woeles</text:p>
      <text:p text:style-name="P1"><text:soft-page-break/><text:s/>yn pytt down ow leskya.</text:p>
      <text:p text:style-name="P1"></text:p>
      <text:p text:style-name="P1"></text:p>
      <text:p text:style-name="P1"></text:p>
      <text:p text:style-name="P1"><text:s/>Praga na vydh an chorl Adam</text:p>
      <text:p text:style-name="P1"><text:s/>yn kettella tormentys?</text:p>
      <text:p text:style-name="P1"><text:s/>My a wra dhe'n horsen kamm</text:p>
      <text:p text:style-name="P1"><text:s/>bos kalessa prisonys</text:p>
      <text:p text:style-name="P1"><text:s/>mar kallav, kyns es hedhi,</text:p>
      <text:p text:style-name="P1"><text:s/>drefenn terri gorhemmynn.</text:p>
      <text:p text:style-name="P1"></text:p>
      <text:p text:style-name="P1"><text:s/>My a lever dhis an kas.</text:p>
      <text:p text:style-name="P1"><text:s/>Kyn hwrug Adam pegh mar vras,</text:p>
      <text:p text:style-name="P1"><text:s/>ev a'n jeva edrek tynn,</text:p>
      <text:p text:style-name="P1"><text:s/>ha Dyw dhodh' ev a avas</text:p>
      <text:p text:style-name="P1"><text:s/>y dhisplesour ha'y sorr bras,</text:p>
      <text:p text:style-name="P1"><text:s/>hag yndella ny wrug Kaym.</text:p>
      <text:p text:style-name="P1"><text:s/>Ev a ladhas y vroder</text:p>
      <text:p text:style-name="P1"><text:s/>ny gemmeras edrek vydh,</text:p>
      <text:p text:style-name="P1"><text:s/>mes y rejoysyas pur veur,</text:p>
      <text:p text:style-name="P1"><text:s/>hag a sorr an Tas travydh</text:p>
      <text:p text:style-name="P1"><text:s/>yn sertan ev ny synsis.</text:p>
      <text:p text:style-name="P1"><text:s/>Rakhenna bys vynari</text:p>
      <text:p text:style-name="P1"><text:s/>ev a dryg ena devri</text:p>
      <text:p text:style-name="P1"><text:s/>yn paynys bras, avel ki.</text:p>
      <text:p text:style-name="P1"><text:s/>Joy nev yw dhodho kellys.</text:p>
      <text:p text:style-name="P1"><text:s/>Eya, Kaym ha'y gowetha</text:p>
      <text:p text:style-name="P1"><text:s/>y'n keth ordyr a vywa</text:p>
      <text:p text:style-name="P1"><text:s/>an plas yw or'nys ragdha,</text:p>
      <text:p text:style-name="P1"><text:s/>yn ifarn barth a-woeles.</text:p>
      <text:p text:style-name="P1"><text:s/>Hag Adam, venjans dhodho,</text:p>
      <text:p text:style-name="P1"><text:s/>lymbo yw or'nys dhodho.</text:p>
      <text:p text:style-name="P1"><text:s/>Ya, ragdho ev ha'y gowetha</text:p>
      <text:p text:style-name="P1"><text:s/>ny dastyons an payn bras.</text:p>
      <text:p text:style-name="P1"><text:soft-page-break/></text:p>
      <text:p text:style-name="P1"><text:s/>Yth'oll agan viaj ni,</text:p>
      <text:p text:style-name="P1"><text:s/>re'n jowl bras, ny dalvydh oy!</text:p>
      <text:p text:style-name="P1"><text:s/>Triges an chorl neb yma.</text:p>
      <text:p text:style-name="P1"><text:s/>Deun ni warbarth, a gowetha,</text:p>
      <text:p text:style-name="P1"><text:s/>dhe ifarnow alemma,</text:p>
      <text:p text:style-name="P1"><text:s/>dhe'n paynys a dhur nevra.</text:p>
      <text:p text:style-name="P1"></text:p>
      <text:p text:style-name="P1"></text:p>
      <text:p text:style-name="P1"></text:p>
      <text:p text:style-name="P1"></text:p>
      <text:p text:style-name="P1"><text:s/>A ena Adam dremas,</text:p>
      <text:p text:style-name="P1"><text:s/>deus genev dhe ifarnow.</text:p>
      <text:p text:style-name="P1"><text:s/>Ena or'nys dhis yw plas</text:p>
      <text:p text:style-name="P1"><text:s/>gans an Tas, dhiso, heb gow,</text:p>
      <text:p text:style-name="P1"><text:s/>dhe remaynya rag seson.</text:p>
      <text:p text:style-name="P1"></text:p>
      <text:p text:style-name="P1"></text:p>
      <text:p text:style-name="P1"><text:s/>Pan dheffo an Oyl a Versi,</text:p>
      <text:p text:style-name="P1"><text:s/>ty a vydh kyrghys dhe'n joy</text:p>
      <text:p text:style-name="P1"><text:s/>dhe'n nev ughel a-ughon.</text:p>
      <text:p text:style-name="P1"></text:p>
      <text:p text:style-name="P1"></text:p>
      <text:p text:style-name="P1"><text:s/>Ow thas pan ywa marow</text:p>
      <text:p text:style-name="P1"><text:s/>my a vynn y ynkleudhyas.</text:p>
      <text:p text:style-name="P1"><text:s/>Deun alemma heb falladow;</text:p>
      <text:p text:style-name="P1"><text:s/>gorryn an korf y'n gweres</text:p>
      <text:p text:style-name="P1"><text:s/>gans solempnyta ha kan.</text:p>
      <text:p text:style-name="P1"><text:s/>Mes a'n dor ev a veu gwrys,</text:p>
      <text:p text:style-name="P1"><text:s/>hag arta dhe'n keth gweres</text:p>
      <text:p text:style-name="P1"><text:s/>ev a vydh treylyes sertan.</text:p>
      <text:p text:style-name="P1"><text:s/>Ha dell veu dhymm kyns or'nys,</text:p>
      <text:p text:style-name="P1"><text:s/>an deyr sprusenn yw gorrys</text:p>
      <text:p text:style-name="P1"><text:s/>yn y anow ha'y frigow.</text:p>
      <text:p text:style-name="P1"><text:soft-page-break/></text:p>
      <text:p text:style-name="P1"></text:p>
      <text:p text:style-name="P1"><text:s/>Dell o ev an kynsa den</text:p>
      <text:p text:style-name="P1"><text:s/>a veu gans an Tas formyes,</text:p>
      <text:p text:style-name="P1"><text:s/>y'n bedh otta ev lemmyn.</text:p>
      <text:p text:style-name="P1"><text:s/>Dhe'n Tas Dyw re bo grassyes</text:p>
      <text:p text:style-name="P1"><text:s/>omma rag y oberow.</text:p>
      <text:p text:style-name="P1"></text:p>
      <text:p text:style-name="P1"></text:p>
      <text:p text:style-name="P1"></text:p>
      <text:p text:style-name="P1"></text:p>
      <text:p text:style-name="P1"><text:s/>Enok yth yw ow hanow,</text:p>
      <text:p text:style-name="P1"><text:s/>lel servont dhe'n Trynses Tas.</text:p>
      <text:p text:style-name="P1"><text:s/>Mab Jared yth ov, heb gow.</text:p>
      <text:p text:style-name="P1"><text:s/>Sevys a linyeth pur vras</text:p>
      <text:p text:style-name="P1"><text:s/>heb dout yth ov.</text:p>
      <text:p text:style-name="P1"><text:s/>Ha, pur lel, an seythves degre</text:p>
      <text:p text:style-name="P1"><text:s/>dessendys a Adam ov.</text:p>
      <text:p text:style-name="P1"><text:s/>Yn oes my yw y'n eur ma</text:p>
      <text:p text:style-name="P1"><text:s/>tri hans tri ugens yn prov,</text:p>
      <text:p text:style-name="P1"><text:s/>ha hwath pymp moy, pan eus dhymm kov,</text:p>
      <text:p text:style-name="P1"><text:s/>y'n jydh hedhyw.</text:p>
      <text:p text:style-name="P1"><text:s/>My a bys dhe wrier nev</text:p>
      <text:p text:style-name="P1"><text:s/>may fen pub eur plegadow</text:p>
      <text:p text:style-name="P1"><text:s/>dhe vones y servont ev</text:p>
      <text:p text:style-name="P1"><text:s/>y'n bys ma heb falladow</text:p>
      <text:p text:style-name="P1"><text:s/>hedra ven byw.</text:p>
      <text:p text:style-name="P1"></text:p>
      <text:p text:style-name="P1"></text:p>
      <text:p text:style-name="P1"></text:p>
      <text:p text:style-name="P1"></text:p>
      <text:p text:style-name="P1"></text:p>
      <text:p text:style-name="P1"><text:s/>Enok, my a lever dhis</text:p>
      <text:p text:style-name="P1"><text:s/>ow bodh dhe vos yndellma:</text:p>
      <text:p text:style-name="P1"><text:soft-page-break/><text:s/>may festa kwykk transformys.</text:p>
      <text:p text:style-name="P1"><text:s/>Dhe baradhis alemma</text:p>
      <text:p text:style-name="P1"><text:s/>my a vynn may fes uskis</text:p>
      <text:p text:style-name="P1"><text:s/>hedhys yn korf hag ena.</text:p>
      <text:p text:style-name="P1"><text:s/>Bydh parys y'n termyn ma.</text:p>
      <text:p text:style-name="P1"><text:s/>Hag ena y hwres gortos</text:p>
      <text:p text:style-name="P1"><text:s/>ogas dhe worfenn an bys.</text:p>
      <text:p text:style-name="P1"><text:s/>An mysteri yth yw pur vras;</text:p>
      <text:p text:style-name="P1"><text:s/>genev ny vydh disklosyes</text:p>
      <text:p text:style-name="P1"><text:s/>dhe dhen vydholl y'n bys ma.</text:p>
      <text:p text:style-name="P1"></text:p>
      <text:p text:style-name="P1"></text:p>
      <text:p text:style-name="P1"></text:p>
      <text:p text:style-name="P1"></text:p>
      <text:p text:style-name="P1"><text:s/>Gordhyes re bo Dyw an Tas!</text:p>
      <text:p text:style-name="P1"><text:s/>Dha volonjedh re bo gwrys!</text:p>
      <text:p text:style-name="P1"><text:s/>Hemma yth yw marthusyon bras.</text:p>
      <text:p text:style-name="P1"><text:s/>Yth esov ow pos gorrys</text:p>
      <text:p text:style-name="P1"><text:s/>ny wonn py le!</text:p>
      <text:p text:style-name="P1"><text:s/>My a woer hag a lel grys</text:p>
      <text:p text:style-name="P1"><text:s/>gwrians Dyw y vos hemma.</text:p>
      <text:p text:style-name="P1"><text:s/>Devedhys dhe baradhis</text:p>
      <text:p text:style-name="P1"><text:s/>my a woer gwir yth oma.</text:p>
      <text:p text:style-name="P1"><text:s/>Plas delysyous yw hemma.</text:p>
      <text:p text:style-name="P1"><text:s/>Pellder ynno my a vyw.</text:p>
      <text:p text:style-name="P1"><text:s/>Der demptashyon an tebel</text:p>
      <text:p text:style-name="P1"><text:s/>ow hendas Adam, pur wir</text:p>
      <text:p text:style-name="P1"><text:s/>ev re gollas, der aval,</text:p>
      <text:p text:style-name="P1"><text:s/>an plas gloryus pur sur,</text:p>
      <text:p text:style-name="P1"><text:s/>mayth yw gwev oll dh'y yssew.</text:p>
      <text:p text:style-name="P1"><text:s/>Rakhenna, pobel an bys,</text:p>
      <text:p text:style-name="P1"><text:s/>na wrewgh terri an difenn</text:p>
      <text:p text:style-name="P1"><text:s/>a vydh gans Dyw dhywgh or'nys,</text:p>
      <text:p text:style-name="P1"><text:s/>dout dhe gavoes drog worfenn</text:p>
      <text:p text:style-name="P1"><text:soft-page-break/><text:s/>ha meschyf bras war bub tu.</text:p>
      <text:p text:style-name="P1"><text:s/>Mara kwrewgh orthiv koela</text:p>
      <text:p text:style-name="P1"><text:s/>hwi a's bydh wosa hemma</text:p>
      <text:p text:style-name="P1"><text:s/>joyys nev yn unn rew.</text:p>
      <text:p text:style-name="P1"></text:p>
      <text:p text:style-name="P1"></text:p>
      <text:p text:style-name="P1"></text:p>
      <text:p text:style-name="P1"></text:p>
      <text:p text:style-name="P1"></text:p>
      <text:p text:style-name="P1"><text:s/>Kemmys peghes eus y'n bys</text:p>
      <text:p text:style-name="P1"><text:s/>gwrys gans tus heb amendya,</text:p>
      <text:p text:style-name="P1"><text:s/>mayth yw Dyw an Tas serrys</text:p>
      <text:p text:style-name="P1"><text:s/>bythkweth gul mab-den omma.</text:p>
      <text:p text:style-name="P1"><text:s/>Dystruksyon yma or'nys</text:p>
      <text:p text:style-name="P1"><text:s/>pur sertan war oll an bys,</text:p>
      <text:p text:style-name="P1"><text:s/>may fydh konsumys pub tra.</text:p>
      <text:p text:style-name="P1"><text:s/>Henna yth yw konvedhys</text:p>
      <text:p text:style-name="P1"><text:s/>der an dyskans eus dhymmo res</text:p>
      <text:p text:style-name="P1"><text:s/>gans an Tas eus a-ughon.</text:p>
      <text:p text:style-name="P1"><text:s/>An planetys eus a-wartha,</text:p>
      <text:p text:style-name="P1"><text:s/>ha'n ster ynwedh maga ta,</text:p>
      <text:p text:style-name="P1"><text:s/>ow poyntya 'mons pur efan.</text:p>
      <text:p text:style-name="P1"></text:p>
      <text:p text:style-name="P1"></text:p>
      <text:p text:style-name="P1"><text:s/>An howl ha'n loer kekeffrys,</text:p>
      <text:p text:style-name="P1"><text:s/>oll warbarth yw konvedhys,</text:p>
      <text:p text:style-name="P1"><text:s/>dhe'n porpos na 'mons ow tos.</text:p>
      <text:p text:style-name="P1"><text:s/>Ha'n dystruksyon a vydh bras,</text:p>
      <text:p text:style-name="P1"><text:s/>may fydh an bys distruys</text:p>
      <text:p text:style-name="P1"><text:s/>der livyow a dhowr pur vras,</text:p>
      <text:p text:style-name="P1"><text:s/>po der dan y fydh leskys.</text:p>
      <text:p text:style-name="P1"><text:s/>Krysewgh dhymm mars owgh hwi fur.</text:p>
      <text:p text:style-name="P1"><text:s/>Rakhenna gwres tus doutya</text:p>
      <text:p text:style-name="P1"><text:s/>an Tas Dyw dhe offendya</text:p>
      <text:p text:style-name="P1"><text:soft-page-break/><text:s/>der neb maner for' y'n bys.</text:p>
      <text:p text:style-name="P1"></text:p>
      <text:p text:style-name="P1"></text:p>
      <text:p text:style-name="P1"><text:s/>Rag voydya an peryll na,</text:p>
      <text:p text:style-name="P1"><text:s/>skrifys yma dhymm pub tra</text:p>
      <text:p text:style-name="P1"><text:s/>a dhallethvos an bys ma,</text:p>
      <text:p text:style-name="P1"><text:s/>may fova lel rekordys</text:p>
      <text:p text:style-name="P1"><text:s/>a vyns tra eus ynno gwrys.</text:p>
      <text:p text:style-name="P1"></text:p>
      <text:p text:style-name="P1"></text:p>
      <text:p text:style-name="P1"><text:s/>An lyvrow ottensi omma.</text:p>
      <text:p text:style-name="P1"><text:s/>Hwi a's gwel, wondrys larjya,</text:p>
      <text:p text:style-name="P1"><text:s/>ha pub tra oll y'n bys ma</text:p>
      <text:p text:style-name="P1"><text:s/>skrifys yma yn re ma,</text:p>
      <text:p text:style-name="P1"><text:s/>dout na vons i ankevys.</text:p>
      <text:p text:style-name="P1"></text:p>
      <text:p text:style-name="P1"></text:p>
      <text:p text:style-name="P1"><text:s/>Dew bilar mynnav 'poyntya</text:p>
      <text:p text:style-name="P1"><text:s/>rag an porpos na hware.</text:p>
      <text:p text:style-name="P1"><text:s/>Brykk a vydh onan anedha,</text:p>
      <text:p text:style-name="P1"><text:s/>ha marbel a vydh y gila.</text:p>
      <text:p text:style-name="P1"><text:s/>Rag sawment i a vydh gwrys</text:p>
      <text:p text:style-name="P1"><text:s/>dhe'n lyvrow.</text:p>
      <text:p text:style-name="P1"></text:p>
      <text:p text:style-name="P1"></text:p>
      <text:p text:style-name="P1"><text:s/>A'n brykk rag na vons leskys</text:p>
      <text:p text:style-name="P1"><text:s/>der dan vydh, henna yw gwrys,</text:p>
      <text:p text:style-name="P1"><text:s/>ha'n marbel tamm konsumys</text:p>
      <text:p text:style-name="P1"><text:s/>der dhowr ny vydh, hemm yw gwrys,</text:p>
      <text:p text:style-name="P1"><text:s/>drefenn y vos men garow,</text:p>
      <text:p text:style-name="P1"><text:s/>wondrys kales.</text:p>
      <text:p text:style-name="P1"></text:p>
      <text:p text:style-name="P1"><text:s/>An pilars yth ons parys.</text:p>
      <text:p text:style-name="P1"><text:s/>Gorrewgh ynna an lyvrow.</text:p>
      <text:p text:style-name="P1"><text:soft-page-break/><text:s/>Nyns eus art vydh ankevys,</text:p>
      <text:p text:style-name="P1"><text:s/>na tra arall, sur heb wow,</text:p>
      <text:p text:style-name="P1"><text:s/>mes ynna ymons skrifys.</text:p>
      <text:p text:style-name="P1"><text:s/>A bub sort oll a lyvrow</text:p>
      <text:p text:style-name="P1"><text:s/>ekwal ynno yw gorrys.</text:p>
      <text:p text:style-name="P1"><text:s/>Kepar yth yw an sortow</text:p>
      <text:p text:style-name="P1"><text:s/>gorrys ynna der dhevis,</text:p>
      <text:p text:style-name="P1"><text:s/>yn dyffrans ha kehaval.</text:p>
      <text:p text:style-name="P1"><text:s/>Lemmyn my a's gorr yn-bann,</text:p>
      <text:p text:style-name="P1"><text:s/>hag y'n eyl sur bys vykken</text:p>
      <text:p text:style-name="P1"><text:s/>an rekord a vydh heb fall</text:p>
      <text:p text:style-name="P1"><text:s/>pur wir kevys.</text:p>
      <text:p text:style-name="P1"></text:p>
      <text:p text:style-name="P1"></text:p>
      <text:p text:style-name="P1"></text:p>
      <text:p text:style-name="P1"><text:s/>Rakhenna, pobel doutyens,</text:p>
      <text:p text:style-name="P1"><text:s/>ha dhe'n Tas gwren oll pysi</text:p>
      <text:p text:style-name="P1"><text:s/>na 'skynno an keth venjans</text:p>
      <text:p text:style-name="P1"><text:s/>yn neb termyn warnan ni</text:p>
      <text:p text:style-name="P1"><text:s/>na'gan fleghes.</text:p>
      <text:p text:style-name="P1"></text:p>
      <text:p text:style-name="P1"></text:p>
      <text:p text:style-name="P1"></text:p>
      <text:p text:style-name="P1"></text:p>
      <text:p text:style-name="P1"></text:p>
      <text:p text:style-name="P1"><text:s/>Drog yw genev guthyl den,</text:p>
      <text:p text:style-name="P1"><text:s/>preshyous haval dhe'm honan.</text:p>
      <text:p text:style-name="P1"><text:s/>Rag koela orth unn venyn</text:p>
      <text:p text:style-name="P1"><text:s/>glan ev re gollas y blas</text:p>
      <text:p text:style-name="P1"><text:s/>a'm leuv dheghow a wrussen.</text:p>
      <text:p text:style-name="P1"><text:s/>Pan wruga dres ow difenn</text:p>
      <text:p text:style-name="P1"><text:s/>mes a baradhis pur lan</text:p>
      <text:p text:style-name="P1"><text:s/>hware an el a's gorras.</text:p>
      <text:p text:style-name="P1"></text:p>
      <text:p text:style-name="P1"><text:soft-page-break/></text:p>
      <text:p text:style-name="P1"><text:s/>An spyrys ny dryg nevra</text:p>
      <text:p text:style-name="P1"><text:s/>yn korf mab-den vydh y'n bys,</text:p>
      <text:p text:style-name="P1"><text:s/>ha reson yw ha praga,</text:p>
      <text:p text:style-name="P1"><text:s/>rag y vos kig medhel gwrys</text:p>
      <text:p text:style-name="P1"><text:s/>ha pur vrottel gans henna.</text:p>
      <text:p text:style-name="P1"><text:s/>Nyns eus den orth ow servya</text:p>
      <text:p text:style-name="P1"><text:s/>len ha gwiryon sur pub prys</text:p>
      <text:p text:style-name="P1"><text:s/>saw Noy yn oll an bys ma,</text:p>
      <text:p text:style-name="P1"><text:s/>ha'y wreg ha'y fleghes keffrys.</text:p>
      <text:p text:style-name="P1"><text:s/>Ow bodh yth yw yndella:</text:p>
      <text:p text:style-name="P1"><text:s/>gul dial war oll an bys</text:p>
      <text:p text:style-name="P1"><text:s/>may fydh pub tra konsumys,</text:p>
      <text:p text:style-name="P1"><text:s/>mes sertan mynnav sawya.</text:p>
      <text:p text:style-name="P1"></text:p>
      <text:p text:style-name="P1"><text:s/>Noy, mab Lamek, gelwys ov.</text:p>
      <text:p text:style-name="P1"><text:s/>Arloedh bras, oll perthewgh kov,</text:p>
      <text:p text:style-name="P1"><text:s/>yth ov, omma y'n bys ma.</text:p>
      <text:p text:style-name="P1"><text:s/>Substans lowr a byth ha da</text:p>
      <text:p text:style-name="P1"><text:s/>yma dhymmo dhe vywa,</text:p>
      <text:p text:style-name="P1"><text:s/>mayth ov synsys rag nevra</text:p>
      <text:p text:style-name="P1"><text:s/>dhe wordhya ow Arloedh da,</text:p>
      <text:p text:style-name="P1"><text:s/>an Drynses eus a-wartha.</text:p>
      <text:p text:style-name="P1"></text:p>
      <text:p text:style-name="P1"></text:p>
      <text:p text:style-name="P1"></text:p>
      <text:p text:style-name="P1"><text:s/>Noy, deus dhymmo vy lemmyn,</text:p>
      <text:p text:style-name="P1"><text:s/>ha goslow dhymm a gowsav.</text:p>
      <text:p text:style-name="P1"></text:p>
      <text:p text:style-name="P1"><text:s/>Parys ov, Arloedh bryntin.</text:p>
      <text:p text:style-name="P1"><text:s/>Dha volonjedh lavar e.</text:p>
      <text:p text:style-name="P1"></text:p>
      <text:p text:style-name="P1"></text:p>
      <text:p text:style-name="P1"></text:p>
      <text:p text:style-name="P1"><text:soft-page-break/><text:s/>Noy, mar lenwys yw an bys</text:p>
      <text:p text:style-name="P1"><text:s/>lemmyn a sherewynsi</text:p>
      <text:p text:style-name="P1"><text:s/>mayth yw diwedh devedhys</text:p>
      <text:p text:style-name="P1"><text:s/>ynno a gik pub huni.</text:p>
      <text:p text:style-name="P1"><text:s/>Gans pegh pur wir yw flerys.</text:p>
      <text:p text:style-name="P1"><text:s/>Ny allav sparya namoy</text:p>
      <text:p text:style-name="P1"><text:s/>heb guthyl mernans a verr spys</text:p>
      <text:p text:style-name="P1"><text:s/>war bobel oll marnas ty</text:p>
      <text:p text:style-name="P1"><text:s/>ha dha wreg ha dha fleghes,</text:p>
      <text:p text:style-name="P1"><text:s/>ha'n pyth a long dhiso jy.</text:p>
      <text:p text:style-name="P1"><text:s/>Rakhenna fisten, ke, gwra</text:p>
      <text:p text:style-name="P1"><text:s/>gorhel a blenkys playnys,</text:p>
      <text:p text:style-name="P1"><text:s/>hag ynno lies trigva.</text:p>
      <text:p text:style-name="P1"><text:s/>Roumys i a vydh henwys.</text:p>
      <text:p text:style-name="P1"><text:s/>A-ves hag a-ji yn ta</text:p>
      <text:p text:style-name="P1"><text:s/>gans pyg bedhes stancha gwrys,</text:p>
      <text:p text:style-name="P1"><text:s/>ha tri hans kevelin da</text:p>
      <text:p text:style-name="P1"><text:s/>an lester a vydh yn hys,</text:p>
      <text:p text:style-name="P1"><text:s/>ha hanterkans kevelin</text:p>
      <text:p text:style-name="P1"><text:s/>ynwedh ty a wra yn les,</text:p>
      <text:p text:style-name="P1"><text:s/>ha'n ughelder my a vynn</text:p>
      <text:p text:style-name="P1"><text:s/>deg warn ugens may fo gwrys.</text:p>
      <text:p text:style-name="P1"><text:s/>War-tu a-dhelergh daras</text:p>
      <text:p text:style-name="P1"><text:s/>ty a wra. Port ev a vydh henwys.</text:p>
      <text:p text:style-name="P1"><text:s/>Jistys dredho ty a blas,</text:p>
      <text:p text:style-name="P1"><text:s/>a-les rag na vo diges.</text:p>
      <text:p text:style-name="P1"><text:s/>A bub eghenn a ginda</text:p>
      <text:p text:style-name="P1"><text:s/>gorow ha benow ynwedh,</text:p>
      <text:p text:style-name="P1"><text:s/>aga gorra ty a wra</text:p>
      <text:p text:style-name="P1"><text:s/>yn dha lester a-bervedh.</text:p>
      <text:p text:style-name="P1"><text:s/>Pub maner boes y'n bys ma</text:p>
      <text:p text:style-name="P1"><text:s/>eus dhe dhybri gwayt may tredh;</text:p>
      <text:p text:style-name="P1"><text:s/>rag den ha best maga ta.</text:p>
      <text:p text:style-name="P1"><text:s/>Yn dha lester gwayt may fydh.</text:p>
      <text:p text:style-name="P1"><text:soft-page-break/></text:p>
      <text:p text:style-name="P1"></text:p>
      <text:p text:style-name="P1"></text:p>
      <text:p text:style-name="P1"><text:s/>Arloedh krev, dha arghadow</text:p>
      <text:p text:style-name="P1"><text:s/>my a wra, so mote I go!</text:p>
      <text:p text:style-name="P1"><text:s/>Ow lithyow, heb falladow,</text:p>
      <text:p text:style-name="P1"><text:s/>my a vynn dalleth strechya.</text:p>
      <text:p text:style-name="P1"></text:p>
      <text:p text:style-name="P1"></text:p>
      <text:p text:style-name="P1"></text:p>
      <text:p text:style-name="P1"><text:s/>Gans ow boel nowydh lymmys</text:p>
      <text:p text:style-name="P1"><text:s/>my a skwat pub pis tymber,</text:p>
      <text:p text:style-name="P1"><text:s/>hag a blayn oll an plenkys,</text:p>
      <text:p text:style-name="P1"><text:s/>ha'ga sett pub plenkynn sur.</text:p>
      <text:p text:style-name="P1"></text:p>
      <text:p text:style-name="P1"><text:s/>My a galk dhywgh wondrys fin</text:p>
      <text:p text:style-name="P1"><text:s/>nag ello dowr vydh ynno.</text:p>
      <text:p text:style-name="P1"><text:s/>Kyn fo-va gwriys a o'erbyn</text:p>
      <text:p text:style-name="P1"><text:s/>y fydh stanch, my a ragdho.</text:p>
      <text:p text:style-name="P1"></text:p>
      <text:p text:style-name="P1"><text:s/>Yma pyg dhymm proviys,</text:p>
      <text:p text:style-name="P1"><text:s/>ha lovanow pub eghenn.</text:p>
      <text:p text:style-name="P1"><text:s/>Dyffrans sortow a wernow</text:p>
      <text:p text:style-name="P1"><text:s/>yma parys pur efan.</text:p>
      <text:p text:style-name="P1"></text:p>
      <text:p text:style-name="P1"><text:s/>Marth yw genev a unn dra,</text:p>
      <text:p text:style-name="P1"><text:s/>y vos-ta mar wokki, Noy.</text:p>
      <text:p text:style-name="P1"><text:s/>Praga yw genes jy omma</text:p>
      <text:p text:style-name="P1"><text:s/>byldya lester mar wordhi</text:p>
      <text:p text:style-name="P1"><text:s/>yn kres pow, dhiworth an mor?</text:p>
      <text:p text:style-name="P1"><text:s/>My a syns dha skians hwath</text:p>
      <text:p text:style-name="P1"><text:s/>dhe vos. Yn kost a'n par na</text:p>
      <text:p text:style-name="P1"><text:s/>oll dha lavur ny dal kath,</text:p>
      <text:p text:style-name="P1"><text:s/>my a'n te war ow ena!</text:p>
      <text:p text:style-name="P1"><text:soft-page-break/><text:s/>Gokki yth os.</text:p>
      <text:p text:style-name="P1"></text:p>
      <text:p text:style-name="P1"></text:p>
      <text:p text:style-name="P1"></text:p>
      <text:p text:style-name="P1"><text:s/>Ow hothman, na gemmer marth.</text:p>
      <text:p text:style-name="P1"><text:s/>Ty a'n oel, ha lies mil.</text:p>
      <text:p text:style-name="P1"><text:s/>Kynth o'ta 'skynnys yn hwarth,</text:p>
      <text:p text:style-name="P1"><text:s/>y'n diwedh, heb toell na gil,</text:p>
      <text:p text:style-name="P1"><text:s/>hwi a wel dial uskis.</text:p>
      <text:p text:style-name="P1"><text:s/>Gwarnys ov gans Dyw an Tas</text:p>
      <text:p text:style-name="P1"><text:s/>dhe wuthyl an lester ma,</text:p>
      <text:p text:style-name="P1"><text:s/>rag ow sawya ha'w fleghes</text:p>
      <text:p text:style-name="P1"><text:s/>dhiworth an keth dial na.</text:p>
      <text:p text:style-name="P1"><text:s/>Hwi a wel a-ji dhe spas.</text:p>
      <text:p text:style-name="P1"><text:s/>Der livyow a dhowr an brassa</text:p>
      <text:p text:style-name="P1"><text:s/>oll an bys a vydh beudhys.</text:p>
      <text:p text:style-name="P1"></text:p>
      <text:p text:style-name="P1"></text:p>
      <text:p text:style-name="P1"></text:p>
      <text:p text:style-name="P1"><text:s/>Gwell via a ves-ta kregys,</text:p>
      <text:p text:style-name="P1"><text:s/>ty hag oll a'n kryjyans na!</text:p>
      <text:p text:style-name="P1"><text:s/>A jorl koth, ty benn-pilys,</text:p>
      <text:p text:style-name="P1"><text:s/>fatla vynnta jy henna;</text:p>
      <text:p text:style-name="P1"><text:s/>y fydh an bys konsumys?</text:p>
      <text:p text:style-name="P1"><text:s/>Oll an dowrow y'n bys ma,</text:p>
      <text:p text:style-name="P1"><text:s/>kyn fons warbarth kuntellys</text:p>
      <text:p text:style-name="P1"><text:s/>ny wra diwedh a'n par na!</text:p>
      <text:p text:style-name="P1"><text:s/>Saw yth o'ta jy gokki</text:p>
      <text:p text:style-name="P1"><text:s/>oll an bys a yll godhvos.</text:p>
      <text:p text:style-name="P1"><text:s/>Venjans war dha benn-kreghi!</text:p>
      <text:p text:style-name="P1"><text:s/>Nyns eus omma den y'n wlas</text:p>
      <text:p text:style-name="P1"><text:s/>a grys dhis malbew vanna.</text:p>
      <text:p text:style-name="P1"></text:p>
      <text:p text:style-name="P1"></text:p>
      <text:p text:style-name="P1"><text:soft-page-break/><text:s/>Praga, pandr'yw an mater?</text:p>
      <text:p text:style-name="P1"><text:s/>A vynn Dyw beudhi an bys?</text:p>
      <text:p text:style-name="P1"><text:s/>Mara ko'sta, dhymm lavar</text:p>
      <text:p text:style-name="P1"><text:s/>an okkashyon, my a'th pys,</text:p>
      <text:p text:style-name="P1"><text:s/>der vaner da.</text:p>
      <text:p text:style-name="P1"></text:p>
      <text:p text:style-name="P1"><text:s/>An okkashyon yw hemma.</text:p>
      <text:p text:style-name="P1"><text:s/>Kemmys peghes eus y'n bys,</text:p>
      <text:p text:style-name="P1"><text:s/>ha nyns eus tamm amendya,</text:p>
      <text:p text:style-name="P1"><text:s/>mayth yw an Tas Dyw serrys</text:p>
      <text:p text:style-name="P1"><text:s/>gans oll pobel a'n bys ma.</text:p>
      <text:p text:style-name="P1"><text:s/>Hag edrek dhodh' ev yma</text:p>
      <text:p text:style-name="P1"><text:s/>bythkweth mab-den dhe vos gwrys.</text:p>
      <text:p text:style-name="P1"><text:s/>Rakhenna gwrewgh amendya;</text:p>
      <text:p text:style-name="P1"><text:s/>a'gas foli bydh neghys.</text:p>
      <text:p text:style-name="P1"><text:s/>Y'n eur na, der vaner da,</text:p>
      <text:p text:style-name="P1"><text:s/>mara pydhowgh repentys,</text:p>
      <text:p text:style-name="P1"><text:s/>an keth plag a wra voydya.</text:p>
      <text:p text:style-name="P1"></text:p>
      <text:p text:style-name="P1"><text:s/>Piw a'th gwrug jy pregowther</text:p>
      <text:p text:style-name="P1"><text:s/>dhe dhyski omma dhyn ni?</text:p>
      <text:p text:style-name="P1"><text:s/>Y praydha dhymmo lavar,</text:p>
      <text:p text:style-name="P1"><text:s/>a wrug Dyw kewsel dhe-jy</text:p>
      <text:p text:style-name="P1"><text:s/>only, heb den arall vydh omma?</text:p>
      <text:p text:style-name="P1"><text:s/>My a woer yma y'n pow</text:p>
      <text:p text:style-name="P1"><text:s/>lies den a gews a'n Tas,</text:p>
      <text:p text:style-name="P1"><text:s/>tus perfeyth, my a'n avow,</text:p>
      <text:p text:style-name="P1"><text:s/>yth yns i, ha polatys bras,</text:p>
      <text:p text:style-name="P1"><text:s/>a wayt bos yn favour Dyw.</text:p>
      <text:p text:style-name="P1"><text:s/>Syrra, dhe rann a'n re na</text:p>
      <text:p text:style-name="P1"><text:s/>ev a vynnsa disklosya</text:p>
      <text:p text:style-name="P1"><text:s/>an dystruktyon bras ha'n liv.</text:p>
      <text:p text:style-name="P1"></text:p>
      <text:p text:style-name="P1"></text:p>
      <text:p text:style-name="P1"><text:soft-page-break/><text:s/>Rakhenna dhiso krysi</text:p>
      <text:p text:style-name="P1"><text:s/>my ny vynnav moy es ki.</text:p>
      <text:p text:style-name="P1"><text:s/>Na 'mendya ny vynnyn ni,</text:p>
      <text:p text:style-name="P1"><text:s/>awos dha eryow wastyes.</text:p>
      <text:p text:style-name="P1"></text:p>
      <text:p text:style-name="P1"><text:s/>Da yw dhiso jy bos fur,</text:p>
      <text:p text:style-name="P1"><text:s/>hag oll pobel a'n bys ma.</text:p>
      <text:p text:style-name="P1"><text:s/>Ny vydh Dyw nevra pur wir</text:p>
      <text:p text:style-name="P1"><text:s/>kevys gowek, trest dhymmo.</text:p>
      <text:p text:style-name="P1"><text:s/>Ragdha bedhewgh avisyes.</text:p>
      <text:p text:style-name="P1"><text:s/>Mar ny wrewgh, venjans pur vras</text:p>
      <text:p text:style-name="P1"><text:s/>a 'skynn warnowgh kyns nep-pell,</text:p>
      <text:p text:style-name="P1"><text:s/>rag Dyw a vynn, agan Tas,</text:p>
      <text:p text:style-name="P1"><text:s/>dannvon liv a dhowr pur lel,</text:p>
      <text:p text:style-name="P1"><text:s/>sertan dhe veudhi an bys.</text:p>
      <text:p text:style-name="P1"><text:s/>Rag omsawya ow honan,</text:p>
      <text:p text:style-name="P1"><text:s/>keffrys ow gwreg ha'w fleghes,</text:p>
      <text:p text:style-name="P1"><text:s/>an lester a vydh genen</text:p>
      <text:p text:style-name="P1"><text:s/>der weres Dyw uskis gwrys,</text:p>
      <text:p text:style-name="P1"><text:s/>rag voydya an danjer ma.</text:p>
      <text:p text:style-name="P1"></text:p>
      <text:p text:style-name="P1"><text:s/>Tetivali, bramm an gath!</text:p>
      <text:p text:style-name="P1"><text:s/>My ny grysav dhiso hwath,</text:p>
      <text:p text:style-name="P1"><text:s/>y fynn Dyw gul yndella.</text:p>
      <text:p text:style-name="P1"></text:p>
      <text:p text:style-name="P1"></text:p>
      <text:p text:style-name="P1"><text:s/>My a woer. Ny wrug an bys</text:p>
      <text:p text:style-name="P1"><text:s/>ha'n bobel myns eus ynno</text:p>
      <text:p text:style-name="P1"><text:s/>dhe vos mar gwykk distruys.</text:p>
      <text:p text:style-name="P1"><text:s/>Anpossybyl yth ywa</text:p>
      <text:p text:style-name="P1"><text:s/>an dowr na dhe vos kevys.</text:p>
      <text:p text:style-name="P1"></text:p>
      <text:p text:style-name="P1"><text:s/>Anpossybyl nyns yw tra</text:p>
      <text:p text:style-name="P1"><text:s/>dhe Wrier oll an bys ma,</text:p>
      <text:p text:style-name="P1"><text:soft-page-break/><text:s/>awos distrui an bys</text:p>
      <text:p text:style-name="P1"><text:s/>a-ji dhe our.</text:p>
      <text:p text:style-name="P1"><text:s/>Rag der er oll a veu gwrys,</text:p>
      <text:p text:style-name="P1"><text:s/>nev ha nor, myns eus omma,</text:p>
      <text:p text:style-name="P1"><text:s/>ha der er arta, dhymm krys,</text:p>
      <text:p text:style-name="P1"><text:s/>ev a yll, mara mynna,</text:p>
      <text:p text:style-name="P1"><text:s/>y dhistrui der an dowr.</text:p>
      <text:p text:style-name="P1"></text:p>
      <text:p text:style-name="P1"><text:s/>Ny amont dhymmo resna</text:p>
      <text:p text:style-name="P1"><text:s/>genes, Noy, my a hevel.</text:p>
      <text:p text:style-name="P1"><text:s/>My a vynn mos alemma,</text:p>
      <text:p text:style-name="P1"><text:s/>rag yth o'ta drog ebel</text:p>
      <text:p text:style-name="P1"><text:s/>na vynn nevra bones 'vas.</text:p>
      <text:p text:style-name="P1"></text:p>
      <text:p text:style-name="P1"></text:p>
      <text:p text:style-name="P1"><text:s/>Purra fol ny veu gwelys.</text:p>
      <text:p text:style-name="P1"><text:s/>My a lever dhis praga.</text:p>
      <text:p text:style-name="P1"><text:s/>An lester yw dallethys,</text:p>
      <text:p text:style-name="P1"><text:s/>hwi a woer, nans yw polta,</text:p>
      <text:p text:style-name="P1"><text:s/>a vlydhynyow pur lies -</text:p>
      <text:p text:style-name="P1"><text:s/>moy es ugens</text:p>
      <text:p text:style-name="P1"><text:s/>rag mar vras yw dallethys</text:p>
      <text:p text:style-name="P1"><text:s/>nevra ny vydh diwedhys.</text:p>
      <text:p text:style-name="P1"><text:s/>My a'n te war ow honshyans.</text:p>
      <text:p text:style-name="P1"></text:p>
      <text:p text:style-name="P1"></text:p>
      <text:p text:style-name="P1"></text:p>
      <text:p text:style-name="P1"><text:s/>Now an lester yth yw gwrys,</text:p>
      <text:p text:style-name="P1"><text:s/>teg ha da dhe'm plegadow.</text:p>
      <text:p text:style-name="P1"><text:s/>A bub eghenn a vestes</text:p>
      <text:p text:style-name="P1"><text:s/>drewgh hwi kwykk dhymm orth koplow</text:p>
      <text:p text:style-name="P1"><text:s/>chatel, ydhyn, kekeffrys,</text:p>
      <text:p text:style-name="P1"><text:s/>dew ha dew, benow ha gorow.</text:p>
      <text:p text:style-name="P1"></text:p>
      <text:p text:style-name="P1"><text:soft-page-break/></text:p>
      <text:p text:style-name="P1"></text:p>
      <text:p text:style-name="P1"><text:s/>Nyns eus best na pryv y'n bys,</text:p>
      <text:p text:style-name="P1"><text:s/>benow ha gorow omma,</text:p>
      <text:p text:style-name="P1"><text:s/>genev dhy'hwi nag yw dres.</text:p>
      <text:p text:style-name="P1"><text:s/>Y'n lester y tons ena.</text:p>
      <text:p text:style-name="P1"></text:p>
      <text:p text:style-name="P1"></text:p>
      <text:p text:style-name="P1"></text:p>
      <text:p text:style-name="P1"><text:s/>A das, lemmyn gwrewgh parys.</text:p>
      <text:p text:style-name="P1"><text:s/>An liv nans yw devedhys!</text:p>
      <text:p text:style-name="P1"><text:s/>Yma lower den y'n bys</text:p>
      <text:p text:style-name="P1"><text:s/>kyns lemmyn sur gewsis</text:p>
      <text:p text:style-name="P1"><text:s/>agas bos hwi gokki.</text:p>
      <text:p text:style-name="P1"><text:s/>Pan wrussowgh gul an lester</text:p>
      <text:p text:style-name="P1"><text:s/>omma prest yn kres an tir,</text:p>
      <text:p text:style-name="P1"><text:s/>mor vydh nyns esa, devri,</text:p>
      <text:p text:style-name="P1"><text:s/>dh'y doen yn kerdh.</text:p>
      <text:p text:style-name="P1"></text:p>
      <text:p text:style-name="P1"><text:s/>Ges a wrussons anodho.</text:p>
      <text:p text:style-name="P1"><text:s/>Dout sorr Dyw nyns esa</text:p>
      <text:p text:style-name="P1"><text:s/>dhedha nena, my a woer gwir.</text:p>
      <text:p text:style-name="P1"></text:p>
      <text:p text:style-name="P1"></text:p>
      <text:p text:style-name="P1"></text:p>
      <text:p text:style-name="P1"><text:s/>An liv nans yw devedhys,</text:p>
      <text:p text:style-name="P1"><text:s/>mayth yw da dhyn fistena.</text:p>
      <text:p text:style-name="P1"><text:s/>Pub best oll yma gyllys</text:p>
      <text:p text:style-name="P1"><text:s/>y'n lester dh'aga hinda</text:p>
      <text:p text:style-name="P1"><text:s/>dell yw or'nys dhymmo vy.</text:p>
      <text:p text:style-name="P1"></text:p>
      <text:p text:style-name="P1"></text:p>
      <text:p text:style-name="P1"><text:s/>Kewgh a-bervedh, ow fleghes,</text:p>
      <text:p text:style-name="P1"><text:s/>ha'gas gwragedh maga ta.</text:p>
      <text:p text:style-name="P1"><text:soft-page-break/><text:s/>Ogas an nor yw kudhys</text:p>
      <text:p text:style-name="P1"><text:s/>der an glaw eus a-wartha.</text:p>
      <text:p text:style-name="P1"><text:s/>Ty, benyn, a-bervedh deus.</text:p>
      <text:p text:style-name="P1"><text:s/>Ow! dar! beudhi a vynn'ta?</text:p>
      <text:p text:style-name="P1"></text:p>
      <text:p text:style-name="P1"><text:s/>Res yw sawya an pyth eus.</text:p>
      <text:p text:style-name="P1"><text:s/>Ny'n dal dhymm tewlel dhe ves.</text:p>
      <text:p text:style-name="P1"><text:s/>Da yw dhyn aga sawya.</text:p>
      <text:p text:style-name="P1"><text:s/>Y kostyons showr a vona,</text:p>
      <text:p text:style-name="P1"><text:s/>an keth taklow eus omma.</text:p>
      <text:p text:style-name="P1"><text:s/>Noy hweg, ty a woer henna.</text:p>
      <text:p text:style-name="P1"></text:p>
      <text:p text:style-name="P1"></text:p>
      <text:p text:style-name="P1"><text:s/>Nans yw meur a for', pur wir,</text:p>
      <text:p text:style-name="P1"><text:s/>a-ban kellsyn syght a'n tir.</text:p>
      <text:p text:style-name="P1"><text:s/>Rakhenna dhymm, ke bran vras,</text:p>
      <text:p text:style-name="P1"></text:p>
      <text:p text:style-name="P1"></text:p>
      <text:p text:style-name="P1"><text:s/>nij yn kerdh lemmyn ha mir</text:p>
      <text:p text:style-name="P1"><text:s/>tiredh mar kyll bos kevys,</text:p>
      <text:p text:style-name="P1"><text:s/>hag an golomm yn pur sur</text:p>
      <text:p text:style-name="P1"><text:s/>my a's dannvon pur uskis,</text:p>
      <text:p text:style-name="P1"><text:s/>syght an nor mar kyll gweles.</text:p>
      <text:p text:style-name="P1"></text:p>
      <text:p text:style-name="P1"><text:s/>Marow yw pub tra esa</text:p>
      <text:p text:style-name="P1"><text:s/>spyrys a vywnans ynno.</text:p>
      <text:p text:style-name="P1"><text:s/>My a worhemmynn hware</text:p>
      <text:p text:style-name="P1"><text:s/>dhe'n glaw namoy na wrello.</text:p>
      <text:p text:style-name="P1"></text:p>
      <text:p text:style-name="P1"></text:p>
      <text:p text:style-name="P1"></text:p>
      <text:p text:style-name="P1"><text:s/>Dhe'n Tas Dyw re bo grassyes!</text:p>
      <text:p text:style-name="P1"><text:s/>An golomm yw devedhys,</text:p>
      <text:p text:style-name="P1"><text:s/>ha gensi branch oliv glas.</text:p>
      <text:p text:style-name="P1"><text:soft-page-break/><text:s/>Arall bedhes delivrys.</text:p>
      <text:p text:style-name="P1"><text:s/>Dos ny vynnas an vran vras.</text:p>
      <text:p text:style-name="P1"><text:s/>Neb karyn hi a gavas.</text:p>
      <text:p text:style-name="P1"><text:s/>Nans yw ogas ha blydhen</text:p>
      <text:p text:style-name="P1"><text:s/>a-ban dhallathas an liv.</text:p>
      <text:p text:style-name="P1"><text:s/>Mars yw bodh Dyw y honan,</text:p>
      <text:p text:style-name="P1"><text:s/>neb yw Gwrier nor ha nev,</text:p>
      <text:p text:style-name="P1"><text:s/>dhe slakya an keth liv bras,</text:p>
      <text:p text:style-name="P1"><text:s/>y vodh re bo kollenwys</text:p>
      <text:p text:style-name="P1"><text:s/>omma genen ni pub prys,</text:p>
      <text:p text:style-name="P1"><text:s/>kekeffrys ha mab ha tas.</text:p>
      <text:p text:style-name="P1"></text:p>
      <text:p text:style-name="P1"></text:p>
      <text:p text:style-name="P1"></text:p>
      <text:p text:style-name="P1"><text:s/>Noy, my a worhemmynn dhis,</text:p>
      <text:p text:style-name="P1"><text:s/>ke yn-mes a'n lester skon,</text:p>
      <text:p text:style-name="P1"><text:s/>dhe'th wreg ha'th fleghes keffrys,</text:p>
      <text:p text:style-name="P1"><text:s/>ydhyn, bestes, ha pub lo'n.</text:p>
      <text:p text:style-name="P1"></text:p>
      <text:p text:style-name="P1"></text:p>
      <text:p text:style-name="P1"></text:p>
      <text:p text:style-name="P1"><text:s/>Meur wordhyans dhis, Arloedh Nev.</text:p>
      <text:p text:style-name="P1"><text:s/>Ty a weres gwann ha krev</text:p>
      <text:p text:style-name="P1"><text:s/>yn edhomm, sur, pan vo res.</text:p>
      <text:p text:style-name="P1"><text:s/>Deun yn-mes, byghan ha bras,</text:p>
      <text:p text:style-name="P1"><text:s/>chatel, ydhyn ha bestes;</text:p>
      <text:p text:style-name="P1"><text:s/>myns a veu y'n lester dres.</text:p>
      <text:p text:style-name="P1"><text:s/>Yn dehwelans peghosow</text:p>
      <text:p text:style-name="P1"><text:s/>gwruthyl alter my a vynn.</text:p>
      <text:p text:style-name="P1"><text:s/>My a vynn guthyl kanow,</text:p>
      <text:p text:style-name="P1"><text:s/>ha sakrifis(a) lemmyn</text:p>
      <text:p text:style-name="P1"><text:s/>rann eghenn a bub sortow,</text:p>
      <text:p text:style-name="P1"><text:s/>keffrys bestes hag ydhyn,</text:p>
      <text:p text:style-name="P1"><text:s/>gans henna dh'y enora.</text:p>
      <text:p text:style-name="P1"><text:soft-page-break/><text:s/>Ha rag henna gwren ni kana</text:p>
      <text:p text:style-name="P1"><text:s/>yn gordhyans dhe'n Tas omma.</text:p>
      <text:p text:style-name="P1"></text:p>
      <text:p text:style-name="P1"></text:p>
      <text:p text:style-name="P1"></text:p>
      <text:p text:style-name="P1"><text:s/>Hemma yth yw sawer hweg,</text:p>
      <text:p text:style-name="P1"><text:s/>hag ynwedh sakrifis da.</text:p>
      <text:p text:style-name="P1"><text:s/>Pur wir Noy, ev dhymmo a bleg,</text:p>
      <text:p text:style-name="P1"><text:s/>a leun golonn pan ywa</text:p>
      <text:p text:style-name="P1"><text:s/>dhymmo vy gwrys.</text:p>
      <text:p text:style-name="P1"><text:s/>Rakhenna sur my a wra</text:p>
      <text:p text:style-name="P1"><text:s/>bynytha wosa hemma</text:p>
      <text:p text:style-name="P1"><text:s/>y'n ebrenn y fydh gwelys</text:p>
      <text:p text:style-name="P1"><text:s/>an gammneves yn dhevri.</text:p>
      <text:p text:style-name="P1"></text:p>
      <text:p text:style-name="P1"></text:p>
      <text:p text:style-name="P1"><text:s/>Peskweyth may's gwelav vy hi,</text:p>
      <text:p text:style-name="P1"><text:s/>remembra ahanowgh hwi</text:p>
      <text:p text:style-name="P1"><text:s/>my a wra bys vynari,</text:p>
      <text:p text:style-name="P1"><text:s/>trest jy dhymmo.</text:p>
      <text:p text:style-name="P1"><text:s/>Dystruksyon vydh a'n par na</text:p>
      <text:p text:style-name="P1"><text:s/>bynytha der dhowr ny wrav,</text:p>
      <text:p text:style-name="P1"><text:s/>'wos distrui an bys ma.</text:p>
      <text:p text:style-name="P1"><text:s/>Ha rakhenna</text:p>
      <text:p text:style-name="P1"></text:p>
      <text:p text:style-name="P1"></text:p>
      <text:p text:style-name="P1"><text:s/>kressyewgh, kollenwewgh keffrys</text:p>
      <text:p text:style-name="P1"><text:s/>an norvys a dus arta.</text:p>
      <text:p text:style-name="P1"><text:s/>Pub edhen ha best y'n bys,</text:p>
      <text:p text:style-name="P1"><text:s/>puskes y'n mor maga ta,</text:p>
      <text:p text:style-name="P1"><text:s/>a vydh dhywgh sosten omma.</text:p>
      <text:p text:style-name="P1"><text:s/>Nyns eus tra y'n bys ma gwrys</text:p>
      <text:p text:style-name="P1"><text:s/>mes dhy'hwi a wra servis.</text:p>
      <text:p text:style-name="P1"><text:s/>Bedhewgh war na vo ledhys</text:p>
      <text:p text:style-name="P1"><text:soft-page-break/><text:s/>mab-den genowgh hwi neb prys.</text:p>
      <text:p text:style-name="P1"><text:s/>Ha mar pydha yndella,</text:p>
      <text:p text:style-name="P1"><text:s/>my a vynn y rekwirya</text:p>
      <text:p text:style-name="P1"><text:s/>a dhiwla an keth den na</text:p>
      <text:p text:style-name="P1"><text:s/>y woes a dheu ha skoellya.</text:p>
      <text:p text:style-name="P1"><text:s/>Yn haval dhymmo omma</text:p>
      <text:p text:style-name="P1"><text:s/>imaj den gwruga shapya.</text:p>
      <text:p text:style-name="P1"><text:s/>Mara'm kerowgh dell goettha</text:p>
      <text:p text:style-name="P1"><text:s/>hwi a wra orthiv koela.</text:p>
      <text:p text:style-name="P1"></text:p>
      <text:p text:style-name="P1"></text:p>
      <text:p text:style-name="P1"></text:p>
      <text:p text:style-name="P1"><text:s/>Ni a vynn gul yndella,</text:p>
      <text:p text:style-name="P1"><text:s/>dell ywa devar dhyn ni,</text:p>
      <text:p text:style-name="P1"><text:s/>ha dha wordhya rag nevra,</text:p>
      <text:p text:style-name="P1"><text:s/>par dell yw agan duty.</text:p>
      <text:p text:style-name="P1"></text:p>
      <text:p text:style-name="P1"></text:p>
      <text:p text:style-name="P1"></text:p>
      <text:p text:style-name="P1"></text:p>
      <text:p text:style-name="P1"><text:s/>An keth jorna ma yw de,</text:p>
      <text:p text:style-name="P1"><text:s/>dhe'n Tas Dyw re bo grassyes.</text:p>
      <text:p text:style-name="P1"><text:s/>Hwi a welas, pub degre,</text:p>
      <text:p text:style-name="P1"><text:s/>lies maters gwariys,</text:p>
      <text:p text:style-name="P1"><text:s/>ha kreashyon oll an bys.</text:p>
      <text:p text:style-name="P1"><text:s/>Ynwedh oll hwi a welas</text:p>
      <text:p text:style-name="P1"><text:s/>an keth bys ma konsumys</text:p>
      <text:p text:style-name="P1"><text:s/>der livyow a dhowr pur vras.</text:p>
      <text:p text:style-name="P1"><text:s/>Ny veu unn mab-den sperys,</text:p>
      <text:p text:style-name="P1"><text:s/>marnas Noy, y wreg, ha'y fleghes.</text:p>
      <text:p text:style-name="P1"><text:s/>Dewgh a-vorow a dermyn.</text:p>
      <text:p text:style-name="P1"><text:s/>Hwi a wel maters pur vras,</text:p>
      <text:p text:style-name="P1"><text:s/>ha redempshyon grontys</text:p>
      <text:p text:style-name="P1"><text:s/>der versi a Dhyw an Tas,</text:p>
      <text:p text:style-name="P1"><text:soft-page-break/><text:s/>dhe sawya neb eus kellys.</text:p>
      <text:p text:style-name="P1"><text:s/>Mynstrals, gwrewgh dhyn ni piba,</text:p>
      <text:p text:style-name="P1"><text:s/>may hallen warbarth donsya,</text:p>
      <text:p text:style-name="P1"><text:s/>dell yw an vaner ha'n gis.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2:04:36.452559010</meta:creation-date>
    <dc:date>2022-04-07T12:06:49.989936287</dc:date>
    <meta:editing-duration>PT2M14S</meta:editing-duration>
    <meta:editing-cycles>1</meta:editing-cycles>
    <meta:document-statistic meta:table-count="0" meta:image-count="0" meta:object-count="0" meta:page-count="96" meta:paragraph-count="3234" meta:word-count="12559" meta:character-count="67378" meta:non-whitespace-character-count="51578"/>
    <meta:generator>LibreOffice/6.4.7.2$Linux_X86_64 LibreOffice_project/40$Build-2</meta:generator>
  </office:meta>
</office:document-meta>
</file>